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8215in" table:align="left"/>
    </style:style>
    <style:style style:name="Table1.A" style:family="table-column">
      <style:table-column-properties style:column-width="0.834in"/>
    </style:style>
    <style:style style:name="Table1.B" style:family="table-column">
      <style:table-column-properties style:column-width="1.1056in"/>
    </style:style>
    <style:style style:name="Table1.C" style:family="table-column">
      <style:table-column-properties style:column-width="1.2882in"/>
    </style:style>
    <style:style style:name="Table1.D" style:family="table-column">
      <style:table-column-properties style:column-width="1.7889in"/>
    </style:style>
    <style:style style:name="Table1.E" style:family="table-column">
      <style:table-column-properties style:column-width="0.804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6264in" table:align="left"/>
    </style:style>
    <style:style style:name="Table2.A" style:family="table-column">
      <style:table-column-properties style:column-width="0.834in"/>
    </style:style>
    <style:style style:name="Table2.B" style:family="table-column">
      <style:table-column-properties style:column-width="0.9993in"/>
    </style:style>
    <style:style style:name="Table2.C" style:family="table-column">
      <style:table-column-properties style:column-width="1.2882in"/>
    </style:style>
    <style:style style:name="Table2.D" style:family="table-column">
      <style:table-column-properties style:column-width="1.504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3.1382in" table:align="left"/>
    </style:style>
    <style:style style:name="Table3.A" style:family="table-column">
      <style:table-column-properties style:column-width="0.834in"/>
    </style:style>
    <style:style style:name="Table3.B" style:family="table-column">
      <style:table-column-properties style:column-width="0.9993in"/>
    </style:style>
    <style:style style:name="Table3.C" style:family="table-column">
      <style:table-column-properties style:column-width="1.304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2.6111in" table:align="left"/>
    </style:style>
    <style:style style:name="Table4.A" style:family="table-column">
      <style:table-column-properties style:column-width="0.834in"/>
    </style:style>
    <style:style style:name="Table4.B" style:family="table-column">
      <style:table-column-properties style:column-width="0.9722in"/>
    </style:style>
    <style:style style:name="Table4.C" style:family="table-column">
      <style:table-column-properties style:column-width="0.8049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6931in" table:align="left"/>
    </style:style>
    <style:style style:name="Table5.A" style:family="table-column">
      <style:table-column-properties style:column-width="1.925in"/>
    </style:style>
    <style:style style:name="Table5.B" style:family="table-column">
      <style:table-column-properties style:column-width="1.2007in"/>
    </style:style>
    <style:style style:name="Table5.C" style:family="table-column">
      <style:table-column-properties style:column-width="3.5674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6931in" table:align="left"/>
    </style:style>
    <style:style style:name="Table6.A" style:family="table-column">
      <style:table-column-properties style:column-width="2.125in"/>
    </style:style>
    <style:style style:name="Table6.B" style:family="table-column">
      <style:table-column-properties style:column-width="1.4486in"/>
    </style:style>
    <style:style style:name="Table6.C" style:family="table-column">
      <style:table-column-properties style:column-width="3.1194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2.0958in" table:align="left"/>
    </style:style>
    <style:style style:name="Table7.A" style:family="table-column">
      <style:table-column-properties style:column-width="0.7139in"/>
    </style:style>
    <style:style style:name="Table7.B" style:family="table-column">
      <style:table-column-properties style:column-width="1.3819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5.3736in" table:align="left"/>
    </style:style>
    <style:style style:name="Table8.A" style:family="table-column">
      <style:table-column-properties style:column-width="1.4174in"/>
    </style:style>
    <style:style style:name="Table8.B" style:family="table-column">
      <style:table-column-properties style:column-width="2.4569in"/>
    </style:style>
    <style:style style:name="Table8.C" style:family="table-column">
      <style:table-column-properties style:column-width="1.4993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6.6931in" table:align="left"/>
    </style:style>
    <style:style style:name="Table9.A" style:family="table-column">
      <style:table-column-properties style:column-width="2.3292in"/>
    </style:style>
    <style:style style:name="Table9.B" style:family="table-column">
      <style:table-column-properties style:column-width="0.5736in"/>
    </style:style>
    <style:style style:name="Table9.C" style:family="table-column">
      <style:table-column-properties style:column-width="3.7903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3.4486in" table:align="left"/>
    </style:style>
    <style:style style:name="Table10.A" style:family="table-column">
      <style:table-column-properties style:column-width="1.7833in"/>
    </style:style>
    <style:style style:name="Table10.B" style:family="table-column">
      <style:table-column-properties style:column-width="1.6653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2.6875in" table:align="left"/>
    </style:style>
    <style:style style:name="Table11.A" style:family="table-column">
      <style:table-column-properties style:column-width="1.684in"/>
    </style:style>
    <style:style style:name="Table11.B" style:family="table-column">
      <style:table-column-properties style:column-width="1.0035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2.3729in" table:align="left"/>
    </style:style>
    <style:style style:name="Table12.A" style:family="table-column">
      <style:table-column-properties style:column-width="0.9958in"/>
    </style:style>
    <style:style style:name="Table12.B" style:family="table-column">
      <style:table-column-properties style:column-width="1.3771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2.6681in" table:align="left"/>
    </style:style>
    <style:style style:name="Table13.A" style:family="table-column">
      <style:table-column-properties style:column-width="1.184in"/>
    </style:style>
    <style:style style:name="Table13.B" style:family="table-column">
      <style:table-column-properties style:column-width="1.484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4.2701in" table:align="left"/>
    </style:style>
    <style:style style:name="Table14.A" style:family="table-column">
      <style:table-column-properties style:column-width="1.984in"/>
    </style:style>
    <style:style style:name="Table14.B" style:family="table-column">
      <style:table-column-properties style:column-width="2.2861in"/>
    </style:style>
    <style:style style:name="Table14.A1" style:family="table-cell">
      <style:table-cell-properties style:vertical-align="middle" fo:padding="0.0194in" fo:border="none"/>
    </style:style>
    <style:style style:name="P1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4" style:family="paragraph" style:parent-style-name="Contents_20_5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5" style:family="paragraph" style:parent-style-name="Heading_20_1">
      <style:text-properties officeooo:paragraph-rsid="00125780"/>
    </style:style>
    <style:style style:name="P6" style:family="paragraph" style:parent-style-name="Heading_20_2">
      <style:text-properties officeooo:paragraph-rsid="000d909c"/>
    </style:style>
    <style:style style:name="P7" style:family="paragraph" style:parent-style-name="Heading_20_2">
      <style:text-properties officeooo:paragraph-rsid="000e4b52"/>
    </style:style>
    <style:style style:name="P8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9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0" style:family="paragraph" style:parent-style-name="Preformatted_20_Text">
      <style:paragraph-properties style:writing-mode="lr-tb"/>
    </style:style>
    <style:style style:name="P11" style:family="paragraph" style:parent-style-name="Preformatted_20_Text">
      <style:paragraph-properties fo:margin-top="0in" fo:margin-bottom="0.1965in" style:contextual-spacing="false" style:writing-mode="lr-tb"/>
    </style:style>
    <style:style style:name="P12" style:family="paragraph" style:parent-style-name="Preformatted_20_Text">
      <style:paragraph-properties fo:margin-top="0in" fo:margin-bottom="0.1965in" style:contextual-spacing="false" style:writing-mode="lr-tb"/>
      <style:text-properties officeooo:paragraph-rsid="0015ebf7"/>
    </style:style>
    <style:style style:name="P13" style:family="paragraph" style:parent-style-name="Standard">
      <style:text-properties officeooo:paragraph-rsid="000d909c"/>
    </style:style>
    <style:style style:name="P14" style:family="paragraph" style:parent-style-name="Table_20_Contents">
      <style:text-properties officeooo:paragraph-rsid="000d909c"/>
    </style:style>
    <style:style style:name="P15" style:family="paragraph" style:parent-style-name="Table_20_Heading">
      <style:text-properties officeooo:paragraph-rsid="000d909c"/>
    </style:style>
    <style:style style:name="P16" style:family="paragraph" style:parent-style-name="Text_20_body" style:list-style-name="L1"/>
    <style:style style:name="P17" style:family="paragraph" style:parent-style-name="Text_20_body" style:list-style-name="L2"/>
    <style:style style:name="P18" style:family="paragraph" style:parent-style-name="Text_20_body" style:list-style-name="L3"/>
    <style:style style:name="P19" style:family="paragraph" style:parent-style-name="Text_20_body" style:list-style-name="L4"/>
    <style:style style:name="P20" style:family="paragraph" style:parent-style-name="Text_20_body" style:list-style-name="L5"/>
    <style:style style:name="P21" style:family="paragraph" style:parent-style-name="Text_20_body" style:list-style-name="L6"/>
    <style:style style:name="P22" style:family="paragraph" style:parent-style-name="Text_20_body" style:list-style-name="L7"/>
    <style:style style:name="P23" style:family="paragraph" style:parent-style-name="Text_20_body" style:list-style-name="L8"/>
    <style:style style:name="P24" style:family="paragraph" style:parent-style-name="Text_20_body" style:list-style-name="L9"/>
    <style:style style:name="P25" style:family="paragraph" style:parent-style-name="Text_20_body" style:list-style-name="L10"/>
    <style:style style:name="P26" style:family="paragraph" style:parent-style-name="Text_20_body" style:list-style-name="L11"/>
    <style:style style:name="P27" style:family="paragraph" style:parent-style-name="Text_20_body">
      <style:text-properties officeooo:paragraph-rsid="000d909c"/>
    </style:style>
    <style:style style:name="P28" style:family="paragraph" style:parent-style-name="Text_20_body" style:list-style-name="L12"/>
    <style:style style:name="P29" style:family="paragraph" style:parent-style-name="Text_20_body" style:list-style-name="L13"/>
    <style:style style:name="P30" style:family="paragraph" style:parent-style-name="Text_20_body" style:list-style-name="L14"/>
    <style:style style:name="P31" style:family="paragraph" style:parent-style-name="Text_20_body" style:list-style-name="L15"/>
    <style:style style:name="P32" style:family="paragraph" style:parent-style-name="Text_20_body" style:list-style-name="L16"/>
    <style:style style:name="P33" style:family="paragraph" style:parent-style-name="Text_20_body" style:list-style-name="L17"/>
    <style:style style:name="P34" style:family="paragraph" style:parent-style-name="Text_20_body" style:list-style-name="L18"/>
    <style:style style:name="P35" style:family="paragraph" style:parent-style-name="Text_20_body" style:list-style-name="L19"/>
    <style:style style:name="P36" style:family="paragraph" style:parent-style-name="Text_20_body" style:list-style-name="L20"/>
    <style:style style:name="P37" style:family="paragraph" style:parent-style-name="Text_20_body" style:list-style-name="L21"/>
    <style:style style:name="P38" style:family="paragraph" style:parent-style-name="Text_20_body" style:list-style-name="L22"/>
    <style:style style:name="P39" style:family="paragraph" style:parent-style-name="Text_20_body">
      <style:text-properties officeooo:paragraph-rsid="00125780"/>
    </style:style>
    <style:style style:name="P40" style:family="paragraph" style:parent-style-name="Text_20_body" style:list-style-name="L23"/>
    <style:style style:name="P41" style:family="paragraph" style:parent-style-name="Text_20_body" style:list-style-name="L24"/>
    <style:style style:name="P42" style:family="paragraph" style:parent-style-name="Text_20_body" style:list-style-name="L25"/>
    <style:style style:name="P43" style:family="paragraph" style:parent-style-name="Text_20_body" style:list-style-name="L26"/>
    <style:style style:name="P44" style:family="paragraph" style:parent-style-name="Text_20_body" style:list-style-name="L27"/>
    <style:style style:name="P45" style:family="paragraph" style:parent-style-name="Text_20_body" style:list-style-name="L28"/>
    <style:style style:name="P46" style:family="paragraph" style:parent-style-name="Text_20_body" style:list-style-name="L29"/>
    <style:style style:name="P47" style:family="paragraph" style:parent-style-name="Text_20_body" style:list-style-name="L30"/>
    <style:style style:name="P48" style:family="paragraph" style:parent-style-name="Text_20_body" style:list-style-name="L31"/>
    <style:style style:name="P49" style:family="paragraph" style:parent-style-name="Text_20_body" style:list-style-name="L32"/>
    <style:style style:name="P50" style:family="paragraph" style:parent-style-name="Text_20_body" style:list-style-name="L32">
      <style:text-properties officeooo:paragraph-rsid="0013b6d7"/>
    </style:style>
    <style:style style:name="P51" style:family="paragraph" style:parent-style-name="Text_20_body" style:list-style-name="L33"/>
    <style:style style:name="P52" style:family="paragraph" style:parent-style-name="Text_20_body" style:list-style-name="L34"/>
    <style:style style:name="P53" style:family="paragraph" style:parent-style-name="Text_20_body" style:list-style-name="L35"/>
    <style:style style:name="P54" style:family="paragraph" style:parent-style-name="Text_20_body" style:list-style-name="L36"/>
    <style:style style:name="P55" style:family="paragraph" style:parent-style-name="Text_20_body" style:list-style-name="L37"/>
    <style:style style:name="P56" style:family="paragraph" style:parent-style-name="Text_20_body" style:list-style-name="L38"/>
    <style:style style:name="P57" style:family="paragraph" style:parent-style-name="Text_20_body" style:list-style-name="L39"/>
    <style:style style:name="P58" style:family="paragraph" style:parent-style-name="Text_20_body" style:list-style-name="L40"/>
    <style:style style:name="P59" style:family="paragraph" style:parent-style-name="Text_20_body" style:list-style-name="L41"/>
    <style:style style:name="P60" style:family="paragraph" style:parent-style-name="Text_20_body" style:list-style-name="L42"/>
    <style:style style:name="P61" style:family="paragraph" style:parent-style-name="Text_20_body" style:list-style-name="L43"/>
    <style:style style:name="P62" style:family="paragraph" style:parent-style-name="Text_20_body" style:list-style-name="L44"/>
    <style:style style:name="P63" style:family="paragraph" style:parent-style-name="Text_20_body" style:list-style-name="L45"/>
    <style:style style:name="P64" style:family="paragraph" style:parent-style-name="Text_20_body">
      <style:text-properties officeooo:paragraph-rsid="0013b6d7"/>
    </style:style>
    <style:style style:name="P65" style:family="paragraph" style:parent-style-name="Text_20_body" style:list-style-name="L46"/>
    <style:style style:name="P66" style:family="paragraph" style:parent-style-name="Text_20_body" style:list-style-name="L47"/>
    <style:style style:name="P67" style:family="paragraph" style:parent-style-name="Text_20_body" style:list-style-name="L48"/>
    <style:style style:name="P68" style:family="paragraph" style:parent-style-name="Text_20_body" style:list-style-name="L49"/>
    <style:style style:name="P69" style:family="paragraph" style:parent-style-name="Text_20_body" style:list-style-name="L50"/>
    <style:style style:name="P70" style:family="paragraph" style:parent-style-name="Text_20_body" style:list-style-name="L51"/>
    <style:style style:name="P71" style:family="paragraph" style:parent-style-name="Text_20_body" style:list-style-name="L52"/>
    <style:style style:name="P72" style:family="paragraph" style:parent-style-name="Text_20_body" style:list-style-name="L53"/>
    <style:style style:name="P73" style:family="paragraph" style:parent-style-name="Text_20_body" style:list-style-name="L54"/>
    <style:style style:name="P74" style:family="paragraph" style:parent-style-name="Text_20_body" style:list-style-name="L55"/>
    <style:style style:name="P75" style:family="paragraph" style:parent-style-name="Text_20_body" style:list-style-name="L56"/>
    <style:style style:name="P76" style:family="paragraph" style:parent-style-name="Text_20_body" style:list-style-name="L57"/>
    <style:style style:name="P77" style:family="paragraph" style:parent-style-name="Text_20_body" style:list-style-name="L58"/>
    <style:style style:name="P78" style:family="paragraph" style:parent-style-name="Text_20_body" style:list-style-name="L59"/>
    <style:style style:name="P79" style:family="paragraph" style:parent-style-name="Text_20_body" style:list-style-name="L60"/>
    <style:style style:name="P80" style:family="paragraph" style:parent-style-name="Text_20_body" style:list-style-name="L61"/>
    <style:style style:name="P81" style:family="paragraph" style:parent-style-name="Text_20_body" style:list-style-name="L62"/>
    <style:style style:name="P82" style:family="paragraph" style:parent-style-name="Text_20_body">
      <style:text-properties officeooo:paragraph-rsid="0015ebf7"/>
    </style:style>
    <style:style style:name="P83" style:family="paragraph" style:parent-style-name="Text_20_body" style:list-style-name="L63"/>
    <style:style style:name="P84" style:family="paragraph" style:parent-style-name="Text_20_body" style:list-style-name="L64"/>
    <style:style style:name="P85" style:family="paragraph" style:parent-style-name="Text_20_body" style:list-style-name="L65"/>
    <style:style style:name="P86" style:family="paragraph" style:parent-style-name="Text_20_body" style:list-style-name="L66"/>
    <style:style style:name="P87" style:family="paragraph" style:parent-style-name="Text_20_body" style:list-style-name="L67"/>
    <style:style style:name="P88" style:family="paragraph" style:parent-style-name="Text_20_body" style:list-style-name="L68"/>
    <style:style style:name="P89" style:family="paragraph" style:parent-style-name="Text_20_body" style:list-style-name="L69"/>
    <style:style style:name="P90" style:family="paragraph" style:parent-style-name="Text_20_body" style:list-style-name="L70"/>
    <style:style style:name="P91" style:family="paragraph" style:parent-style-name="Text_20_body" style:list-style-name="L71"/>
    <style:style style:name="P92" style:family="paragraph" style:parent-style-name="Text_20_body" style:list-style-name="L72"/>
    <style:style style:name="P93" style:family="paragraph" style:parent-style-name="Text_20_body" style:list-style-name="L73"/>
    <style:style style:name="P94" style:family="paragraph" style:parent-style-name="Text_20_body" style:list-style-name="L74"/>
    <style:style style:name="P95" style:family="paragraph" style:parent-style-name="Text_20_body" style:list-style-name="L75"/>
    <style:style style:name="P96" style:family="paragraph" style:parent-style-name="Text_20_body" style:list-style-name="L76"/>
    <style:style style:name="P97" style:family="paragraph" style:parent-style-name="Text_20_body" style:list-style-name="L77"/>
    <style:style style:name="P98" style:family="paragraph" style:parent-style-name="Text_20_body" style:list-style-name="L78"/>
    <style:style style:name="P99" style:family="paragraph" style:parent-style-name="Text_20_body" style:list-style-name="L79"/>
    <style:style style:name="P100" style:family="paragraph" style:parent-style-name="Text_20_body" style:list-style-name="L80"/>
    <style:style style:name="P101" style:family="paragraph" style:parent-style-name="Text_20_body" style:list-style-name="L81"/>
    <style:style style:name="P102" style:family="paragraph" style:parent-style-name="Text_20_body" style:list-style-name="L82"/>
    <style:style style:name="P103" style:family="paragraph" style:parent-style-name="Text_20_body" style:list-style-name="L83"/>
    <style:style style:name="P104" style:family="paragraph" style:parent-style-name="Text_20_body" style:list-style-name="L84"/>
    <style:style style:name="P105" style:family="paragraph" style:parent-style-name="Text_20_body" style:list-style-name="L85"/>
    <style:style style:name="P106" style:family="paragraph" style:parent-style-name="Text_20_body" style:list-style-name="L86"/>
    <style:style style:name="P107" style:family="paragraph" style:parent-style-name="Text_20_body" style:list-style-name="L87"/>
    <style:style style:name="P108" style:family="paragraph" style:parent-style-name="Text_20_body" style:list-style-name="L88"/>
    <style:style style:name="P109" style:family="paragraph" style:parent-style-name="Text_20_body" style:list-style-name="L89"/>
    <style:style style:name="P110" style:family="paragraph" style:parent-style-name="Text_20_body" style:list-style-name="L90"/>
    <style:style style:name="P111" style:family="paragraph" style:parent-style-name="Text_20_body" style:list-style-name="L91"/>
    <style:style style:name="P112" style:family="paragraph" style:parent-style-name="Text_20_body" style:list-style-name="L92"/>
    <style:style style:name="P113" style:family="paragraph" style:parent-style-name="Text_20_body" style:list-style-name="L93"/>
    <style:style style:name="P114" style:family="paragraph" style:parent-style-name="Text_20_body" style:list-style-name="L94"/>
    <style:style style:name="P115" style:family="paragraph" style:parent-style-name="Text_20_body" style:list-style-name="L95"/>
    <style:style style:name="P116" style:family="paragraph" style:parent-style-name="Text_20_body" style:list-style-name="L96"/>
    <style:style style:name="P117" style:family="paragraph" style:parent-style-name="Text_20_body" style:list-style-name="L97"/>
    <style:style style:name="P118" style:family="paragraph" style:parent-style-name="Text_20_body" style:list-style-name="L98"/>
    <style:style style:name="P119" style:family="paragraph" style:parent-style-name="Text_20_body" style:list-style-name="L99"/>
    <style:style style:name="P120" style:family="paragraph" style:parent-style-name="Text_20_body" style:list-style-name="L100"/>
    <style:style style:name="P121" style:family="paragraph" style:parent-style-name="Text_20_body" style:list-style-name="L101"/>
    <style:style style:name="P122" style:family="paragraph" style:parent-style-name="Text_20_body" style:list-style-name="L102"/>
    <style:style style:name="P123" style:family="paragraph" style:parent-style-name="Text_20_body" style:list-style-name="L103"/>
    <style:style style:name="P124" style:family="paragraph" style:parent-style-name="Text_20_body" style:list-style-name="L104"/>
    <style:style style:name="P125" style:family="paragraph" style:parent-style-name="Text_20_body" style:list-style-name="L105"/>
    <style:style style:name="P126" style:family="paragraph" style:parent-style-name="Text_20_body" style:list-style-name="L106"/>
    <style:style style:name="P127" style:family="paragraph" style:parent-style-name="Text_20_body" style:list-style-name="L107"/>
    <style:style style:name="P128" style:family="paragraph" style:parent-style-name="Text_20_body" style:list-style-name="L108"/>
    <style:style style:name="P129" style:family="paragraph" style:parent-style-name="Text_20_body" style:list-style-name="L109"/>
    <style:style style:name="P130" style:family="paragraph" style:parent-style-name="Text_20_body" style:list-style-name="L110"/>
    <style:style style:name="P131" style:family="paragraph" style:parent-style-name="Text_20_body" style:list-style-name="L111"/>
    <style:style style:name="P132" style:family="paragraph" style:parent-style-name="Text_20_body" style:list-style-name="L112"/>
    <style:style style:name="T1" style:family="text">
      <style:text-properties officeooo:rsid="00098814"/>
    </style:style>
    <style:style style:name="T2" style:family="text">
      <style:text-properties officeooo:rsid="000bfc32"/>
    </style:style>
    <style:style style:name="T3" style:family="text">
      <style:text-properties officeooo:rsid="000f2169"/>
    </style:style>
    <style:style style:name="T4" style:family="text">
      <style:text-properties officeooo:rsid="0010e0e0"/>
    </style:style>
    <style:style style:name="T5" style:family="text">
      <style:text-properties officeooo:rsid="00119757"/>
    </style:style>
    <style:style style:name="T6" style:family="text">
      <style:text-properties officeooo:rsid="00125780"/>
    </style:style>
    <style:style style:name="T7" style:family="text">
      <style:text-properties officeooo:rsid="0014e6e4"/>
    </style:style>
    <style:style style:name="T8" style:family="text">
      <style:text-properties officeooo:rsid="0015ebf7"/>
    </style:style>
    <style:style style:name="T9" style:family="text">
      <style:text-properties officeooo:rsid="0016e81f"/>
    </style:style>
    <style:style style:name="T10" style:family="text">
      <style:text-properties officeooo:rsid="00175846"/>
    </style:style>
    <style:style style:name="T11" style:family="text">
      <style:text-properties officeooo:rsid="00190d0d"/>
    </style:style>
    <style:style style:name="T12" style:family="text">
      <style:text-properties officeooo:rsid="0019d929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1"><text:a xlink:type="simple" xlink:href="#__RefHeading___Toc3283_1654380264" text:style-name="Index_20_Link" text:visited-style-name="Index_20_Link">TD_01 _Les opérateurs en Python<text:tab/>7</text:a></text:p>
          <text:p text:style-name="P2"><text:a xlink:type="simple" xlink:href="#__RefHeading___Toc3285_1654380264" text:style-name="Index_20_Link" text:visited-style-name="Index_20_Link">🔢 Opérateurs arithmétiques (nombres)<text:tab/>7</text:a></text:p>
          <text:p text:style-name="P2"><text:a xlink:type="simple" xlink:href="#__RefHeading___Toc3287_1654380264" text:style-name="Index_20_Link" text:visited-style-name="Index_20_Link">📝 Opérateurs sur les chaînes de caractères<text:tab/>7</text:a></text:p>
          <text:p text:style-name="P2"><text:a xlink:type="simple" xlink:href="#__RefHeading___Toc3289_1654380264" text:style-name="Index_20_Link" text:visited-style-name="Index_20_Link">📦 Opérateurs sur les listes<text:tab/>7</text:a></text:p>
          <text:p text:style-name="P2"><text:a xlink:type="simple" xlink:href="#__RefHeading___Toc3291_1654380264" text:style-name="Index_20_Link" text:visited-style-name="Index_20_Link">🔍 Opérateurs de comparaison<text:tab/>7</text:a></text:p>
          <text:p text:style-name="P1"><text:a xlink:type="simple" xlink:href="#__RefHeading___Toc3293_1654380264" text:style-name="Index_20_Link" text:visited-style-name="Index_20_Link">2️⃣ Les fonctions importantes<text:tab/>8</text:a></text:p>
          <text:p text:style-name="P2"><text:a xlink:type="simple" xlink:href="#__RefHeading___Toc3295_1654380264" text:style-name="Index_20_Link" text:visited-style-name="Index_20_Link">🔹 len()<text:tab/>8</text:a></text:p>
          <text:p text:style-name="P3"><text:a xlink:type="simple" xlink:href="#__RefHeading___Toc3297_1654380264" text:style-name="Index_20_Link" text:visited-style-name="Index_20_Link">👉 Rôle<text:tab/>8</text:a></text:p>
          <text:p text:style-name="P3"><text:a xlink:type="simple" xlink:href="#__RefHeading___Toc3299_1654380264" text:style-name="Index_20_Link" text:visited-style-name="Index_20_Link">✔️ Exemple<text:tab/>8</text:a></text:p>
          <text:p text:style-name="P3"><text:a xlink:type="simple" xlink:href="#__RefHeading___Toc3301_1654380264" text:style-name="Index_20_Link" text:visited-style-name="Index_20_Link">❌ Ne marche pas<text:tab/>8</text:a></text:p>
          <text:p text:style-name="P2"><text:a xlink:type="simple" xlink:href="#__RefHeading___Toc3303_1654380264" text:style-name="Index_20_Link" text:visited-style-name="Index_20_Link">🔹 max()<text:tab/>8</text:a></text:p>
          <text:p text:style-name="P3"><text:a xlink:type="simple" xlink:href="#__RefHeading___Toc3305_1654380264" text:style-name="Index_20_Link" text:visited-style-name="Index_20_Link">👉 Rôle<text:tab/>8</text:a></text:p>
          <text:p text:style-name="P3"><text:a xlink:type="simple" xlink:href="#__RefHeading___Toc3307_1654380264" text:style-name="Index_20_Link" text:visited-style-name="Index_20_Link">✔️ Exemple<text:tab/>8</text:a></text:p>
          <text:p text:style-name="P3"><text:a xlink:type="simple" xlink:href="#__RefHeading___Toc3309_1654380264" text:style-name="Index_20_Link" text:visited-style-name="Index_20_Link">❌ Ne marche pas<text:tab/>8</text:a></text:p>
          <text:p text:style-name="P2"><text:a xlink:type="simple" xlink:href="#__RefHeading___Toc3311_1654380264" text:style-name="Index_20_Link" text:visited-style-name="Index_20_Link">🔹 sorted()<text:tab/>8</text:a></text:p>
          <text:p text:style-name="P3"><text:a xlink:type="simple" xlink:href="#__RefHeading___Toc3313_1654380264" text:style-name="Index_20_Link" text:visited-style-name="Index_20_Link">👉 Rôle<text:tab/>8</text:a></text:p>
          <text:p text:style-name="P3"><text:a xlink:type="simple" xlink:href="#__RefHeading___Toc3315_1654380264" text:style-name="Index_20_Link" text:visited-style-name="Index_20_Link">✔️ Exemple<text:tab/>9</text:a></text:p>
          <text:p text:style-name="P3"><text:a xlink:type="simple" xlink:href="#__RefHeading___Toc3317_1654380264" text:style-name="Index_20_Link" text:visited-style-name="Index_20_Link">⚠️ Important<text:tab/>9</text:a></text:p>
          <text:p text:style-name="P2"><text:a xlink:type="simple" xlink:href="#__RefHeading___Toc3319_1654380264" text:style-name="Index_20_Link" text:visited-style-name="Index_20_Link">🔹 append() (méthode de liste)<text:tab/>9</text:a></text:p>
          <text:p text:style-name="P3"><text:a xlink:type="simple" xlink:href="#__RefHeading___Toc3321_1654380264" text:style-name="Index_20_Link" text:visited-style-name="Index_20_Link">👉 Rôle<text:tab/>9</text:a></text:p>
          <text:p text:style-name="P3"><text:a xlink:type="simple" xlink:href="#__RefHeading___Toc3323_1654380264" text:style-name="Index_20_Link" text:visited-style-name="Index_20_Link">✔️ Exemple<text:tab/>9</text:a></text:p>
          <text:p text:style-name="P3"><text:a xlink:type="simple" xlink:href="#__RefHeading___Toc3325_1654380264" text:style-name="Index_20_Link" text:visited-style-name="Index_20_Link">⚠️ Très important<text:tab/>9</text:a></text:p>
          <text:p text:style-name="P1"><text:a xlink:type="simple" xlink:href="#__RefHeading___Toc3327_1654380264" text:style-name="Index_20_Link" text:visited-style-name="Index_20_Link">3️⃣ Le type et la fonction type()<text:tab/>9</text:a></text:p>
          <text:p text:style-name="P2"><text:a xlink:type="simple" xlink:href="#__RefHeading___Toc3329_1654380264" text:style-name="Index_20_Link" text:visited-style-name="Index_20_Link">🔹 Qu’est-ce qu’un type ?<text:tab/>9</text:a></text:p>
          <text:p text:style-name="P2"><text:a xlink:type="simple" xlink:href="#__RefHeading___Toc3331_1654380264" text:style-name="Index_20_Link" text:visited-style-name="Index_20_Link">🔹 La fonction type()<text:tab/>10</text:a></text:p>
          <text:p text:style-name="P3"><text:a xlink:type="simple" xlink:href="#__RefHeading___Toc3333_1654380264" text:style-name="Index_20_Link" text:visited-style-name="Index_20_Link">👉 Rôle<text:tab/>10</text:a></text:p>
          <text:p text:style-name="P3"><text:a xlink:type="simple" xlink:href="#__RefHeading___Toc3335_1654380264" text:style-name="Index_20_Link" text:visited-style-name="Index_20_Link">✔️ Exemples<text:tab/>10</text:a></text:p>
          <text:p text:style-name="P3"><text:a xlink:type="simple" xlink:href="#__RefHeading___Toc3337_1654380264" text:style-name="Index_20_Link" text:visited-style-name="Index_20_Link">⚠️ Important<text:tab/>10</text:a></text:p>
          <text:p text:style-name="P1"><text:a xlink:type="simple" xlink:href="#__RefHeading___Toc3339_1654380264" text:style-name="Index_20_Link" text:visited-style-name="Index_20_Link">4️⃣ La fonction help()<text:tab/>10</text:a></text:p>
          <text:p text:style-name="P2"><text:a xlink:type="simple" xlink:href="#__RefHeading___Toc3341_1654380264" text:style-name="Index_20_Link" text:visited-style-name="Index_20_Link">🔹 À quoi sert help() ?<text:tab/>10</text:a></text:p>
          <text:p text:style-name="P2"><text:a xlink:type="simple" xlink:href="#__RefHeading___Toc3343_1654380264" text:style-name="Index_20_Link" text:visited-style-name="Index_20_Link">🔹 Utilisation simple<text:tab/>10</text:a></text:p>
          <text:p text:style-name="P2"><text:a xlink:type="simple" xlink:href="#__RefHeading___Toc3345_1654380264" text:style-name="Index_20_Link" text:visited-style-name="Index_20_Link">🔹 Mode aide interactif<text:tab/>10</text:a></text:p>
          <text:p text:style-name="P2"><text:a xlink:type="simple" xlink:href="#__RefHeading___Toc3347_1654380264" text:style-name="Index_20_Link" text:visited-style-name="Index_20_Link">🔹 Pourquoi help() est important ?<text:tab/>11</text:a></text:p>
          <text:p text:style-name="P2"><text:a xlink:type="simple" xlink:href="#__RefHeading___Toc3349_1654380264" text:style-name="Index_20_Link" text:visited-style-name="Index_20_Link">🧠 Résumé ultra-clair<text:tab/>11</text:a></text:p>
          <text:p text:style-name="P2"><text:a xlink:type="simple" xlink:href="#__RefHeading___Toc3351_1654380264" text:style-name="Index_20_Link" text:visited-style-name="Index_20_Link">❌ Tableau des expressions erronées (TD01)<text:tab/>11</text:a></text:p>
          <text:p text:style-name="P1"><text:a xlink:type="simple" xlink:href="#__RefHeading___Toc3353_1654380264" text:style-name="Index_20_Link" text:visited-style-name="Index_20_Link">TD02 _ Les variables<text:tab/>12</text:a></text:p>
          <text:p text:style-name="P2"><text:a xlink:type="simple" xlink:href="#__RefHeading___Toc3355_1654380264" text:style-name="Index_20_Link" text:visited-style-name="Index_20_Link">🔹 Qu’est-ce qu’une variable ?<text:tab/>12</text:a></text:p>
          <text:p text:style-name="P2"><text:a xlink:type="simple" xlink:href="#__RefHeading___Toc3357_1654380264" text:style-name="Index_20_Link" text:visited-style-name="Index_20_Link">🔹 À quoi servent les variables ?<text:tab/>12</text:a></text:p>
          <text:p text:style-name="P2"><text:a xlink:type="simple" xlink:href="#__RefHeading___Toc3359_1654380264" text:style-name="Index_20_Link" text:visited-style-name="Index_20_Link">🔹 Comment bien nommer une variable ?<text:tab/>12</text:a></text:p>
          <text:p text:style-name="P3"><text:a xlink:type="simple" xlink:href="#__RefHeading___Toc3361_1654380264" text:style-name="Index_20_Link" text:visited-style-name="Index_20_Link">✔️ Règles obligatoires<text:tab/>12</text:a></text:p>
          <text:p text:style-name="P3"><text:a xlink:type="simple" xlink:href="#__RefHeading___Toc3363_1654380264" text:style-name="Index_20_Link" text:visited-style-name="Index_20_Link">✔️ Bonnes pratiques<text:tab/>12</text:a></text:p>
          <text:p text:style-name="P2"><text:a xlink:type="simple" xlink:href="#__RefHeading___Toc3365_1654380264" text:style-name="Index_20_Link" text:visited-style-name="Index_20_Link">Résumé à retenir (très important)<text:tab/>13</text:a></text:p>
          <text:p text:style-name="P2"><text:a xlink:type="simple" xlink:href="#__RefHeading___Toc3367_1654380264" text:style-name="Index_20_Link" text:visited-style-name="Index_20_Link">❌ Tableau des expressions erronées (TD02)<text:tab/>13</text:a></text:p>
          <text:p text:style-name="P3"><text:a xlink:type="simple" xlink:href="#__RefHeading___Toc3369_1654380264" text:style-name="Index_20_Link" text:visited-style-name="Index_20_Link">Rappels de variables du TD02<text:tab/>13</text:a></text:p>
          <text:p text:style-name="P2"><text:a xlink:type="simple" xlink:href="#__RefHeading___Toc3371_1654380264" text:style-name="Index_20_Link" text:visited-style-name="Index_20_Link">🧠 Synthèse à retenir absolument<text:tab/>14</text:a></text:p>
          <text:p text:style-name="P2"><text:a xlink:type="simple" xlink:href="#__RefHeading___Toc3373_1654380264" text:style-name="Index_20_Link" text:visited-style-name="Index_20_Link">Types d’erreurs rencontrées<text:tab/>14</text:a></text:p>
          <text:p text:style-name="P1"><text:a xlink:type="simple" xlink:href="#__RefHeading___Toc3375_1654380264" text:style-name="Index_20_Link" text:visited-style-name="Index_20_Link">TD03 _ Programme et fonction<text:tab/>14</text:a></text:p>
          <text:p text:style-name="P2"><text:a xlink:type="simple" xlink:href="#__RefHeading___Toc3377_1654380264" text:style-name="Index_20_Link" text:visited-style-name="Index_20_Link">🔹 Définition<text:tab/>14</text:a></text:p>
          <text:p text:style-name="P2"><text:a xlink:type="simple" xlink:href="#__RefHeading___Toc3379_1654380264" text:style-name="Index_20_Link" text:visited-style-name="Index_20_Link">2️⃣ Fonctions intégrées (built-in) de Python<text:tab/>14</text:a></text:p>
          <text:p text:style-name="P2"><text:a xlink:type="simple" xlink:href="#__RefHeading___Toc3381_1654380264" text:style-name="Index_20_Link" text:visited-style-name="Index_20_Link">🔹 min() et max()<text:tab/>15</text:a></text:p>
          <text:p text:style-name="P3"><text:a xlink:type="simple" xlink:href="#__RefHeading___Toc3383_1654380264" text:style-name="Index_20_Link" text:visited-style-name="Index_20_Link"><text:soft-page-break/>Rôle<text:tab/>15</text:a></text:p>
          <text:p text:style-name="P3"><text:a xlink:type="simple" xlink:href="#__RefHeading___Toc3385_1654380264" text:style-name="Index_20_Link" text:visited-style-name="Index_20_Link">Exemples<text:tab/>15</text:a></text:p>
          <text:p text:style-name="P2"><text:a xlink:type="simple" xlink:href="#__RefHeading___Toc3387_1654380264" text:style-name="Index_20_Link" text:visited-style-name="Index_20_Link">🔹 int() et str()<text:tab/>15</text:a></text:p>
          <text:p text:style-name="P3"><text:a xlink:type="simple" xlink:href="#__RefHeading___Toc3389_1654380264" text:style-name="Index_20_Link" text:visited-style-name="Index_20_Link">👉 Ce sont des fonctions de conversion<text:tab/>15</text:a></text:p>
          <text:p text:style-name="P3"><text:a xlink:type="simple" xlink:href="#__RefHeading___Toc3391_1654380264" text:style-name="Index_20_Link" text:visited-style-name="Index_20_Link">Exemples<text:tab/>15</text:a></text:p>
          <text:p text:style-name="P2"><text:a xlink:type="simple" xlink:href="#__RefHeading___Toc3393_1654380264" text:style-name="Index_20_Link" text:visited-style-name="Index_20_Link">3️⃣ Comprendre int(input("...")) (très important)<text:tab/>15</text:a></text:p>
          <text:p text:style-name="P3"><text:a xlink:type="simple" xlink:href="#__RefHeading___Toc3395_1654380264" text:style-name="Index_20_Link" text:visited-style-name="Index_20_Link">Étape par étape (ce que fait Python)<text:tab/>15</text:a></text:p>
          <text:p text:style-name="P3"><text:a xlink:type="simple" xlink:href="#__RefHeading___Toc3397_1654380264" text:style-name="Index_20_Link" text:visited-style-name="Index_20_Link">❌ Sans int()<text:tab/>16</text:a></text:p>
          <text:p text:style-name="P2"><text:a xlink:type="simple" xlink:href="#__RefHeading___Toc3399_1654380264" text:style-name="Index_20_Link" text:visited-style-name="Index_20_Link">4️⃣ La fonction print()<text:tab/>16</text:a></text:p>
          <text:p text:style-name="P2"><text:a xlink:type="simple" xlink:href="#__RefHeading___Toc3401_1654380264" text:style-name="Index_20_Link" text:visited-style-name="Index_20_Link">🔹 Rôle<text:tab/>16</text:a></text:p>
          <text:p text:style-name="P2"><text:a xlink:type="simple" xlink:href="#__RefHeading___Toc3403_1654380264" text:style-name="Index_20_Link" text:visited-style-name="Index_20_Link">5️⃣ Qu’est-ce que import ?<text:tab/>16</text:a></text:p>
          <text:p text:style-name="P2"><text:a xlink:type="simple" xlink:href="#__RefHeading___Toc3405_1654380264" text:style-name="Index_20_Link" text:visited-style-name="Index_20_Link">🔹 Définition<text:tab/>16</text:a></text:p>
          <text:p text:style-name="P2"><text:a xlink:type="simple" xlink:href="#__RefHeading___Toc3407_1654380264" text:style-name="Index_20_Link" text:visited-style-name="Index_20_Link">🔹 Exemple avec math<text:tab/>16</text:a></text:p>
          <text:p text:style-name="P2"><text:a xlink:type="simple" xlink:href="#__RefHeading___Toc3409_1654380264" text:style-name="Index_20_Link" text:visited-style-name="Index_20_Link">6️⃣ Différence entre fonctions Python et fonctions importées<text:tab/>17</text:a></text:p>
          <text:p text:style-name="P2"><text:a xlink:type="simple" xlink:href="#__RefHeading___Toc3411_1654380264" text:style-name="Index_20_Link" text:visited-style-name="Index_20_Link">7️⃣ Exemple complet (script du TD03)<text:tab/>17</text:a></text:p>
          <text:p text:style-name="P2"><text:a xlink:type="simple" xlink:href="#__RefHeading___Toc3413_1654380264" text:style-name="Index_20_Link" text:visited-style-name="Index_20_Link">8️⃣ Erreurs classiques à éviter<text:tab/>17</text:a></text:p>
          <text:p text:style-name="P2"><text:a xlink:type="simple" xlink:href="#__RefHeading___Toc3415_1654380264" text:style-name="Index_20_Link" text:visited-style-name="Index_20_Link">🧠 Résumé final (à apprendre par cœur)<text:tab/>17</text:a></text:p>
          <text:p text:style-name="P1"><text:a xlink:type="simple" xlink:href="#__RefHeading___Toc3417_1654380264" text:style-name="Index_20_Link" text:visited-style-name="Index_20_Link">TD04 _ Les alternatives en Python<text:tab/>18</text:a></text:p>
          <text:p text:style-name="P2"><text:a xlink:type="simple" xlink:href="#__RefHeading___Toc3419_1654380264" text:style-name="Index_20_Link" text:visited-style-name="Index_20_Link">if<text:tab/>18</text:a></text:p>
          <text:p text:style-name="P2"><text:a xlink:type="simple" xlink:href="#__RefHeading___Toc3421_1654380264" text:style-name="Index_20_Link" text:visited-style-name="Index_20_Link">if ... else<text:tab/>18</text:a></text:p>
          <text:p text:style-name="P2"><text:a xlink:type="simple" xlink:href="#__RefHeading___Toc3423_1654380264" text:style-name="Index_20_Link" text:visited-style-name="Index_20_Link">if ... elif ... else<text:tab/>18</text:a></text:p>
          <text:p text:style-name="P2"><text:a xlink:type="simple" xlink:href="#__RefHeading___Toc3425_1654380264" text:style-name="Index_20_Link" text:visited-style-name="Index_20_Link">2) Expressions booléennes (ta liste) : valeur + sémantique<text:tab/>18</text:a></text:p>
          <text:p text:style-name="P2"><text:a xlink:type="simple" xlink:href="#__RefHeading___Toc3427_1654380264" text:style-name="Index_20_Link" text:visited-style-name="Index_20_Link">Tableau : résultats et explications<text:tab/>18</text:a></text:p>
          <text:p text:style-name="P2"><text:a xlink:type="simple" xlink:href="#__RefHeading___Toc3429_1654380264" text:style-name="Index_20_Link" text:visited-style-name="Index_20_Link">3) Mini-rappel sur les opérateurs utilisés<text:tab/>19</text:a></text:p>
          <text:p text:style-name="P1"><text:a xlink:type="simple" xlink:href="#__RefHeading___Toc3431_1654380264" text:style-name="Index_20_Link" text:visited-style-name="Index_20_Link">TD05 _ Fonction<text:tab/>19</text:a></text:p>
          <text:p text:style-name="P2"><text:a xlink:type="simple" xlink:href="#__RefHeading___Toc3433_1654380264" text:style-name="Index_20_Link" text:visited-style-name="Index_20_Link">🔹 Principe<text:tab/>19</text:a></text:p>
          <text:p text:style-name="P3"><text:a xlink:type="simple" xlink:href="#__RefHeading___Toc3435_1654380264" text:style-name="Index_20_Link" text:visited-style-name="Index_20_Link">Exemple simple<text:tab/>19</text:a></text:p>
          <text:p text:style-name="P3"><text:a xlink:type="simple" xlink:href="#__RefHeading___Toc3437_1654380264" text:style-name="Index_20_Link" text:visited-style-name="Index_20_Link">🧠 Ce qui se passe<text:tab/>20</text:a></text:p>
          <text:p text:style-name="P2"><text:a xlink:type="simple" xlink:href="#__RefHeading___Toc3439_1654380264" text:style-name="Index_20_Link" text:visited-style-name="Index_20_Link">2️⃣ Le mot-clé return<text:tab/>20</text:a></text:p>
          <text:p text:style-name="P3"><text:a xlink:type="simple" xlink:href="#__RefHeading___Toc3441_1654380264" text:style-name="Index_20_Link" text:visited-style-name="Index_20_Link">🔹 Rôle de return<text:tab/>20</text:a></text:p>
          <text:p text:style-name="P4"><text:a xlink:type="simple" xlink:href="#__RefHeading___Toc3443_1654380264" text:style-name="Index_20_Link" text:visited-style-name="Index_20_Link">Exemple<text:tab/>20</text:a></text:p>
          <text:p text:style-name="P2"><text:a xlink:type="simple" xlink:href="#__RefHeading___Toc3445_1654380264" text:style-name="Index_20_Link" text:visited-style-name="Index_20_Link">❌ Fonction sans return<text:tab/>20</text:a></text:p>
          <text:p text:style-name="P2"><text:a xlink:type="simple" xlink:href="#__RefHeading___Toc3447_1654380264" text:style-name="Index_20_Link" text:visited-style-name="Index_20_Link">3️⃣ Code mort (très important)<text:tab/>21</text:a></text:p>
          <text:p text:style-name="P2"><text:a xlink:type="simple" xlink:href="#__RefHeading___Toc3449_1654380264" text:style-name="Index_20_Link" text:visited-style-name="Index_20_Link">🔹 Définition<text:tab/>21</text:a></text:p>
          <text:p text:style-name="P3"><text:a xlink:type="simple" xlink:href="#__RefHeading___Toc3451_1654380264" text:style-name="Index_20_Link" text:visited-style-name="Index_20_Link">Exemple (TD05)<text:tab/>21</text:a></text:p>
          <text:p text:style-name="P3"><text:a xlink:type="simple" xlink:href="#__RefHeading___Toc3453_1654380264" text:style-name="Index_20_Link" text:visited-style-name="Index_20_Link">🧠 Explication<text:tab/>21</text:a></text:p>
          <text:p text:style-name="P2"><text:a xlink:type="simple" xlink:href="#__RefHeading___Toc3455_1654380264" text:style-name="Index_20_Link" text:visited-style-name="Index_20_Link">4️⃣ Importer des fonctions depuis un autre fichier<text:tab/>21</text:a></text:p>
          <text:p text:style-name="P3"><text:a xlink:type="simple" xlink:href="#__RefHeading___Toc3457_1654380264" text:style-name="Index_20_Link" text:visited-style-name="Index_20_Link">🔹 Pourquoi découper en fichiers ?<text:tab/>21</text:a></text:p>
          <text:p text:style-name="P3"><text:a xlink:type="simple" xlink:href="#__RefHeading___Toc3459_1654380264" text:style-name="Index_20_Link" text:visited-style-name="Index_20_Link">Exemple simple (2 fichiers)<text:tab/>21</text:a></text:p>
          <text:p text:style-name="P4"><text:a xlink:type="simple" xlink:href="#__RefHeading___Toc3461_1654380264" text:style-name="Index_20_Link" text:visited-style-name="Index_20_Link">📁 calcul.py<text:tab/>21</text:a></text:p>
          <text:p text:style-name="P4"><text:a xlink:type="simple" xlink:href="#__RefHeading___Toc3463_1654380264" text:style-name="Index_20_Link" text:visited-style-name="Index_20_Link">📁 main.py<text:tab/>21</text:a></text:p>
          <text:p text:style-name="P4"><text:a xlink:type="simple" xlink:href="#__RefHeading___Toc3465_1654380264" text:style-name="Index_20_Link" text:visited-style-name="Index_20_Link">🧠 Explication<text:tab/>21</text:a></text:p>
          <text:p text:style-name="P3"><text:a xlink:type="simple" xlink:href="#__RefHeading___Toc3467_1654380264" text:style-name="Index_20_Link" text:visited-style-name="Index_20_Link">Variante (import d’une seule fonction)<text:tab/>22</text:a></text:p>
          <text:p text:style-name="P2"><text:a xlink:type="simple" xlink:href="#__RefHeading___Toc3469_1654380264" text:style-name="Index_20_Link" text:visited-style-name="Index_20_Link">5️⃣ Fonction qui ne renvoie rien (affichage seulement)<text:tab/>22</text:a></text:p>
          <text:p text:style-name="P2"><text:a xlink:type="simple" xlink:href="#__RefHeading___Toc3471_1654380264" text:style-name="Index_20_Link" text:visited-style-name="Index_20_Link">🧠 Résumé à retenir absolument<text:tab/>22</text:a></text:p>
          <text:p text:style-name="P1"><text:a xlink:type="simple" xlink:href="#__RefHeading___Toc3473_1654380264" text:style-name="Index_20_Link" text:visited-style-name="Index_20_Link">TD06 _ Calendrier<text:tab/>22</text:a></text:p>
          <text:p text:style-name="P2"><text:a xlink:type="simple" xlink:href="#__RefHeading___Toc3475_1654380264" text:style-name="Index_20_Link" text:visited-style-name="Index_20_Link">1️⃣ Découpage du programme en fichiers (modules)<text:tab/>22</text:a></text:p>
          <text:p text:style-name="P3"><text:a xlink:type="simple" xlink:href="#__RefHeading___Toc3477_1654380264" text:style-name="Index_20_Link" text:visited-style-name="Index_20_Link">🔹 Notion<text:tab/>22</text:a></text:p>
          <text:p text:style-name="P3"><text:a xlink:type="simple" xlink:href="#__RefHeading___Toc3479_1654380264" text:style-name="Index_20_Link" text:visited-style-name="Index_20_Link">🧠 Pourquoi ?<text:tab/>23</text:a></text:p>
          <text:p text:style-name="P2"><text:a xlink:type="simple" xlink:href="#__RefHeading___Toc3481_1654380264" text:style-name="Index_20_Link" text:visited-style-name="Index_20_Link">2️⃣ Fonctions qui retournent une valeur<text:tab/>23</text:a></text:p>
          <text:p text:style-name="P3"><text:a xlink:type="simple" xlink:href="#__RefHeading___Toc3483_1654380264" text:style-name="Index_20_Link" text:visited-style-name="Index_20_Link">Exemples<text:tab/>23</text:a></text:p>
          <text:p text:style-name="P2"><text:a xlink:type="simple" xlink:href="#__RefHeading___Toc3485_1654380264" text:style-name="Index_20_Link" text:visited-style-name="Index_20_Link">3️⃣ Fonctions qui affichent (sans return)<text:tab/>23</text:a></text:p>
          <text:p text:style-name="P3"><text:a xlink:type="simple" xlink:href="#__RefHeading___Toc3487_1654380264" text:style-name="Index_20_Link" text:visited-style-name="Index_20_Link"><text:soft-page-break/>Exemples<text:tab/>23</text:a></text:p>
          <text:p text:style-name="P2"><text:a xlink:type="simple" xlink:href="#__RefHeading___Toc3489_1654380264" text:style-name="Index_20_Link" text:visited-style-name="Index_20_Link">4️⃣ Listes pour stocker des données fixes<text:tab/>23</text:a></text:p>
          <text:p text:style-name="P3"><text:a xlink:type="simple" xlink:href="#__RefHeading___Toc3491_1654380264" text:style-name="Index_20_Link" text:visited-style-name="Index_20_Link">🔹 Exemple : noms des mois<text:tab/>23</text:a></text:p>
          <text:p text:style-name="P2"><text:a xlink:type="simple" xlink:href="#__RefHeading___Toc3493_1654380264" text:style-name="Index_20_Link" text:visited-style-name="Index_20_Link">5️⃣ Conditions (if / elif / else)<text:tab/>24</text:a></text:p>
          <text:p text:style-name="P3"><text:a xlink:type="simple" xlink:href="#__RefHeading___Toc3495_1654380264" text:style-name="Index_20_Link" text:visited-style-name="Index_20_Link">Exemple conceptuel<text:tab/>24</text:a></text:p>
          <text:p text:style-name="P2"><text:a xlink:type="simple" xlink:href="#__RefHeading___Toc3497_1654380264" text:style-name="Index_20_Link" text:visited-style-name="Index_20_Link">6️⃣ Années bissextiles (logique conditionnelle)<text:tab/>24</text:a></text:p>
          <text:p text:style-name="P3"><text:a xlink:type="simple" xlink:href="#__RefHeading___Toc3499_1654380264" text:style-name="Index_20_Link" text:visited-style-name="Index_20_Link">🔹 Règle<text:tab/>24</text:a></text:p>
          <text:p text:style-name="P3"><text:a xlink:type="simple" xlink:href="#__RefHeading___Toc3501_1654380264" text:style-name="Index_20_Link" text:visited-style-name="Index_20_Link">Fonction associée<text:tab/>24</text:a></text:p>
          <text:p text:style-name="P2"><text:a xlink:type="simple" xlink:href="#__RefHeading___Toc3503_1654380264" text:style-name="Index_20_Link" text:visited-style-name="Index_20_Link">7️⃣ Construction de chaînes de caractères<text:tab/>24</text:a></text:p>
          <text:p text:style-name="P3"><text:a xlink:type="simple" xlink:href="#__RefHeading___Toc3505_1654380264" text:style-name="Index_20_Link" text:visited-style-name="Index_20_Link">Exemple<text:tab/>24</text:a></text:p>
          <text:p text:style-name="P2"><text:a xlink:type="simple" xlink:href="#__RefHeading___Toc3507_1654380264" text:style-name="Index_20_Link" text:visited-style-name="Index_20_Link">8️⃣ Boucles (for)<text:tab/>25</text:a></text:p>
          <text:p text:style-name="P3"><text:a xlink:type="simple" xlink:href="#__RefHeading___Toc3509_1654380264" text:style-name="Index_20_Link" text:visited-style-name="Index_20_Link">Exemple conceptuel<text:tab/>25</text:a></text:p>
          <text:p text:style-name="P2"><text:a xlink:type="simple" xlink:href="#__RefHeading___Toc3511_1654380264" text:style-name="Index_20_Link" text:visited-style-name="Index_20_Link">9️⃣ Calcul du premier jour du mois (abstraction)<text:tab/>25</text:a></text:p>
          <text:p text:style-name="P3"><text:a xlink:type="simple" xlink:href="#__RefHeading___Toc3513_1654380264" text:style-name="Index_20_Link" text:visited-style-name="Index_20_Link">🔹 Notion clé<text:tab/>25</text:a></text:p>
          <text:p text:style-name="P2"><text:a xlink:type="simple" xlink:href="#__RefHeading___Toc3515_1654380264" text:style-name="Index_20_Link" text:visited-style-name="Index_20_Link">🔟 Mise en forme du texte (textwrap)<text:tab/>25</text:a></text:p>
          <text:p text:style-name="P3"><text:a xlink:type="simple" xlink:href="#__RefHeading___Toc3517_1654380264" text:style-name="Index_20_Link" text:visited-style-name="Index_20_Link">🔹 Module textwrap<text:tab/>25</text:a></text:p>
          <text:p text:style-name="P2"><text:a xlink:type="simple" xlink:href="#__RefHeading___Toc3519_1654380264" text:style-name="Index_20_Link" text:visited-style-name="Index_20_Link">🧠 Résumé global à retenir<text:tab/>26</text:a></text:p>
          <text:p text:style-name="P1"><text:a xlink:type="simple" xlink:href="#__RefHeading___Toc3521_1654380264" text:style-name="Index_20_Link" text:visited-style-name="Index_20_Link">TD07 _ Boucles while<text:tab/>26</text:a></text:p>
          <text:p text:style-name="P2"><text:a xlink:type="simple" xlink:href="#__RefHeading___Toc3523_1654380264" text:style-name="Index_20_Link" text:visited-style-name="Index_20_Link">1️⃣ La boucle while<text:tab/>26</text:a></text:p>
          <text:p text:style-name="P3"><text:a xlink:type="simple" xlink:href="#__RefHeading___Toc3525_1654380264" text:style-name="Index_20_Link" text:visited-style-name="Index_20_Link">🔹 Définition<text:tab/>26</text:a></text:p>
          <text:p text:style-name="P3"><text:a xlink:type="simple" xlink:href="#__RefHeading___Toc3527_1654380264" text:style-name="Index_20_Link" text:visited-style-name="Index_20_Link">🔹 Exemple simple<text:tab/>26</text:a></text:p>
          <text:p text:style-name="P2"><text:a xlink:type="simple" xlink:href="#__RefHeading___Toc3529_1654380264" text:style-name="Index_20_Link" text:visited-style-name="Index_20_Link">2️⃣ Initialisation + modification (très important)<text:tab/>27</text:a></text:p>
          <text:p text:style-name="P2"><text:a xlink:type="simple" xlink:href="#__RefHeading___Toc3531_1654380264" text:style-name="Index_20_Link" text:visited-style-name="Index_20_Link">3️⃣ Boucle while vs boucle for<text:tab/>27</text:a></text:p>
          <text:p text:style-name="P2"><text:a xlink:type="simple" xlink:href="#__RefHeading___Toc3533_1654380264" text:style-name="Index_20_Link" text:visited-style-name="Index_20_Link">4️⃣ Tester les entrées de l’utilisateur<text:tab/>27</text:a></text:p>
          <text:p text:style-name="P3"><text:a xlink:type="simple" xlink:href="#__RefHeading___Toc3535_1654380264" text:style-name="Index_20_Link" text:visited-style-name="Index_20_Link">🔹 Principe<text:tab/>27</text:a></text:p>
          <text:p text:style-name="P2"><text:a xlink:type="simple" xlink:href="#__RefHeading___Toc3537_1654380264" text:style-name="Index_20_Link" text:visited-style-name="Index_20_Link">5️⃣ Boucle while dans une fonction<text:tab/>27</text:a></text:p>
          <text:p text:style-name="P2"><text:a xlink:type="simple" xlink:href="#__RefHeading___Toc3539_1654380264" text:style-name="Index_20_Link" text:visited-style-name="Index_20_Link">6️⃣ Valeur sentinelle<text:tab/>28</text:a></text:p>
          <text:p text:style-name="P3"><text:a xlink:type="simple" xlink:href="#__RefHeading___Toc3541_1654380264" text:style-name="Index_20_Link" text:visited-style-name="Index_20_Link">🔹 Définition<text:tab/>28</text:a></text:p>
          <text:p text:style-name="P2"><text:a xlink:type="simple" xlink:href="#__RefHeading___Toc3543_1654380264" text:style-name="Index_20_Link" text:visited-style-name="Index_20_Link">7️⃣ Accumulation (somme, moyenne, compteur)<text:tab/>28</text:a></text:p>
          <text:p text:style-name="P3"><text:a xlink:type="simple" xlink:href="#__RefHeading___Toc3545_1654380264" text:style-name="Index_20_Link" text:visited-style-name="Index_20_Link">Exemple : somme<text:tab/>28</text:a></text:p>
          <text:p text:style-name="P2"><text:a xlink:type="simple" xlink:href="#__RefHeading___Toc3547_1654380264" text:style-name="Index_20_Link" text:visited-style-name="Index_20_Link">8️⃣ Petit jeu (nombre secret)<text:tab/>28</text:a></text:p>
          <text:p text:style-name="P3"><text:a xlink:type="simple" xlink:href="#__RefHeading___Toc3549_1654380264" text:style-name="Index_20_Link" text:visited-style-name="Index_20_Link">🔹 Principe<text:tab/>28</text:a></text:p>
          <text:p text:style-name="P2"><text:a xlink:type="simple" xlink:href="#__RefHeading___Toc3551_1654380264" text:style-name="Index_20_Link" text:visited-style-name="Index_20_Link">9️⃣ Aider l’utilisateur (conditions dans la boucle)<text:tab/>28</text:a></text:p>
          <text:p text:style-name="P2"><text:a xlink:type="simple" xlink:href="#__RefHeading___Toc3553_1654380264" text:style-name="Index_20_Link" text:visited-style-name="Index_20_Link">🔟 Erreurs classiques à éviter<text:tab/>29</text:a></text:p>
          <text:p text:style-name="P2"><text:a xlink:type="simple" xlink:href="#__RefHeading___Toc3555_1654380264" text:style-name="Index_20_Link" text:visited-style-name="Index_20_Link">🧠 Résumé final (à apprendre)<text:tab/>29</text:a></text:p>
          <text:p text:style-name="P1"><text:a xlink:type="simple" xlink:href="#__RefHeading___Toc3557_1654380264" text:style-name="Index_20_Link" text:visited-style-name="Index_20_Link">TD08 _ boucle for<text:tab/>29</text:a></text:p>
          <text:p text:style-name="P3"><text:a xlink:type="simple" xlink:href="#__RefHeading___Toc3559_1654380264" text:style-name="Index_20_Link" text:visited-style-name="Index_20_Link">🔹 Définition<text:tab/>29</text:a></text:p>
          <text:p text:style-name="P2"><text:a xlink:type="simple" xlink:href="#__RefHeading___Toc3561_1654380264" text:style-name="Index_20_Link" text:visited-style-name="Index_20_Link">2️⃣ La variable de boucle<text:tab/>30</text:a></text:p>
          <text:p text:style-name="P2"><text:a xlink:type="simple" xlink:href="#__RefHeading___Toc3563_1654380264" text:style-name="Index_20_Link" text:visited-style-name="Index_20_Link">3️⃣ Boucle for avec une liste<text:tab/>30</text:a></text:p>
          <text:p text:style-name="P3"><text:a xlink:type="simple" xlink:href="#__RefHeading___Toc3565_1654380264" text:style-name="Index_20_Link" text:visited-style-name="Index_20_Link">🔹 Principe<text:tab/>30</text:a></text:p>
          <text:p text:style-name="P2"><text:a xlink:type="simple" xlink:href="#__RefHeading___Toc3567_1654380264" text:style-name="Index_20_Link" text:visited-style-name="Index_20_Link">4️⃣ La fonction range()<text:tab/>30</text:a></text:p>
          <text:p text:style-name="P3"><text:a xlink:type="simple" xlink:href="#__RefHeading___Toc3569_1654380264" text:style-name="Index_20_Link" text:visited-style-name="Index_20_Link">🔹 À quoi sert range() ?<text:tab/>30</text:a></text:p>
          <text:p text:style-name="P3"><text:a xlink:type="simple" xlink:href="#__RefHeading___Toc3571_1654380264" text:style-name="Index_20_Link" text:visited-style-name="Index_20_Link">🔹 Formes de range()<text:tab/>30</text:a></text:p>
          <text:p text:style-name="P2"><text:a xlink:type="simple" xlink:href="#__RefHeading___Toc3573_1654380264" text:style-name="Index_20_Link" text:visited-style-name="Index_20_Link">5️⃣ Boucle for avec du texte<text:tab/>31</text:a></text:p>
          <text:p text:style-name="P2"><text:a xlink:type="simple" xlink:href="#__RefHeading___Toc3575_1654380264" text:style-name="Index_20_Link" text:visited-style-name="Index_20_Link">6️⃣ Compter les itérations (sans enumerate)<text:tab/>31</text:a></text:p>
          <text:p text:style-name="P2"><text:a xlink:type="simple" xlink:href="#__RefHeading___Toc3577_1654380264" text:style-name="Index_20_Link" text:visited-style-name="Index_20_Link">7️⃣ La fonction enumerate()<text:tab/>31</text:a></text:p>
          <text:p text:style-name="P3"><text:a xlink:type="simple" xlink:href="#__RefHeading___Toc3579_1654380264" text:style-name="Index_20_Link" text:visited-style-name="Index_20_Link">🔹 À quoi sert enumerate() ?<text:tab/>31</text:a></text:p>
          <text:p text:style-name="P2"><text:a xlink:type="simple" xlink:href="#__RefHeading___Toc3581_1654380264" text:style-name="Index_20_Link" text:visited-style-name="Index_20_Link">8️⃣ Boucle for et calculs<text:tab/>31</text:a></text:p>
          <text:p text:style-name="P3"><text:a xlink:type="simple" xlink:href="#__RefHeading___Toc3583_1654380264" text:style-name="Index_20_Link" text:visited-style-name="Index_20_Link">Exemple : somme des carrés<text:tab/>32</text:a></text:p>
          <text:p text:style-name="P2"><text:a xlink:type="simple" xlink:href="#__RefHeading___Toc3585_1654380264" text:style-name="Index_20_Link" text:visited-style-name="Index_20_Link">9️⃣ for + conditions (if)<text:tab/>32</text:a></text:p>
          <text:p text:style-name="P2"><text:a xlink:type="simple" xlink:href="#__RefHeading___Toc3587_1654380264" text:style-name="Index_20_Link" text:visited-style-name="Index_20_Link">🔟 Erreurs classiques à éviter<text:tab/>32</text:a></text:p>
          <text:p text:style-name="P2"><text:a xlink:type="simple" xlink:href="#__RefHeading___Toc3589_1654380264" text:style-name="Index_20_Link" text:visited-style-name="Index_20_Link">🧠 Résumé final (à retenir)<text:tab/>32</text:a></text:p>
          <text:p text:style-name="P1"><text:a xlink:type="simple" xlink:href="#__RefHeading___Toc3591_1654380264" text:style-name="Index_20_Link" text:visited-style-name="Index_20_Link"><text:soft-page-break/>TD09 : Boucles for imbriquées<text:tab/>32</text:a></text:p>
          <text:p text:style-name="P2"><text:a xlink:type="simple" xlink:href="#__RefHeading___Toc3593_1654380264" text:style-name="Index_20_Link" text:visited-style-name="Index_20_Link">1️⃣ Qu’est-ce qu’une boucle imbriquée ?<text:tab/>32</text:a></text:p>
          <text:p text:style-name="P3"><text:a xlink:type="simple" xlink:href="#__RefHeading___Toc3595_1654380264" text:style-name="Index_20_Link" text:visited-style-name="Index_20_Link">🔹 Définition<text:tab/>32</text:a></text:p>
          <text:p text:style-name="P2"><text:a xlink:type="simple" xlink:href="#__RefHeading___Toc3597_1654380264" text:style-name="Index_20_Link" text:visited-style-name="Index_20_Link">2️⃣ Rôle des deux boucles<text:tab/>33</text:a></text:p>
          <text:p text:style-name="P3"><text:a xlink:type="simple" xlink:href="#__RefHeading___Toc3599_1654380264" text:style-name="Index_20_Link" text:visited-style-name="Index_20_Link">Exemple conceptuel<text:tab/>33</text:a></text:p>
          <text:p text:style-name="P2"><text:a xlink:type="simple" xlink:href="#__RefHeading___Toc3601_1654380264" text:style-name="Index_20_Link" text:visited-style-name="Index_20_Link">3️⃣ Boucles imbriquées et tables de multiplication<text:tab/>33</text:a></text:p>
          <text:p text:style-name="P3"><text:a xlink:type="simple" xlink:href="#__RefHeading___Toc3603_1654380264" text:style-name="Index_20_Link" text:visited-style-name="Index_20_Link">Principe<text:tab/>33</text:a></text:p>
          <text:p text:style-name="P2"><text:a xlink:type="simple" xlink:href="#__RefHeading___Toc3605_1654380264" text:style-name="Index_20_Link" text:visited-style-name="Index_20_Link">4️⃣ Tester des nombres (ex : nombres premiers)<text:tab/>33</text:a></text:p>
          <text:p text:style-name="P3"><text:a xlink:type="simple" xlink:href="#__RefHeading___Toc3607_1654380264" text:style-name="Index_20_Link" text:visited-style-name="Index_20_Link">Principe<text:tab/>33</text:a></text:p>
          <text:p text:style-name="P2"><text:a xlink:type="simple" xlink:href="#__RefHeading___Toc3609_1654380264" text:style-name="Index_20_Link" text:visited-style-name="Index_20_Link">5️⃣ Dessins dans la console (cas très important)<text:tab/>34</text:a></text:p>
          <text:p text:style-name="P3"><text:a xlink:type="simple" xlink:href="#__RefHeading___Toc3611_1654380264" text:style-name="Index_20_Link" text:visited-style-name="Index_20_Link">Exemple : carré<text:tab/>34</text:a></text:p>
          <text:p text:style-name="P2"><text:a xlink:type="simple" xlink:href="#__RefHeading___Toc3613_1654380264" text:style-name="Index_20_Link" text:visited-style-name="Index_20_Link">6️⃣ Formes géométriques (triangles, pyramides)<text:tab/>34</text:a></text:p>
          <text:p text:style-name="P3"><text:a xlink:type="simple" xlink:href="#__RefHeading___Toc3615_1654380264" text:style-name="Index_20_Link" text:visited-style-name="Index_20_Link">Principe général<text:tab/>34</text:a></text:p>
          <text:p text:style-name="P2"><text:a xlink:type="simple" xlink:href="#__RefHeading___Toc3617_1654380264" text:style-name="Index_20_Link" text:visited-style-name="Index_20_Link">7️⃣ Pyramide numérique (exercice difficile)<text:tab/>34</text:a></text:p>
          <text:p text:style-name="P3"><text:a xlink:type="simple" xlink:href="#__RefHeading___Toc3619_1654380264" text:style-name="Index_20_Link" text:visited-style-name="Index_20_Link">Idée clé<text:tab/>34</text:a></text:p>
          <text:p text:style-name="P2"><text:a xlink:type="simple" xlink:href="#__RefHeading___Toc3621_1654380264" text:style-name="Index_20_Link" text:visited-style-name="Index_20_Link">8️⃣ Indentation (cruciale)<text:tab/>35</text:a></text:p>
          <text:p text:style-name="P2"><text:a xlink:type="simple" xlink:href="#__RefHeading___Toc3623_1654380264" text:style-name="Index_20_Link" text:visited-style-name="Index_20_Link">9️⃣ Quand utiliser des boucles imbriquées ?<text:tab/>35</text:a></text:p>
          <text:p text:style-name="P2"><text:a xlink:type="simple" xlink:href="#__RefHeading___Toc3625_1654380264" text:style-name="Index_20_Link" text:visited-style-name="Index_20_Link">🧠 Résumé final (à retenir absolument)<text:tab/>35</text:a></text:p>
          <text:p text:style-name="P1"><text:a xlink:type="simple" xlink:href="#__RefHeading___Toc3627_1654380264" text:style-name="Index_20_Link" text:visited-style-name="Index_20_Link">TD10 _ Tuples et listes<text:tab/>35</text:a></text:p>
          <text:p text:style-name="P2"><text:a xlink:type="simple" xlink:href="#__RefHeading___Toc3629_1654380264" text:style-name="Index_20_Link" text:visited-style-name="Index_20_Link">1️⃣ Séquences et indexation<text:tab/>36</text:a></text:p>
          <text:p text:style-name="P3"><text:a xlink:type="simple" xlink:href="#__RefHeading___Toc3631_1654380264" text:style-name="Index_20_Link" text:visited-style-name="Index_20_Link">🔹 Notion<text:tab/>36</text:a></text:p>
          <text:p text:style-name="P2"><text:a xlink:type="simple" xlink:href="#__RefHeading___Toc3633_1654380264" text:style-name="Index_20_Link" text:visited-style-name="Index_20_Link">2️⃣ Les tuples ()<text:tab/>36</text:a></text:p>
          <text:p text:style-name="P3"><text:a xlink:type="simple" xlink:href="#__RefHeading___Toc3635_1654380264" text:style-name="Index_20_Link" text:visited-style-name="Index_20_Link">🔹 Définition<text:tab/>36</text:a></text:p>
          <text:p text:style-name="P2"><text:a xlink:type="simple" xlink:href="#__RefHeading___Toc3637_1654380264" text:style-name="Index_20_Link" text:visited-style-name="Index_20_Link">3️⃣ Immuabilité des tuples (notion clé)<text:tab/>36</text:a></text:p>
          <text:p text:style-name="P3"><text:a xlink:type="simple" xlink:href="#__RefHeading___Toc3639_1654380264" text:style-name="Index_20_Link" text:visited-style-name="Index_20_Link">🔹 Qu’est-ce que l’immuabilité ?<text:tab/>36</text:a></text:p>
          <text:p text:style-name="P2"><text:a xlink:type="simple" xlink:href="#__RefHeading___Toc3641_1654380264" text:style-name="Index_20_Link" text:visited-style-name="Index_20_Link">4️⃣ Temps d’accès<text:tab/>37</text:a></text:p>
          <text:p text:style-name="P3"><text:a xlink:type="simple" xlink:href="#__RefHeading___Toc3643_1654380264" text:style-name="Index_20_Link" text:visited-style-name="Index_20_Link">🔹 Notion<text:tab/>37</text:a></text:p>
          <text:p text:style-name="P2"><text:a xlink:type="simple" xlink:href="#__RefHeading___Toc3645_1654380264" text:style-name="Index_20_Link" text:visited-style-name="Index_20_Link">5️⃣ Découpage (slicing)<text:tab/>37</text:a></text:p>
          <text:p text:style-name="P3"><text:a xlink:type="simple" xlink:href="#__RefHeading___Toc3647_1654380264" text:style-name="Index_20_Link" text:visited-style-name="Index_20_Link">🔹 Définition<text:tab/>37</text:a></text:p>
          <text:p text:style-name="P2"><text:a xlink:type="simple" xlink:href="#__RefHeading___Toc3649_1654380264" text:style-name="Index_20_Link" text:visited-style-name="Index_20_Link">6️⃣ Les listes []<text:tab/>37</text:a></text:p>
          <text:p text:style-name="P3"><text:a xlink:type="simple" xlink:href="#__RefHeading___Toc3651_1654380264" text:style-name="Index_20_Link" text:visited-style-name="Index_20_Link">🔹 Définition<text:tab/>37</text:a></text:p>
          <text:p text:style-name="P2"><text:a xlink:type="simple" xlink:href="#__RefHeading___Toc3653_1654380264" text:style-name="Index_20_Link" text:visited-style-name="Index_20_Link">7️⃣ Mutabilité des listes (notion clé)<text:tab/>38</text:a></text:p>
          <text:p text:style-name="P3"><text:a xlink:type="simple" xlink:href="#__RefHeading___Toc3655_1654380264" text:style-name="Index_20_Link" text:visited-style-name="Index_20_Link">🔹 Conséquence<text:tab/>38</text:a></text:p>
          <text:p text:style-name="P2"><text:a xlink:type="simple" xlink:href="#__RefHeading___Toc3657_1654380264" text:style-name="Index_20_Link" text:visited-style-name="Index_20_Link">8️⃣ Accès indexé vs accès direct (listes)<text:tab/>38</text:a></text:p>
          <text:p text:style-name="P2"><text:a xlink:type="simple" xlink:href="#__RefHeading___Toc3659_1654380264" text:style-name="Index_20_Link" text:visited-style-name="Index_20_Link">9️⃣ append, extend et +<text:tab/>38</text:a></text:p>
          <text:p text:style-name="P3"><text:a xlink:type="simple" xlink:href="#__RefHeading___Toc3661_1654380264" text:style-name="Index_20_Link" text:visited-style-name="Index_20_Link">🔹 append<text:tab/>38</text:a></text:p>
          <text:p text:style-name="P3"><text:a xlink:type="simple" xlink:href="#__RefHeading___Toc3663_1654380264" text:style-name="Index_20_Link" text:visited-style-name="Index_20_Link">🔹 extend<text:tab/>38</text:a></text:p>
          <text:p text:style-name="P3"><text:a xlink:type="simple" xlink:href="#__RefHeading___Toc3665_1654380264" text:style-name="Index_20_Link" text:visited-style-name="Index_20_Link">🔹 +<text:tab/>38</text:a></text:p>
          <text:p text:style-name="P2"><text:a xlink:type="simple" xlink:href="#__RefHeading___Toc3667_1654380264" text:style-name="Index_20_Link" text:visited-style-name="Index_20_Link">🔟 Comparaison tuple / liste (essentiel)<text:tab/>39</text:a></text:p>
          <text:p text:style-name="P2"><text:a xlink:type="simple" xlink:href="#__RefHeading___Toc3669_1654380264" text:style-name="Index_20_Link" text:visited-style-name="Index_20_Link">🧠 Résumé final à retenir absolument<text:tab/>39</text:a></text:p>
          <text:p text:style-name="P1"><text:a xlink:type="simple" xlink:href="#__RefHeading___Toc3671_1654380264" text:style-name="Index_20_Link" text:visited-style-name="Index_20_Link">TD11 _ Listes (suite)<text:tab/>39</text:a></text:p>
          <text:p text:style-name="P2"><text:a xlink:type="simple" xlink:href="#__RefHeading___Toc3673_1654380264" text:style-name="Index_20_Link" text:visited-style-name="Index_20_Link">1️⃣ Rappel : les listes sont mutables<text:tab/>39</text:a></text:p>
          <text:p text:style-name="P3"><text:a xlink:type="simple" xlink:href="#__RefHeading___Toc3675_1654380264" text:style-name="Index_20_Link" text:visited-style-name="Index_20_Link">🔹 Notion fondamentale<text:tab/>39</text:a></text:p>
          <text:p text:style-name="P2"><text:a xlink:type="simple" xlink:href="#__RefHeading___Toc3677_1654380264" text:style-name="Index_20_Link" text:visited-style-name="Index_20_Link">2️⃣ Méthodes, fonctions et opérateurs sur les listes<text:tab/>40</text:a></text:p>
          <text:p text:style-name="P3"><text:a xlink:type="simple" xlink:href="#__RefHeading___Toc3679_1654380264" text:style-name="Index_20_Link" text:visited-style-name="Index_20_Link">🔹 Ce qui modifie la liste<text:tab/>40</text:a></text:p>
          <text:p text:style-name="P3"><text:a xlink:type="simple" xlink:href="#__RefHeading___Toc3681_1654380264" text:style-name="Index_20_Link" text:visited-style-name="Index_20_Link">🔹 Ce qui crée une nouvelle liste<text:tab/>40</text:a></text:p>
          <text:p text:style-name="P3"><text:a xlink:type="simple" xlink:href="#__RefHeading___Toc3683_1654380264" text:style-name="Index_20_Link" text:visited-style-name="Index_20_Link">🔹 Ce qui retourne une valeur<text:tab/>40</text:a></text:p>
          <text:p text:style-name="P3"><text:a xlink:type="simple" xlink:href="#__RefHeading___Toc3685_1654380264" text:style-name="Index_20_Link" text:visited-style-name="Index_20_Link">🔹 Ce qui ne retourne rien (None)<text:tab/>40</text:a></text:p>
          <text:p text:style-name="P2"><text:a xlink:type="simple" xlink:href="#__RefHeading___Toc3687_1654380264" text:style-name="Index_20_Link" text:visited-style-name="Index_20_Link">3️⃣ Différence entre modifier et insérer<text:tab/>41</text:a></text:p>
          <text:p text:style-name="P2"><text:a xlink:type="simple" xlink:href="#__RefHeading___Toc3689_1654380264" text:style-name="Index_20_Link" text:visited-style-name="Index_20_Link">4️⃣ Copie vs affectation (très important)<text:tab/>41</text:a></text:p>
          <text:p text:style-name="P2"><text:a xlink:type="simple" xlink:href="#__RefHeading___Toc3691_1654380264" text:style-name="Index_20_Link" text:visited-style-name="Index_20_Link">5️⃣ Parcourir une liste en la modifiant (gros piège)<text:tab/>41</text:a></text:p>
          <text:p text:style-name="P3"><text:a xlink:type="simple" xlink:href="#__RefHeading___Toc3693_1654380264" text:style-name="Index_20_Link" text:visited-style-name="Index_20_Link">❌ Mauvais cas (boucle infinie)<text:tab/>41</text:a></text:p>
          <text:p text:style-name="P3"><text:a xlink:type="simple" xlink:href="#__RefHeading___Toc3695_1654380264" text:style-name="Index_20_Link" text:visited-style-name="Index_20_Link"><text:soft-page-break/>✔️ Bon cas (copie)<text:tab/>41</text:a></text:p>
          <text:p text:style-name="P2"><text:a xlink:type="simple" xlink:href="#__RefHeading___Toc3697_1654380264" text:style-name="Index_20_Link" text:visited-style-name="Index_20_Link">6️⃣ Création de listes aléatoires<text:tab/>41</text:a></text:p>
          <text:p text:style-name="P3"><text:a xlink:type="simple" xlink:href="#__RefHeading___Toc3699_1654380264" text:style-name="Index_20_Link" text:visited-style-name="Index_20_Link">🔹 Principe<text:tab/>41</text:a></text:p>
          <text:p text:style-name="P2"><text:a xlink:type="simple" xlink:href="#__RefHeading___Toc3701_1654380264" text:style-name="Index_20_Link" text:visited-style-name="Index_20_Link">7️⃣ Listes en compréhension (notion clé)<text:tab/>42</text:a></text:p>
          <text:p text:style-name="P3"><text:a xlink:type="simple" xlink:href="#__RefHeading___Toc3703_1654380264" text:style-name="Index_20_Link" text:visited-style-name="Index_20_Link">🔹 Définition<text:tab/>42</text:a></text:p>
          <text:p text:style-name="P2"><text:a xlink:type="simple" xlink:href="#__RefHeading___Toc3705_1654380264" text:style-name="Index_20_Link" text:visited-style-name="Index_20_Link">8️⃣ Traitements sur les listes (fonctions demandées)<text:tab/>42</text:a></text:p>
          <text:p text:style-name="P3"><text:a xlink:type="simple" xlink:href="#__RefHeading___Toc3707_1654380264" text:style-name="Index_20_Link" text:visited-style-name="Index_20_Link">Exemples d’objectifs<text:tab/>42</text:a></text:p>
          <text:p text:style-name="P2"><text:a xlink:type="simple" xlink:href="#__RefHeading___Toc3709_1654380264" text:style-name="Index_20_Link" text:visited-style-name="Index_20_Link">9️⃣ Suppression d’éléments : pièges<text:tab/>42</text:a></text:p>
          <text:p text:style-name="P2"><text:a xlink:type="simple" xlink:href="#__RefHeading___Toc3711_1654380264" text:style-name="Index_20_Link" text:visited-style-name="Index_20_Link">🔟 Ce que le TD veut absolument que tu maîtrises<text:tab/>43</text:a></text:p>
          <text:p text:style-name="P2"><text:a xlink:type="simple" xlink:href="#__RefHeading___Toc3713_1654380264" text:style-name="Index_20_Link" text:visited-style-name="Index_20_Link">🧠 Résumé final (à apprendre)<text:tab/>43</text:a></text:p>
          <text:p text:style-name="P1"><text:a xlink:type="simple" xlink:href="#__RefHeading___Toc3715_1654380264" text:style-name="Index_20_Link" text:visited-style-name="Index_20_Link">TD12 _ Dictionnaires<text:tab/>43</text:a></text:p>
          <text:p text:style-name="P2"><text:a xlink:type="simple" xlink:href="#__RefHeading___Toc3717_1654380264" text:style-name="Index_20_Link" text:visited-style-name="Index_20_Link">1️⃣ Qu’est-ce qu’un dictionnaire ?<text:tab/>43</text:a></text:p>
          <text:p text:style-name="P3"><text:a xlink:type="simple" xlink:href="#__RefHeading___Toc3719_1654380264" text:style-name="Index_20_Link" text:visited-style-name="Index_20_Link">🔹 Définition<text:tab/>43</text:a></text:p>
          <text:p text:style-name="P2"><text:a xlink:type="simple" xlink:href="#__RefHeading___Toc3721_1654380264" text:style-name="Index_20_Link" text:visited-style-name="Index_20_Link">2️⃣ Pourquoi on parle de “dictionnaire” ?<text:tab/>44</text:a></text:p>
          <text:p text:style-name="P2"><text:a xlink:type="simple" xlink:href="#__RefHeading___Toc3723_1654380264" text:style-name="Index_20_Link" text:visited-style-name="Index_20_Link">3️⃣ Contraintes importantes sur les clefs<text:tab/>44</text:a></text:p>
          <text:p text:style-name="P3"><text:a xlink:type="simple" xlink:href="#__RefHeading___Toc3725_1654380264" text:style-name="Index_20_Link" text:visited-style-name="Index_20_Link">🔹 Règles à retenir<text:tab/>44</text:a></text:p>
          <text:p text:style-name="P2"><text:a xlink:type="simple" xlink:href="#__RefHeading___Toc3727_1654380264" text:style-name="Index_20_Link" text:visited-style-name="Index_20_Link">4️⃣ Les valeurs (beaucoup plus libres)<text:tab/>44</text:a></text:p>
          <text:p text:style-name="P2"><text:a xlink:type="simple" xlink:href="#__RefHeading___Toc3729_1654380264" text:style-name="Index_20_Link" text:visited-style-name="Index_20_Link">5️⃣ Création et modification d’un dictionnaire<text:tab/>45</text:a></text:p>
          <text:p text:style-name="P3"><text:a xlink:type="simple" xlink:href="#__RefHeading___Toc3731_1654380264" text:style-name="Index_20_Link" text:visited-style-name="Index_20_Link">🔹 Création<text:tab/>45</text:a></text:p>
          <text:p text:style-name="P3"><text:a xlink:type="simple" xlink:href="#__RefHeading___Toc3733_1654380264" text:style-name="Index_20_Link" text:visited-style-name="Index_20_Link">🔹 Ajouter ou modifier<text:tab/>45</text:a></text:p>
          <text:p text:style-name="P2"><text:a xlink:type="simple" xlink:href="#__RefHeading___Toc3735_1654380264" text:style-name="Index_20_Link" text:visited-style-name="Index_20_Link">6️⃣ Accès aux valeurs<text:tab/>45</text:a></text:p>
          <text:p text:style-name="P3"><text:a xlink:type="simple" xlink:href="#__RefHeading___Toc3737_1654380264" text:style-name="Index_20_Link" text:visited-style-name="Index_20_Link">🔹 Accès direct<text:tab/>45</text:a></text:p>
          <text:p text:style-name="P3"><text:a xlink:type="simple" xlink:href="#__RefHeading___Toc3739_1654380264" text:style-name="Index_20_Link" text:visited-style-name="Index_20_Link">🔹 Accès sécurisé avec get()<text:tab/>45</text:a></text:p>
          <text:p text:style-name="P2"><text:a xlink:type="simple" xlink:href="#__RefHeading___Toc3741_1654380264" text:style-name="Index_20_Link" text:visited-style-name="Index_20_Link">7️⃣ Tester l’existence d’une clef<text:tab/>45</text:a></text:p>
          <text:p text:style-name="P2"><text:a xlink:type="simple" xlink:href="#__RefHeading___Toc3743_1654380264" text:style-name="Index_20_Link" text:visited-style-name="Index_20_Link">8️⃣ Parcourir un dictionnaire<text:tab/>45</text:a></text:p>
          <text:p text:style-name="P3"><text:a xlink:type="simple" xlink:href="#__RefHeading___Toc3745_1654380264" text:style-name="Index_20_Link" text:visited-style-name="Index_20_Link">🔹 Parcourir les clefs<text:tab/>45</text:a></text:p>
          <text:p text:style-name="P3"><text:a xlink:type="simple" xlink:href="#__RefHeading___Toc3747_1654380264" text:style-name="Index_20_Link" text:visited-style-name="Index_20_Link">🔹 Parcourir clefs + valeurs<text:tab/>45</text:a></text:p>
          <text:p text:style-name="P2"><text:a xlink:type="simple" xlink:href="#__RefHeading___Toc3749_1654380264" text:style-name="Index_20_Link" text:visited-style-name="Index_20_Link">9️⃣ Méthodes essentielles à connaître<text:tab/>45</text:a></text:p>
          <text:p text:style-name="P2"><text:a xlink:type="simple" xlink:href="#__RefHeading___Toc3751_1654380264" text:style-name="Index_20_Link" text:visited-style-name="Index_20_Link">🔟 Usages typiques des dictionnaires (très important)<text:tab/>46</text:a></text:p>
          <text:p text:style-name="P3"><text:a xlink:type="simple" xlink:href="#__RefHeading___Toc3753_1654380264" text:style-name="Index_20_Link" text:visited-style-name="Index_20_Link">✔️ Associations<text:tab/>46</text:a></text:p>
          <text:p text:style-name="P3"><text:a xlink:type="simple" xlink:href="#__RefHeading___Toc3755_1654380264" text:style-name="Index_20_Link" text:visited-style-name="Index_20_Link">✔️ Comptage (fréquences)<text:tab/>46</text:a></text:p>
          <text:p text:style-name="P3"><text:a xlink:type="simple" xlink:href="#__RefHeading___Toc3757_1654380264" text:style-name="Index_20_Link" text:visited-style-name="Index_20_Link">✔️ Objets simples<text:tab/>46</text:a></text:p>
          <text:p text:style-name="P3"><text:a xlink:type="simple" xlink:href="#__RefHeading___Toc3759_1654380264" text:style-name="Index_20_Link" text:visited-style-name="Index_20_Link">✔️ Mini base de données<text:tab/>46</text:a></text:p>
          <text:p text:style-name="P2"><text:a xlink:type="simple" xlink:href="#__RefHeading___Toc3761_1654380264" text:style-name="Index_20_Link" text:visited-style-name="Index_20_Link">1️⃣1️⃣ Erreurs et pièges classiques<text:tab/>46</text:a></text:p>
          <text:p text:style-name="P2"><text:a xlink:type="simple" xlink:href="#__RefHeading___Toc3763_1654380264" text:style-name="Index_20_Link" text:visited-style-name="Index_20_Link">🧠 Résumé final (à apprendre)<text:tab/>46</text:a></text:p>
          <text:p text:style-name="P1"><text:a xlink:type="simple" xlink:href="#__RefHeading___Toc3765_1654380264" text:style-name="Index_20_Link" text:visited-style-name="Index_20_Link">TD14 _ Erreurs et Exceptions<text:tab/>47</text:a></text:p>
          <text:p text:style-name="P2"><text:a xlink:type="simple" xlink:href="#__RefHeading___Toc3767_1654380264" text:style-name="Index_20_Link" text:visited-style-name="Index_20_Link">1️⃣ Qu’est-ce qu’une erreur ?<text:tab/>47</text:a></text:p>
          <text:p text:style-name="P3"><text:a xlink:type="simple" xlink:href="#__RefHeading___Toc3769_1654380264" text:style-name="Index_20_Link" text:visited-style-name="Index_20_Link">🔹 Idée clé<text:tab/>47</text:a></text:p>
          <text:p text:style-name="P2"><text:a xlink:type="simple" xlink:href="#__RefHeading___Toc3771_1654380264" text:style-name="Index_20_Link" text:visited-style-name="Index_20_Link">2️⃣ Les trois types d’erreurs<text:tab/>47</text:a></text:p>
          <text:p text:style-name="P3"><text:a xlink:type="simple" xlink:href="#__RefHeading___Toc3773_1654380264" text:style-name="Index_20_Link" text:visited-style-name="Index_20_Link">1️⃣ Erreur de syntaxe<text:tab/>47</text:a></text:p>
          <text:p text:style-name="P3"><text:a xlink:type="simple" xlink:href="#__RefHeading___Toc3775_1654380264" text:style-name="Index_20_Link" text:visited-style-name="Index_20_Link">2️⃣ Erreur d’exécution (exception)<text:tab/>47</text:a></text:p>
          <text:p text:style-name="P3"><text:a xlink:type="simple" xlink:href="#__RefHeading___Toc3777_1654380264" text:style-name="Index_20_Link" text:visited-style-name="Index_20_Link">3️⃣ Erreur sémantique (logique)<text:tab/>48</text:a></text:p>
          <text:p text:style-name="P2"><text:a xlink:type="simple" xlink:href="#__RefHeading___Toc3779_1654380264" text:style-name="Index_20_Link" text:visited-style-name="Index_20_Link">3️⃣ Qu’est-ce qu’une exception ?<text:tab/>48</text:a></text:p>
          <text:p text:style-name="P3"><text:a xlink:type="simple" xlink:href="#__RefHeading___Toc3781_1654380264" text:style-name="Index_20_Link" text:visited-style-name="Index_20_Link">🔹 Définition<text:tab/>48</text:a></text:p>
          <text:p text:style-name="P2"><text:a xlink:type="simple" xlink:href="#__RefHeading___Toc3783_1654380264" text:style-name="Index_20_Link" text:visited-style-name="Index_20_Link">4️⃣ Exceptions prédéfinies importantes<text:tab/>48</text:a></text:p>
          <text:p text:style-name="P2"><text:a xlink:type="simple" xlink:href="#__RefHeading___Toc3785_1654380264" text:style-name="Index_20_Link" text:visited-style-name="Index_20_Link">5️⃣ Intercepter une exception : try / except<text:tab/>48</text:a></text:p>
          <text:p text:style-name="P3"><text:a xlink:type="simple" xlink:href="#__RefHeading___Toc3787_1654380264" text:style-name="Index_20_Link" text:visited-style-name="Index_20_Link">🔹 Pourquoi ?<text:tab/>48</text:a></text:p>
          <text:p text:style-name="P3"><text:a xlink:type="simple" xlink:href="#__RefHeading___Toc3789_1654380264" text:style-name="Index_20_Link" text:visited-style-name="Index_20_Link">Syntaxe de base<text:tab/>48</text:a></text:p>
          <text:p text:style-name="P3"><text:a xlink:type="simple" xlink:href="#__RefHeading___Toc3791_1654380264" text:style-name="Index_20_Link" text:visited-style-name="Index_20_Link">Exemple simple<text:tab/>49</text:a></text:p>
          <text:p text:style-name="P2"><text:a xlink:type="simple" xlink:href="#__RefHeading___Toc3793_1654380264" text:style-name="Index_20_Link" text:visited-style-name="Index_20_Link">6️⃣ Rendre une entrée utilisateur robuste<text:tab/>49</text:a></text:p>
          <text:p text:style-name="P3"><text:a xlink:type="simple" xlink:href="#__RefHeading___Toc3795_1654380264" text:style-name="Index_20_Link" text:visited-style-name="Index_20_Link">Problème<text:tab/>49</text:a></text:p>
          <text:p text:style-name="P3"><text:a xlink:type="simple" xlink:href="#__RefHeading___Toc3797_1654380264" text:style-name="Index_20_Link" text:visited-style-name="Index_20_Link">Solution du TD (très importante)<text:tab/>49</text:a></text:p>
          <text:p text:style-name="P2"><text:a xlink:type="simple" xlink:href="#__RefHeading___Toc3799_1654380264" text:style-name="Index_20_Link" text:visited-style-name="Index_20_Link"><text:soft-page-break/>7️⃣ Lever une exception avec raise<text:tab/>49</text:a></text:p>
          <text:p text:style-name="P3"><text:a xlink:type="simple" xlink:href="#__RefHeading___Toc3801_1654380264" text:style-name="Index_20_Link" text:visited-style-name="Index_20_Link">🔹 Pourquoi lever soi-même une exception ?<text:tab/>49</text:a></text:p>
          <text:p text:style-name="P3"><text:a xlink:type="simple" xlink:href="#__RefHeading___Toc3803_1654380264" text:style-name="Index_20_Link" text:visited-style-name="Index_20_Link">Exemple<text:tab/>49</text:a></text:p>
          <text:p text:style-name="P2"><text:a xlink:type="simple" xlink:href="#__RefHeading___Toc3805_1654380264" text:style-name="Index_20_Link" text:visited-style-name="Index_20_Link">8️⃣ Code mort après raise<text:tab/>49</text:a></text:p>
          <text:p text:style-name="P3"><text:a xlink:type="simple" xlink:href="#__RefHeading___Toc3807_1654380264" text:style-name="Index_20_Link" text:visited-style-name="Index_20_Link">🔹 Notion clé<text:tab/>49</text:a></text:p>
          <text:p text:style-name="P2"><text:a xlink:type="simple" xlink:href="#__RefHeading___Toc3809_1654380264" text:style-name="Index_20_Link" text:visited-style-name="Index_20_Link">9️⃣ Propagation des exceptions (pile d’appels)<text:tab/>50</text:a></text:p>
          <text:p text:style-name="P3"><text:a xlink:type="simple" xlink:href="#__RefHeading___Toc3811_1654380264" text:style-name="Index_20_Link" text:visited-style-name="Index_20_Link">🔹 Principe<text:tab/>50</text:a></text:p>
          <text:p text:style-name="P2"><text:a xlink:type="simple" xlink:href="#__RefHeading___Toc3813_1654380264" text:style-name="Index_20_Link" text:visited-style-name="Index_20_Link">🔟 Exception interceptée = programme vivant<text:tab/>50</text:a></text:p>
          <text:p text:style-name="P2"><text:a xlink:type="simple" xlink:href="#__RefHeading___Toc3815_1654380264" text:style-name="Index_20_Link" text:visited-style-name="Index_20_Link">1️⃣1️⃣ Objectif final du TD<text:tab/>50</text:a></text:p>
          <text:p text:style-name="P2"><text:a xlink:type="simple" xlink:href="#__RefHeading___Toc3817_1654380264" text:style-name="Index_20_Link" text:visited-style-name="Index_20_Link">🧠 Résumé final à retenir absolument<text:tab/>51</text:a></text:p>
        </text:index-body>
      </text:table-of-content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3283_1654380264"/><text:soft-page-break/><text:span text:style-name="T1">TD_01 _</text:span>Les opérateurs en Python<text:bookmark-end text:name="__RefHeading___Toc3283_1654380264"/></text:h>
      <text:h text:style-name="Heading_20_2" text:outline-level="2"><text:bookmark-start text:name="__RefHeading___Toc3285_1654380264"/>🔢 Opérateurs arithmétiques (nombres)<text:bookmark-end text:name="__RefHeading___Toc3285_1654380264"/></text:h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Opérateur</text:p>
            </table:table-cell>
            <table:table-cell table:style-name="Table1.A1" office:value-type="string">
              <text:p text:style-name="Table_20_Heading">Signification</text:p>
            </table:table-cell>
            <table:table-cell table:style-name="Table1.A1" office:value-type="string">
              <text:p text:style-name="Table_20_Heading">Marche quand…</text:p>
            </table:table-cell>
            <table:table-cell table:style-name="Table1.A1" office:value-type="string">
              <text:p text:style-name="Table_20_Heading">Ne marche pas quand…</text:p>
            </table:table-cell>
            <table:table-cell table:style-name="Table1.A1" office:value-type="string">
              <text:p text:style-name="Table_20_Heading">Exe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+</text:span></text:p>
          </table:table-cell>
          <table:table-cell table:style-name="Table1.A1" office:value-type="string">
            <text:p text:style-name="Table_20_Contents">addition</text:p>
          </table:table-cell>
          <table:table-cell table:style-name="Table1.A1" office:value-type="string">
            <text:p text:style-name="Table_20_Contents">nombres</text:p>
          </table:table-cell>
          <table:table-cell table:style-name="Table1.A1" office:value-type="string">
            <text:p text:style-name="Table_20_Contents">chaîne + nombre</text:p>
          </table:table-cell>
          <table:table-cell table:style-name="Table1.A1" office:value-type="string">
            <text:p text:style-name="Table_20_Contents"><text:span text:style-name="Source_20_Text">3 + 4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-</text:span></text:p>
          </table:table-cell>
          <table:table-cell table:style-name="Table1.A1" office:value-type="string">
            <text:p text:style-name="Table_20_Contents">soustraction</text:p>
          </table:table-cell>
          <table:table-cell table:style-name="Table1.A1" office:value-type="string">
            <text:p text:style-name="Table_20_Contents">nombres</text:p>
          </table:table-cell>
          <table:table-cell table:style-name="Table1.A1" office:value-type="string">
            <text:p text:style-name="Table_20_Contents">chaînes</text:p>
          </table:table-cell>
          <table:table-cell table:style-name="Table1.A1" office:value-type="string">
            <text:p text:style-name="Table_20_Contents"><text:span text:style-name="Source_20_Text">10 - 3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*</text:span></text:p>
          </table:table-cell>
          <table:table-cell table:style-name="Table1.A1" office:value-type="string">
            <text:p text:style-name="Table_20_Contents">multiplication</text:p>
          </table:table-cell>
          <table:table-cell table:style-name="Table1.A1" office:value-type="string">
            <text:p text:style-name="Table_20_Contents">nombres</text:p>
          </table:table-cell>
          <table:table-cell table:style-name="Table1.A1" office:value-type="string">
            <text:p text:style-name="Table_20_Contents">chaîne * chaîne</text:p>
          </table:table-cell>
          <table:table-cell table:style-name="Table1.A1" office:value-type="string">
            <text:p text:style-name="Table_20_Contents"><text:span text:style-name="Source_20_Text">5 * 6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**</text:span></text:p>
          </table:table-cell>
          <table:table-cell table:style-name="Table1.A1" office:value-type="string">
            <text:p text:style-name="Table_20_Contents">puissance</text:p>
          </table:table-cell>
          <table:table-cell table:style-name="Table1.A1" office:value-type="string">
            <text:p text:style-name="Table_20_Contents">nombres</text:p>
          </table:table-cell>
          <table:table-cell table:style-name="Table1.A1" office:value-type="string">
            <text:p text:style-name="Table_20_Contents">chaînes</text:p>
          </table:table-cell>
          <table:table-cell table:style-name="Table1.A1" office:value-type="string">
            <text:p text:style-name="Table_20_Contents"><text:span text:style-name="Source_20_Text">2 ** 3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/</text:span></text:p>
          </table:table-cell>
          <table:table-cell table:style-name="Table1.A1" office:value-type="string">
            <text:p text:style-name="Table_20_Contents">division</text:p>
          </table:table-cell>
          <table:table-cell table:style-name="Table1.A1" office:value-type="string">
            <text:p text:style-name="Table_20_Contents">nombres (≠0)</text:p>
          </table:table-cell>
          <table:table-cell table:style-name="Table1.A1" office:value-type="string">
            <text:p text:style-name="Table_20_Contents">division par 0</text:p>
          </table:table-cell>
          <table:table-cell table:style-name="Table1.A1" office:value-type="string">
            <text:p text:style-name="Table_20_Contents"><text:span text:style-name="Source_20_Text">10 / 3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//</text:span></text:p>
          </table:table-cell>
          <table:table-cell table:style-name="Table1.A1" office:value-type="string">
            <text:p text:style-name="Table_20_Contents">division entière</text:p>
          </table:table-cell>
          <table:table-cell table:style-name="Table1.A1" office:value-type="string">
            <text:p text:style-name="Table_20_Contents">nombres</text:p>
          </table:table-cell>
          <table:table-cell table:style-name="Table1.A1" office:value-type="string">
            <text:p text:style-name="Table_20_Contents">chaînes</text:p>
          </table:table-cell>
          <table:table-cell table:style-name="Table1.A1" office:value-type="string">
            <text:p text:style-name="Table_20_Contents"><text:span text:style-name="Source_20_Text">10 // 3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%</text:span></text:p>
          </table:table-cell>
          <table:table-cell table:style-name="Table1.A1" office:value-type="string">
            <text:p text:style-name="Table_20_Contents">reste</text:p>
          </table:table-cell>
          <table:table-cell table:style-name="Table1.A1" office:value-type="string">
            <text:p text:style-name="Table_20_Contents">nombres</text:p>
          </table:table-cell>
          <table:table-cell table:style-name="Table1.A1" office:value-type="string">
            <text:p text:style-name="Table_20_Contents">chaînes</text:p>
          </table:table-cell>
          <table:table-cell table:style-name="Table1.A1" office:value-type="string">
            <text:p text:style-name="Table_20_Contents"><text:span text:style-name="Source_20_Text">23 % 5</text:span></text:p>
          </table:table-cell>
        </table:table-row>
      </table:table>
      <text:p text:style-name="Text_20_body">❌ Exemple d’erreur :</text:p>
      <text:p text:style-name="P8"><text:span text:style-name="Source_20_Text">4 / 0 <text:s text:c="7"/># division par zéro</text:span></text:p>
      <text:p text:style-name="P11"><text:span text:style-name="Source_20_Text">"abc" - "a" # opération invalide</text:span></text:p>
      <text:h text:style-name="Heading_20_2" text:outline-level="2"><text:bookmark-start text:name="__RefHeading___Toc3287_1654380264"/>📝 Opérateurs sur les chaînes de caractères<text:bookmark-end text:name="__RefHeading___Toc3287_1654380264"/></text:h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Opérateur</text:p>
            </table:table-cell>
            <table:table-cell table:style-name="Table2.A1" office:value-type="string">
              <text:p text:style-name="Table_20_Heading">Effet</text:p>
            </table:table-cell>
            <table:table-cell table:style-name="Table2.A1" office:value-type="string">
              <text:p text:style-name="Table_20_Heading">Marche quand…</text:p>
            </table:table-cell>
            <table:table-cell table:style-name="Table2.A1" office:value-type="string">
              <text:p text:style-name="Table_20_Heading">Exempl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+</text:span></text:p>
          </table:table-cell>
          <table:table-cell table:style-name="Table2.A1" office:value-type="string">
            <text:p text:style-name="Table_20_Contents">concaténation</text:p>
          </table:table-cell>
          <table:table-cell table:style-name="Table2.A1" office:value-type="string">
            <text:p text:style-name="Table_20_Contents">chaîne + chaîne</text:p>
          </table:table-cell>
          <table:table-cell table:style-name="Table2.A1" office:value-type="string">
            <text:p text:style-name="Table_20_Contents"><text:span text:style-name="Source_20_Text">"bon" + "jour"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*</text:span></text:p>
          </table:table-cell>
          <table:table-cell table:style-name="Table2.A1" office:value-type="string">
            <text:p text:style-name="Table_20_Contents">répétition</text:p>
          </table:table-cell>
          <table:table-cell table:style-name="Table2.A1" office:value-type="string">
            <text:p text:style-name="Table_20_Contents">chaîne * entier</text:p>
          </table:table-cell>
          <table:table-cell table:style-name="Table2.A1" office:value-type="string">
            <text:p text:style-name="Table_20_Contents"><text:span text:style-name="Source_20_Text">"ha" * 3</text:span></text:p>
          </table:table-cell>
        </table:table-row>
      </table:table>
      <text:p text:style-name="Text_20_body">❌ Ne marche pas :</text:p>
      <text:p text:style-name="P9"><text:span text:style-name="Source_20_Text">"bonjour" * "3"</text:span></text:p>
      <text:h text:style-name="Heading_20_2" text:outline-level="2"><text:bookmark-start text:name="__RefHeading___Toc3289_1654380264"/>📦 Opérateurs sur les listes<text:bookmark-end text:name="__RefHeading___Toc3289_1654380264"/></text:h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Opérateur</text:p>
            </table:table-cell>
            <table:table-cell table:style-name="Table3.A1" office:value-type="string">
              <text:p text:style-name="Table_20_Heading">Effet</text:p>
            </table:table-cell>
            <table:table-cell table:style-name="Table3.A1" office:value-type="string">
              <text:p text:style-name="Table_20_Heading">Exempl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+</text:span></text:p>
          </table:table-cell>
          <table:table-cell table:style-name="Table3.A1" office:value-type="string">
            <text:p text:style-name="Table_20_Contents">concaténation</text:p>
          </table:table-cell>
          <table:table-cell table:style-name="Table3.A1" office:value-type="string">
            <text:p text:style-name="Table_20_Contents"><text:span text:style-name="Source_20_Text">[1,2] + [3]</text:span></text:p>
          </table:table-cell>
        </table:table-row>
        <table:table-row>
          <table:table-cell table:style-name="Table3.A1" office:value-type="string">
            <text:p text:style-name="Table_20_Contents"><text:span text:style-name="Source_20_Text">*</text:span></text:p>
          </table:table-cell>
          <table:table-cell table:style-name="Table3.A1" office:value-type="string">
            <text:p text:style-name="Table_20_Contents">répétition</text:p>
          </table:table-cell>
          <table:table-cell table:style-name="Table3.A1" office:value-type="string">
            <text:p text:style-name="Table_20_Contents"><text:span text:style-name="Source_20_Text">[1,2] * 3</text:span></text:p>
          </table:table-cell>
        </table:table-row>
        <table:table-row>
          <table:table-cell table:style-name="Table3.A1" office:value-type="string">
            <text:p text:style-name="Table_20_Contents"><text:span text:style-name="Source_20_Text">in</text:span></text:p>
          </table:table-cell>
          <table:table-cell table:style-name="Table3.A1" office:value-type="string">
            <text:p text:style-name="Table_20_Contents">présence</text:p>
          </table:table-cell>
          <table:table-cell table:style-name="Table3.A1" office:value-type="string">
            <text:p text:style-name="Table_20_Contents"><text:span text:style-name="Source_20_Text">3 in [1,2,3]</text:span></text:p>
          </table:table-cell>
        </table:table-row>
      </table:table>
      <text:h text:style-name="Heading_20_2" text:outline-level="2"/>
      <text:h text:style-name="Heading_20_2" text:outline-level="2"><text:bookmark-start text:name="__RefHeading___Toc3291_1654380264"/>🔍 Opérateurs de comparaison<text:bookmark-end text:name="__RefHeading___Toc3291_1654380264"/></text:h>
      <text:p text:style-name="Text_20_body"/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Opérateur</text:p>
            </table:table-cell>
            <table:table-cell table:style-name="Table4.A1" office:value-type="string">
              <text:p text:style-name="Table_20_Heading">Signification</text:p>
            </table:table-cell>
            <table:table-cell table:style-name="Table4.A1" office:value-type="string">
              <text:p text:style-name="Table_20_Heading">Exemple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ource_20_Text">==</text:span></text:p>
          </table:table-cell>
          <table:table-cell table:style-name="Table4.A1" office:value-type="string">
            <text:p text:style-name="Table_20_Contents">égal</text:p>
          </table:table-cell>
          <table:table-cell table:style-name="Table4.A1" office:value-type="string">
            <text:p text:style-name="Table_20_Contents"><text:span text:style-name="Source_20_Text">10 == 5</text:span></text:p>
          </table:table-cell>
        </table:table-row>
        <table:table-row>
          <table:table-cell table:style-name="Table4.A1" office:value-type="string">
            <text:p text:style-name="Table_20_Contents"><text:span text:style-name="Source_20_Text">!=</text:span></text:p>
          </table:table-cell>
          <table:table-cell table:style-name="Table4.A1" office:value-type="string">
            <text:p text:style-name="Table_20_Contents">différent</text:p>
          </table:table-cell>
          <table:table-cell table:style-name="Table4.A1" office:value-type="string">
            <text:p text:style-name="Table_20_Contents"><text:span text:style-name="Source_20_Text">4 != 3</text:span></text:p>
          </table:table-cell>
        </table:table-row>
        <text:soft-page-break/>
        <table:table-row>
          <table:table-cell table:style-name="Table4.A1" office:value-type="string">
            <text:p text:style-name="Table_20_Contents"><text:span text:style-name="Source_20_Text">&lt;</text:span></text:p>
          </table:table-cell>
          <table:table-cell table:style-name="Table4.A1" office:value-type="string">
            <text:p text:style-name="Table_20_Contents">plus petit</text:p>
          </table:table-cell>
          <table:table-cell table:style-name="Table4.A1" office:value-type="string">
            <text:p text:style-name="Table_20_Contents"><text:span text:style-name="Source_20_Text">3 &lt; 5</text:span></text:p>
          </table:table-cell>
        </table:table-row>
        <table:table-row>
          <table:table-cell table:style-name="Table4.A1" office:value-type="string">
            <text:p text:style-name="Table_20_Contents"><text:span text:style-name="Source_20_Text">&gt;</text:span></text:p>
          </table:table-cell>
          <table:table-cell table:style-name="Table4.A1" office:value-type="string">
            <text:p text:style-name="Table_20_Contents">plus grand</text:p>
          </table:table-cell>
          <table:table-cell table:style-name="Table4.A1" office:value-type="string">
            <text:p text:style-name="Table_20_Contents"><text:span text:style-name="Source_20_Text">7 &gt; 2</text:span></text:p>
          </table:table-cell>
        </table:table-row>
      </table:table>
      <text:p text:style-name="Text_20_body">⚠️ Attention aux types :</text:p>
      <text:p text:style-name="P9"><text:span text:style-name="Source_20_Text">'1' == 1 <text:s text:c="2"/># False</text:span></text:p>
      <text:h text:style-name="Heading_20_1" text:outline-level="1"><text:bookmark-start text:name="__RefHeading___Toc3293_1654380264"/>2️⃣ Les fonctions importantes<text:bookmark-end text:name="__RefHeading___Toc3293_1654380264"/></text:h>
      <text:h text:style-name="Heading_20_2" text:outline-level="2"><text:bookmark-start text:name="__RefHeading___Toc3295_1654380264"/>🔹 <text:span text:style-name="Source_20_Text">len()</text:span><text:bookmark-end text:name="__RefHeading___Toc3295_1654380264"/></text:h>
      <text:h text:style-name="Heading_20_3" text:outline-level="3"><text:bookmark-start text:name="__RefHeading___Toc3297_1654380264"/>👉 Rôle<text:bookmark-end text:name="__RefHeading___Toc3297_1654380264"/></text:h>
      <text:p text:style-name="Text_20_body">Donne <text:span text:style-name="Strong_20_Emphasis">le nombre d’éléments</text:span> :</text:p>
      <text:list text:style-name="L1">
        <text:list-item>
          <text:p text:style-name="P16">d’une chaîne</text:p>
        </text:list-item>
        <text:list-item>
          <text:p text:style-name="P16">d’une liste</text:p>
        </text:list-item>
      </text:list>
      <text:h text:style-name="Heading_20_3" text:outline-level="3"><text:bookmark-start text:name="__RefHeading___Toc3299_1654380264"/>✔️ Exemple<text:bookmark-end text:name="__RefHeading___Toc3299_1654380264"/></text:h>
      <text:p text:style-name="P8"><text:span text:style-name="Source_20_Text">len("Bonjour") <text:s text:c="5"/># 7</text:span></text:p>
      <text:p text:style-name="P11"><text:span text:style-name="Source_20_Text">len([1, 2, 3, 4]) <text:s text:c="2"/># 4</text:span></text:p>
      <text:h text:style-name="Heading_20_3" text:outline-level="3"><text:bookmark-start text:name="__RefHeading___Toc3301_1654380264"/>❌ Ne marche pas<text:bookmark-end text:name="__RefHeading___Toc3301_1654380264"/></text:h>
      <text:p text:style-name="P9"><text:span text:style-name="Source_20_Text">len(10) <text:s/># erreur</text:span></text:p>
      <text:h text:style-name="Heading_20_2" text:outline-level="2"><text:bookmark-start text:name="__RefHeading___Toc3303_1654380264"/>🔹 <text:span text:style-name="Source_20_Text">max()</text:span><text:bookmark-end text:name="__RefHeading___Toc3303_1654380264"/></text:h>
      <text:h text:style-name="Heading_20_3" text:outline-level="3"><text:bookmark-start text:name="__RefHeading___Toc3305_1654380264"/>👉 Rôle<text:bookmark-end text:name="__RefHeading___Toc3305_1654380264"/></text:h>
      <text:p text:style-name="Text_20_body">Retourne <text:span text:style-name="Strong_20_Emphasis">le plus grand élément</text:span>.</text:p>
      <text:h text:style-name="Heading_20_3" text:outline-level="3"><text:bookmark-start text:name="__RefHeading___Toc3307_1654380264"/>✔️ Exemple<text:bookmark-end text:name="__RefHeading___Toc3307_1654380264"/></text:h>
      <text:p text:style-name="P8"><text:span text:style-name="Source_20_Text">max([3, 7, 2]) <text:s text:c="5"/># 7</text:span></text:p>
      <text:p text:style-name="P11"><text:span text:style-name="Source_20_Text">max("abc") <text:s text:c="8"/># 'c'</text:span></text:p>
      <text:h text:style-name="Heading_20_3" text:outline-level="3"><text:bookmark-start text:name="__RefHeading___Toc3309_1654380264"/>❌ Ne marche pas<text:bookmark-end text:name="__RefHeading___Toc3309_1654380264"/></text:h>
      <text:p text:style-name="P9"><text:span text:style-name="Source_20_Text">max(10) <text:s/># pas une collection</text:span></text:p>
      <text:h text:style-name="Heading_20_2" text:outline-level="2"><text:bookmark-start text:name="__RefHeading___Toc3311_1654380264"/>🔹 <text:span text:style-name="Source_20_Text">sorted()</text:span><text:bookmark-end text:name="__RefHeading___Toc3311_1654380264"/></text:h>
      <text:h text:style-name="Heading_20_3" text:outline-level="3"><text:bookmark-start text:name="__RefHeading___Toc3313_1654380264"/>👉 Rôle<text:bookmark-end text:name="__RefHeading___Toc3313_1654380264"/></text:h>
      <text:p text:style-name="Text_20_body">Retourne une <text:span text:style-name="Strong_20_Emphasis">nouvelle liste triée</text:span> (ne modifie pas l’originale).</text:p>
      <text:h text:style-name="Heading_20_3" text:outline-level="3"><text:bookmark-start text:name="__RefHeading___Toc3315_1654380264"/><text:soft-page-break/>✔️ Exemple<text:bookmark-end text:name="__RefHeading___Toc3315_1654380264"/></text:h>
      <text:p text:style-name="P9"><text:span text:style-name="Source_20_Text">sorted([3, 1, 2]) <text:s text:c="2"/># [1, 2, 3]</text:span></text:p>
      <text:h text:style-name="Heading_20_3" text:outline-level="3"><text:bookmark-start text:name="__RefHeading___Toc3317_1654380264"/>⚠️ Important<text:bookmark-end text:name="__RefHeading___Toc3317_1654380264"/></text:h>
      <text:p text:style-name="P8"><text:span text:style-name="Source_20_Text">l = [3, 1, 2]</text:span></text:p>
      <text:p text:style-name="P10"><text:span text:style-name="Source_20_Text">sorted(l)</text:span></text:p>
      <text:p text:style-name="P11"><text:span text:style-name="Source_20_Text">print(l) <text:s/># toujours [3, 1, 2]</text:span></text:p>
      <text:h text:style-name="Heading_20_2" text:outline-level="2"><text:bookmark-start text:name="__RefHeading___Toc3319_1654380264"/>🔹 <text:span text:style-name="Source_20_Text">append()</text:span> (méthode de liste)<text:bookmark-end text:name="__RefHeading___Toc3319_1654380264"/></text:h>
      <text:h text:style-name="Heading_20_3" text:outline-level="3"><text:bookmark-start text:name="__RefHeading___Toc3321_1654380264"/>👉 Rôle<text:bookmark-end text:name="__RefHeading___Toc3321_1654380264"/></text:h>
      <text:p text:style-name="Text_20_body">Ajoute <text:span text:style-name="Strong_20_Emphasis">un élément à la fin</text:span> de la liste.</text:p>
      <text:h text:style-name="Heading_20_3" text:outline-level="3"><text:bookmark-start text:name="__RefHeading___Toc3323_1654380264"/>✔️ Exemple<text:bookmark-end text:name="__RefHeading___Toc3323_1654380264"/></text:h>
      <text:p text:style-name="P8"><text:span text:style-name="Source_20_Text">l = [1, 2]</text:span></text:p>
      <text:p text:style-name="P10"><text:span text:style-name="Source_20_Text">l.append(3)</text:span></text:p>
      <text:p text:style-name="P11"><text:span text:style-name="Source_20_Text">print(l) <text:s/># [1, 2, 3]</text:span></text:p>
      <text:h text:style-name="Heading_20_3" text:outline-level="3"><text:bookmark-start text:name="__RefHeading___Toc3325_1654380264"/>⚠️ Très important<text:bookmark-end text:name="__RefHeading___Toc3325_1654380264"/></text:h>
      <text:p text:style-name="P8"><text:span text:style-name="Source_20_Text">x = l.append(4)</text:span></text:p>
      <text:p text:style-name="P11"><text:span text:style-name="Source_20_Text">print(x) <text:s/># None</text:span></text:p>
      <text:p text:style-name="Text_20_body">👉 <text:span text:style-name="Source_20_Text">append</text:span> <text:span text:style-name="Strong_20_Emphasis">ne retourne rien</text:span> (retourne <text:span text:style-name="Source_20_Text">None</text:span>).</text:p>
      <text:h text:style-name="Heading_20_1" text:outline-level="1"><text:bookmark-start text:name="__RefHeading___Toc3327_1654380264"/>3️⃣ Le type et la fonction <text:span text:style-name="Source_20_Text">type()</text:span><text:bookmark-end text:name="__RefHeading___Toc3327_1654380264"/></text:h>
      <text:h text:style-name="Heading_20_2" text:outline-level="2"><text:bookmark-start text:name="__RefHeading___Toc3329_1654380264"/>🔹 Qu’est-ce qu’un type ?<text:bookmark-end text:name="__RefHeading___Toc3329_1654380264"/></text:h>
      <text:p text:style-name="Text_20_body">Le <text:span text:style-name="Strong_20_Emphasis">type</text:span> indique :</text:p>
      <text:list text:style-name="L2">
        <text:list-item>
          <text:p text:style-name="P17">ce que représente une valeur</text:p>
        </text:list-item>
        <text:list-item>
          <text:p text:style-name="P17">quelles opérations sont autorisées</text:p>
        </text:list-item>
      </text:list>
      <text:p text:style-name="Text_20_body">Exemples de types :</text:p>
      <text:list text:style-name="L3">
        <text:list-item>
          <text:p text:style-name="P18"><text:span text:style-name="Source_20_Text">int</text:span> → entier</text:p>
        </text:list-item>
        <text:list-item>
          <text:p text:style-name="P18"><text:span text:style-name="Source_20_Text">float</text:span> → nombre à virgule</text:p>
        </text:list-item>
        <text:list-item>
          <text:p text:style-name="P18"><text:span text:style-name="Source_20_Text">str</text:span> → chaîne</text:p>
        </text:list-item>
        <text:list-item>
          <text:p text:style-name="P18"><text:span text:style-name="Source_20_Text">list</text:span> → liste</text:p>
        </text:list-item>
      </text:list>
      <text:h text:style-name="Heading_20_2" text:outline-level="2"><text:bookmark-start text:name="__RefHeading___Toc3331_1654380264"/><text:soft-page-break/>🔹 La fonction <text:span text:style-name="Source_20_Text">type()</text:span><text:bookmark-end text:name="__RefHeading___Toc3331_1654380264"/></text:h>
      <text:h text:style-name="Heading_20_3" text:outline-level="3"><text:bookmark-start text:name="__RefHeading___Toc3333_1654380264"/>👉 Rôle<text:bookmark-end text:name="__RefHeading___Toc3333_1654380264"/></text:h>
      <text:p text:style-name="Text_20_body">Donne le <text:span text:style-name="Strong_20_Emphasis">type d’une valeur</text:span>.</text:p>
      <text:h text:style-name="Heading_20_3" text:outline-level="3"><text:bookmark-start text:name="__RefHeading___Toc3335_1654380264"/>✔️ Exemples<text:bookmark-end text:name="__RefHeading___Toc3335_1654380264"/></text:h>
      <text:p text:style-name="P8"><text:span text:style-name="Source_20_Text">type(23) <text:s text:c="7"/># int</text:span></text:p>
      <text:p text:style-name="P10"><text:span text:style-name="Source_20_Text">type(1.5) <text:s text:c="6"/># float</text:span></text:p>
      <text:p text:style-name="P10"><text:span text:style-name="Source_20_Text">type("23") <text:s text:c="5"/># str</text:span></text:p>
      <text:p text:style-name="P11"><text:span text:style-name="Source_20_Text">type([1,2,3]) <text:s text:c="2"/># list</text:span></text:p>
      <text:h text:style-name="Heading_20_3" text:outline-level="3"><text:bookmark-start text:name="__RefHeading___Toc3337_1654380264"/>⚠️ Important<text:bookmark-end text:name="__RefHeading___Toc3337_1654380264"/></text:h>
      <text:p text:style-name="P8"><text:span text:style-name="Source_20_Text">23 <text:s text:c="5"/># nombre</text:span></text:p>
      <text:p text:style-name="P11"><text:span text:style-name="Source_20_Text">"23" <text:s text:c="3"/># texte</text:span></text:p>
      <text:p text:style-name="Text_20_body">➡️ même écriture, <text:span text:style-name="Strong_20_Emphasis">type différent</text:span>, comportement différent.</text:p>
      <text:h text:style-name="Heading_20_1" text:outline-level="1"><text:bookmark-start text:name="__RefHeading___Toc3339_1654380264"/>4️⃣ La fonction <text:span text:style-name="Source_20_Text">help()</text:span><text:bookmark-end text:name="__RefHeading___Toc3339_1654380264"/></text:h>
      <text:h text:style-name="Heading_20_2" text:outline-level="2"><text:bookmark-start text:name="__RefHeading___Toc3341_1654380264"/>🔹 À quoi sert <text:span text:style-name="Source_20_Text">help()</text:span> ?<text:bookmark-end text:name="__RefHeading___Toc3341_1654380264"/></text:h>
      <text:p text:style-name="Text_20_body">Afficher <text:span text:style-name="Strong_20_Emphasis">l’aide intégrée de Python</text:span> :</text:p>
      <text:list text:style-name="L4">
        <text:list-item>
          <text:p text:style-name="P19">fonctions</text:p>
        </text:list-item>
        <text:list-item>
          <text:p text:style-name="P19">types</text:p>
        </text:list-item>
        <text:list-item>
          <text:p text:style-name="P19">méthodes</text:p>
        </text:list-item>
        <text:list-item>
          <text:p text:style-name="P19">modules</text:p>
        </text:list-item>
      </text:list>
      <text:h text:style-name="Heading_20_2" text:outline-level="2"><text:bookmark-start text:name="__RefHeading___Toc3343_1654380264"/>🔹 Utilisation simple<text:bookmark-end text:name="__RefHeading___Toc3343_1654380264"/></text:h>
      <text:p text:style-name="P8"><text:span text:style-name="Source_20_Text">help(len)</text:span></text:p>
      <text:p text:style-name="P10"><text:span text:style-name="Source_20_Text">help(list)</text:span></text:p>
      <text:p text:style-name="P11"><text:span text:style-name="Source_20_Text">help(str)</text:span></text:p>
      <text:p text:style-name="Text_20_body">➡️ Affiche :</text:p>
      <text:list text:style-name="L5">
        <text:list-item>
          <text:p text:style-name="P20">description</text:p>
        </text:list-item>
        <text:list-item>
          <text:p text:style-name="P20">paramètres</text:p>
        </text:list-item>
        <text:list-item>
          <text:p text:style-name="P20">exemples</text:p>
        </text:list-item>
      </text:list>
      <text:h text:style-name="Heading_20_2" text:outline-level="2"><text:bookmark-start text:name="__RefHeading___Toc3345_1654380264"/>🔹 Mode aide interactif<text:bookmark-end text:name="__RefHeading___Toc3345_1654380264"/></text:h>
      <text:p text:style-name="P9"><text:span text:style-name="Source_20_Text">help()</text:span></text:p>
      <text:p text:style-name="Text_20_body">Puis taper :</text:p>
      <text:p text:style-name="P8"><text:soft-page-break/><text:span text:style-name="Source_20_Text">len</text:span></text:p>
      <text:p text:style-name="P10"><text:span text:style-name="Source_20_Text">LISTS</text:span></text:p>
      <text:p text:style-name="P11"><text:span text:style-name="Source_20_Text">INTEGER</text:span></text:p>
      <text:p text:style-name="Text_20_body">Quitter avec :</text:p>
      <text:p text:style-name="P9"><text:span text:style-name="Source_20_Text">q</text:span></text:p>
      <text:h text:style-name="Heading_20_2" text:outline-level="2"><text:bookmark-start text:name="__RefHeading___Toc3347_1654380264"/>🔹 Pourquoi <text:span text:style-name="Source_20_Text">help()</text:span> est important ?<text:bookmark-end text:name="__RefHeading___Toc3347_1654380264"/></text:h>
      <text:list text:style-name="L6">
        <text:list-item>
          <text:p text:style-name="P21">comprendre une fonction sans Internet</text:p>
        </text:list-item>
        <text:list-item>
          <text:p text:style-name="P21">éviter les erreurs</text:p>
        </text:list-item>
        <text:list-item>
          <text:p text:style-name="P21">devenir autonome en programmation</text:p>
        </text:list-item>
      </text:list>
      <text:h text:style-name="Heading_20_2" text:outline-level="2"><text:bookmark-start text:name="__RefHeading___Toc3349_1654380264"/>🧠 Résumé ultra-clair<text:bookmark-end text:name="__RefHeading___Toc3349_1654380264"/></text:h>
      <text:list text:style-name="L7">
        <text:list-item>
          <text:p text:style-name="P22">Les <text:span text:style-name="Strong_20_Emphasis">opérateurs</text:span> dépendent du <text:span text:style-name="Strong_20_Emphasis">type</text:span></text:p>
        </text:list-item>
        <text:list-item>
          <text:p text:style-name="P22"><text:span text:style-name="Source_20_Text">append()</text:span> modifie la liste mais retourne <text:span text:style-name="Source_20_Text">None</text:span></text:p>
        </text:list-item>
        <text:list-item>
          <text:p text:style-name="P22"><text:span text:style-name="Source_20_Text">sorted()</text:span> crée une nouvelle liste</text:p>
        </text:list-item>
        <text:list-item>
          <text:p text:style-name="P22"><text:span text:style-name="Source_20_Text">len()</text:span> et <text:span text:style-name="Source_20_Text">max()</text:span> fonctionnent sur des collections</text:p>
        </text:list-item>
        <text:list-item>
          <text:p text:style-name="P22"><text:span text:style-name="Source_20_Text">type()</text:span> permet de comprendre les erreurs</text:p>
        </text:list-item>
        <text:list-item>
          <text:p text:style-name="P22"><text:span text:style-name="Source_20_Text">help()</text:span> est ton <text:span text:style-name="Strong_20_Emphasis">meilleur ami</text:span> pour apprendre Python</text:p>
        </text:list-item>
      </text:list>
      <text:p text:style-name="Standard"/>
      <text:h text:style-name="P6" text:outline-level="2"><text:bookmark-start text:name="__RefHeading___Toc3351_1654380264"/>❌ Tableau des expressions erronées (TD01)<text:bookmark-end text:name="__RefHeading___Toc3351_1654380264"/></text:h>
      <text:p text:style-name="P27"/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15">Expression</text:p>
            </table:table-cell>
            <table:table-cell table:style-name="Table5.A1" office:value-type="string">
              <text:p text:style-name="P15">Type d’erreur</text:p>
            </table:table-cell>
            <table:table-cell table:style-name="Table5.A1" office:value-type="string">
              <text:p text:style-name="P15">Pourquoi l’expression est erronée</text:p>
            </table:table-cell>
          </table:table-row>
        </table:table-header-rows>
        <table:table-row>
          <table:table-cell table:style-name="Table5.A1" office:value-type="string">
            <text:p text:style-name="P14"><text:span text:style-name="Source_20_Text">4 / 0</text:span></text:p>
          </table:table-cell>
          <table:table-cell table:style-name="Table5.A1" office:value-type="string">
            <text:p text:style-name="P14">Erreur mathématique</text:p>
          </table:table-cell>
          <table:table-cell table:style-name="Table5.A1" office:value-type="string">
            <text:p text:style-name="P14">La division par zéro est interdite en mathématiques → Python lève une erreur</text:p>
          </table:table-cell>
        </table:table-row>
        <table:table-row>
          <table:table-cell table:style-name="Table5.A1" office:value-type="string">
            <text:p text:style-name="P14"><text:span text:style-name="Source_20_Text">Bonjour * 5</text:span></text:p>
          </table:table-cell>
          <table:table-cell table:style-name="Table5.A1" office:value-type="string">
            <text:p text:style-name="P14">Erreur de type</text:p>
          </table:table-cell>
          <table:table-cell table:style-name="Table5.A1" office:value-type="string">
            <text:p text:style-name="P14"><text:span text:style-name="Source_20_Text">Bonjour</text:span> n’est pas une chaîne (pas entre guillemets), Python le prend pour une variable inexistante</text:p>
          </table:table-cell>
        </table:table-row>
        <table:table-row>
          <table:table-cell table:style-name="Table5.A1" office:value-type="string">
            <text:p text:style-name="P14"><text:span text:style-name="Source_20_Text">"10" / 3</text:span></text:p>
          </table:table-cell>
          <table:table-cell table:style-name="Table5.A1" office:value-type="string">
            <text:p text:style-name="P14">Erreur de type</text:p>
          </table:table-cell>
          <table:table-cell table:style-name="Table5.A1" office:value-type="string">
            <text:p text:style-name="P14"><text:span text:style-name="Source_20_Text">/</text:span> est un opérateur numérique, <text:span text:style-name="Source_20_Text">"10"</text:span> est une chaîne</text:p>
          </table:table-cell>
        </table:table-row>
        <table:table-row>
          <table:table-cell table:style-name="Table5.A1" office:value-type="string">
            <text:p text:style-name="P14"><text:span text:style-name="Source_20_Text">"abc" - "a"</text:span></text:p>
          </table:table-cell>
          <table:table-cell table:style-name="Table5.A1" office:value-type="string">
            <text:p text:style-name="P14">Erreur de type</text:p>
          </table:table-cell>
          <table:table-cell table:style-name="Table5.A1" office:value-type="string">
            <text:p text:style-name="P14"><text:span text:style-name="Source_20_Text">-</text:span> n’est défini que pour les nombres</text:p>
          </table:table-cell>
        </table:table-row>
        <table:table-row>
          <table:table-cell table:style-name="Table5.A1" office:value-type="string">
            <text:p text:style-name="P14"><text:span text:style-name="Source_20_Text">"5" * "2"</text:span></text:p>
          </table:table-cell>
          <table:table-cell table:style-name="Table5.A1" office:value-type="string">
            <text:p text:style-name="P14">Erreur de type</text:p>
          </table:table-cell>
          <table:table-cell table:style-name="Table5.A1" office:value-type="string">
            <text:p text:style-name="P14"><text:span text:style-name="Source_20_Text">*</text:span> ne fonctionne pas entre deux chaînes</text:p>
          </table:table-cell>
        </table:table-row>
        <table:table-row>
          <table:table-cell table:style-name="Table5.A1" office:value-type="string">
            <text:p text:style-name="P14"><text:span text:style-name="Source_20_Text">"10.54" ** 5</text:span></text:p>
          </table:table-cell>
          <table:table-cell table:style-name="Table5.A1" office:value-type="string">
            <text:p text:style-name="P14">Erreur de type</text:p>
          </table:table-cell>
          <table:table-cell table:style-name="Table5.A1" office:value-type="string">
            <text:p text:style-name="P14"><text:span text:style-name="Source_20_Text">**</text:span> (puissance) fonctionne uniquement sur des nombres</text:p>
          </table:table-cell>
        </table:table-row>
        <table:table-row>
          <table:table-cell table:style-name="Table5.A1" office:value-type="string">
            <text:p text:style-name="P14"><text:span text:style-name="Source_20_Text">"1" / 2</text:span></text:p>
          </table:table-cell>
          <table:table-cell table:style-name="Table5.A1" office:value-type="string">
            <text:p text:style-name="P14">Erreur de type</text:p>
          </table:table-cell>
          <table:table-cell table:style-name="Table5.A1" office:value-type="string">
            <text:p text:style-name="P14">Impossible de diviser une chaîne par un nombre</text:p>
          </table:table-cell>
        </table:table-row>
        <table:table-row>
          <table:table-cell table:style-name="Table5.A1" office:value-type="string">
            <text:p text:style-name="P14"><text:span text:style-name="Source_20_Text">10,54**5 - 234</text:span></text:p>
          </table:table-cell>
          <table:table-cell table:style-name="Table5.A1" office:value-type="string">
            <text:p text:style-name="P14">Erreur de syntaxe</text:p>
          </table:table-cell>
          <table:table-cell table:style-name="Table5.A1" office:value-type="string">
            <text:p text:style-name="P14">En Python, les nombres décimaux utilisent un <text:span text:style-name="Strong_20_Emphasis">point</text:span>, pas une virgule</text:p>
          </table:table-cell>
        </table:table-row>
        <table:table-row>
          <table:table-cell table:style-name="Table5.A1" office:value-type="string">
            <text:p text:style-name="P14"><text:span text:style-name="Source_20_Text">523 &lt;</text:span></text:p>
          </table:table-cell>
          <table:table-cell table:style-name="Table5.A1" office:value-type="string">
            <text:p text:style-name="P14">Erreur de syntaxe</text:p>
          </table:table-cell>
          <table:table-cell table:style-name="Table5.A1" office:value-type="string">
            <text:p text:style-name="P14">L’opérateur <text:span text:style-name="Source_20_Text">&lt;</text:span> attend une valeur à droite</text:p>
          </table:table-cell>
        </table:table-row>
        <table:table-row>
          <table:table-cell table:style-name="Table5.A1" office:value-type="string">
            <text:p text:style-name="P14"><text:span text:style-name="Source_20_Text">"Bonjour" - 3</text:span></text:p>
          </table:table-cell>
          <table:table-cell table:style-name="Table5.A1" office:value-type="string">
            <text:p text:style-name="P14">Erreur de type</text:p>
          </table:table-cell>
          <table:table-cell table:style-name="Table5.A1" office:value-type="string">
            <text:p text:style-name="P14">On ne peut pas soustraire un nombre à une chaîne</text:p>
          </table:table-cell>
        </table:table-row>
        <text:soft-page-break/>
        <table:table-row>
          <table:table-cell table:style-name="Table5.A1" office:value-type="string">
            <text:p text:style-name="P14"><text:span text:style-name="Source_20_Text">1 // 2 + 1 // 3 + 1 // 4 + 1 // 5</text:span></text:p>
          </table:table-cell>
          <table:table-cell table:style-name="Table5.A1" office:value-type="string">
            <text:p text:style-name="P14">Erreur logique</text:p>
          </table:table-cell>
          <table:table-cell table:style-name="Table5.A1" office:value-type="string">
            <text:p text:style-name="P14"><text:span text:style-name="Source_20_Text">//</text:span> est une division entière → tous les termes valent <text:span text:style-name="Source_20_Text">0</text:span>, le calcul est faux même s’il n’y a pas d’erreur Python</text:p>
          </table:table-cell>
        </table:table-row>
      </table:table>
      <text:p text:style-name="P13"/>
      <text:h text:style-name="Heading_20_1" text:outline-level="1"><text:bookmark-start text:name="__RefHeading___Toc3353_1654380264"/><text:span text:style-name="T2">TD02 _ </text:span>Les variables<text:bookmark-end text:name="__RefHeading___Toc3353_1654380264"/></text:h>
      <text:h text:style-name="Heading_20_2" text:outline-level="2"><text:bookmark-start text:name="__RefHeading___Toc3355_1654380264"/>🔹 Qu’est-ce qu’une variable ?<text:bookmark-end text:name="__RefHeading___Toc3355_1654380264"/></text:h>
      <text:p text:style-name="Text_20_body">Une <text:span text:style-name="Strong_20_Emphasis">variable</text:span> est un <text:span text:style-name="Strong_20_Emphasis">nom</text:span> qui référence une <text:span text:style-name="Strong_20_Emphasis">valeur</text:span> en mémoire.</text:p>
      <text:p text:style-name="P9"><text:span text:style-name="Source_20_Text">age = 20</text:span></text:p>
      <text:list text:style-name="L8">
        <text:list-item>
          <text:p text:style-name="P23"><text:span text:style-name="Source_20_Text">age</text:span> → nom de la variable</text:p>
        </text:list-item>
        <text:list-item>
          <text:p text:style-name="P23"><text:span text:style-name="Source_20_Text">20</text:span> → valeur stockée</text:p>
        </text:list-item>
      </text:list>
      <text:p text:style-name="Text_20_body">👉 On peut ensuite réutiliser cette valeur :</text:p>
      <text:p text:style-name="P9"><text:span text:style-name="Source_20_Text">age + 1</text:span></text:p>
      <text:h text:style-name="Heading_20_2" text:outline-level="2"><text:bookmark-start text:name="__RefHeading___Toc3357_1654380264"/>🔹 À quoi servent les variables ?<text:bookmark-end text:name="__RefHeading___Toc3357_1654380264"/></text:h>
      <text:list text:style-name="L9">
        <text:list-item>
          <text:p text:style-name="P24">stocker un résultat</text:p>
        </text:list-item>
        <text:list-item>
          <text:p text:style-name="P24">éviter de répéter une valeur</text:p>
        </text:list-item>
        <text:list-item>
          <text:p text:style-name="P24">rendre le code lisible</text:p>
        </text:list-item>
      </text:list>
      <text:p text:style-name="Text_20_body">Exemple :</text:p>
      <text:p text:style-name="P8"><text:span text:style-name="Source_20_Text">rayon = 6.5</text:span></text:p>
      <text:p text:style-name="P11"><text:span text:style-name="Source_20_Text">aire = 3.14 * rayon**2</text:span></text:p>
      <text:h text:style-name="Heading_20_2" text:outline-level="2"><text:bookmark-start text:name="__RefHeading___Toc3359_1654380264"/>🔹 Comment bien nommer une variable ?<text:bookmark-end text:name="__RefHeading___Toc3359_1654380264"/></text:h>
      <text:h text:style-name="Heading_20_3" text:outline-level="3"><text:bookmark-start text:name="__RefHeading___Toc3361_1654380264"/>✔️ Règles obligatoires<text:bookmark-end text:name="__RefHeading___Toc3361_1654380264"/></text:h>
      <text:list text:style-name="L10">
        <text:list-item>
          <text:p text:style-name="P25">commence par une <text:span text:style-name="Strong_20_Emphasis">lettre</text:span> ou <text:span text:style-name="Source_20_Text">_</text:span></text:p>
        </text:list-item>
        <text:list-item>
          <text:p text:style-name="P25">pas d’espace</text:p>
        </text:list-item>
        <text:list-item>
          <text:p text:style-name="P25">pas de caractères spéciaux</text:p>
        </text:list-item>
        <text:list-item>
          <text:p text:style-name="P25">pas de mot réservé (<text:span text:style-name="Source_20_Text">if</text:span>, <text:span text:style-name="Source_20_Text">for</text:span>, <text:span text:style-name="Source_20_Text">while</text:span>, …)</text:p>
        </text:list-item>
      </text:list>
      <text:h text:style-name="Heading_20_3" text:outline-level="3"><text:bookmark-start text:name="__RefHeading___Toc3363_1654380264"/>✔️ Bonnes pratiques<text:bookmark-end text:name="__RefHeading___Toc3363_1654380264"/></text:h>
      <text:list text:style-name="L11">
        <text:list-item>
          <text:p text:style-name="P26">nom <text:span text:style-name="Strong_20_Emphasis">clair</text:span> et <text:span text:style-name="Strong_20_Emphasis">explicite</text:span></text:p>
        </text:list-item>
        <text:list-item>
          <text:p text:style-name="P26">en minuscules</text:p>
        </text:list-item>
        <text:list-item>
          <text:p text:style-name="P26">utiliser <text:span text:style-name="Source_20_Text">_</text:span> pour séparer les mots</text:p>
        </text:list-item>
      </text:list>
      <text:p text:style-name="Text_20_body"><text:soft-page-break/>✔️ Bons exemples :</text:p>
      <text:p text:style-name="P8"><text:span text:style-name="Source_20_Text">age</text:span></text:p>
      <text:p text:style-name="P10"><text:span text:style-name="Source_20_Text">rayon_cercle</text:span></text:p>
      <text:p text:style-name="P11"><text:span text:style-name="Source_20_Text">total_minutes</text:span></text:p>
      <text:p text:style-name="Text_20_body">❌ Mauvais exemples :</text:p>
      <text:p text:style-name="P8"><text:span text:style-name="Source_20_Text">2age <text:s text:c="7"/># commence par un chiffre</text:span></text:p>
      <text:p text:style-name="P10"><text:span text:style-name="Source_20_Text">mon age <text:s text:c="4"/># espace interdit</text:span></text:p>
      <text:p text:style-name="P11"><text:span text:style-name="Source_20_Text">if <text:s text:c="9"/># mot réservé</text:span></text:p>
      <text:h text:style-name="Heading_20_2" text:outline-level="2"><text:bookmark-start text:name="__RefHeading___Toc3365_1654380264"/>Résumé à retenir (très important)<text:bookmark-end text:name="__RefHeading___Toc3365_1654380264"/></text:h>
      <text:list text:style-name="L13">
        <text:list-item>
          <text:p text:style-name="P29">✔️ <text:span text:style-name="Strong_20_Emphasis">Correct</text:span> ≠ <text:span text:style-name="Strong_20_Emphasis">logiquement correct</text:span></text:p>
        </text:list-item>
        <text:list-item>
          <text:p text:style-name="P29">Les opérateurs mathématiques :</text:p>
          <text:list>
            <text:list-item>
              <text:p text:style-name="P29">fonctionnent <text:span text:style-name="Strong_20_Emphasis">uniquement sur des nombres</text:span></text:p>
            </text:list-item>
          </text:list>
        </text:list-item>
        <text:list-item>
          <text:p text:style-name="P29"><text:span text:style-name="Source_20_Text">/</text:span> → division réelle</text:p>
        </text:list-item>
        <text:list-item>
          <text:p text:style-name="P29"><text:span text:style-name="Source_20_Text">//</text:span> → division entière</text:p>
        </text:list-item>
        <text:list-item>
          <text:p text:style-name="P29"><text:span text:style-name="Source_20_Text">%</text:span> → reste</text:p>
        </text:list-item>
        <text:list-item>
          <text:p text:style-name="P29"><text:span text:style-name="Source_20_Text">**</text:span> → puissance</text:p>
        </text:list-item>
        <text:list-item>
          <text:p text:style-name="P29">Python <text:span text:style-name="Strong_20_Emphasis">refuse</text:span> toute opération non définie par le type</text:p>
        </text:list-item>
      </text:list>
      <text:p text:style-name="Standard"/>
      <text:p text:style-name="Standard"/>
      <text:h text:style-name="P7" text:outline-level="2"><text:bookmark-start text:name="__RefHeading___Toc3367_1654380264"/>❌ Tableau des expressions erronées (TD02)<text:bookmark-end text:name="__RefHeading___Toc3367_1654380264"/></text:h>
      <text:h text:style-name="Heading_20_3" text:outline-level="3"><text:bookmark-start text:name="__RefHeading___Toc3369_1654380264"/>Rappels de variables du TD02<text:bookmark-end text:name="__RefHeading___Toc3369_1654380264"/></text:h>
      <text:p text:style-name="P8"><text:span text:style-name="Source_20_Text">largeur = 2.8</text:span></text:p>
      <text:p text:style-name="P10"><text:span text:style-name="Source_20_Text">longueur = 34</text:span></text:p>
      <text:p text:style-name="P10"><text:span text:style-name="Source_20_Text">texte = "le langage Python"</text:span></text:p>
      <text:p text:style-name="P11"><text:span text:style-name="Source_20_Text">ma_liste = ["A", "B", "C"]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Table_20_Heading">Expression</text:p>
            </table:table-cell>
            <table:table-cell table:style-name="Table6.A1" office:value-type="string">
              <text:p text:style-name="Table_20_Heading">Type d’erreur</text:p>
            </table:table-cell>
            <table:table-cell table:style-name="Table6.A1" office:value-type="string">
              <text:p text:style-name="Table_20_Heading">Pourquoi c’est erroné</text:p>
            </table:table-cell>
          </table:table-row>
        </table:table-header-rows>
        <table:table-row>
          <table:table-cell table:style-name="Table6.A1" office:value-type="string">
            <text:p text:style-name="Table_20_Contents"><text:span text:style-name="Source_20_Text">longueur + texte</text:span></text:p>
          </table:table-cell>
          <table:table-cell table:style-name="Table6.A1" office:value-type="string">
            <text:p text:style-name="Table_20_Contents">Erreur de type</text:p>
          </table:table-cell>
          <table:table-cell table:style-name="Table6.A1" office:value-type="string">
            <text:p text:style-name="Table_20_Contents">Addition entre nombre et chaîne impossible</text:p>
          </table:table-cell>
        </table:table-row>
        <table:table-row>
          <table:table-cell table:style-name="Table6.A1" office:value-type="string">
            <text:p text:style-name="Table_20_Contents"><text:span text:style-name="Source_20_Text">ma_liste + 2</text:span></text:p>
          </table:table-cell>
          <table:table-cell table:style-name="Table6.A1" office:value-type="string">
            <text:p text:style-name="Table_20_Contents">Erreur de type</text:p>
          </table:table-cell>
          <table:table-cell table:style-name="Table6.A1" office:value-type="string">
            <text:p text:style-name="Table_20_Contents">Une liste ne peut pas être additionnée à un entier</text:p>
          </table:table-cell>
        </table:table-row>
        <table:table-row>
          <table:table-cell table:style-name="Table6.A1" office:value-type="string">
            <text:p text:style-name="Table_20_Contents"><text:span text:style-name="Source_20_Text">texte // 10</text:span></text:p>
          </table:table-cell>
          <table:table-cell table:style-name="Table6.A1" office:value-type="string">
            <text:p text:style-name="Table_20_Contents">Erreur de type</text:p>
          </table:table-cell>
          <table:table-cell table:style-name="Table6.A1" office:value-type="string">
            <text:p text:style-name="Table_20_Contents"><text:span text:style-name="Source_20_Text">//</text:span> est réservé aux nombres</text:p>
          </table:table-cell>
        </table:table-row>
        <table:table-row>
          <table:table-cell table:style-name="Table6.A1" office:value-type="string">
            <text:p text:style-name="Table_20_Contents"><text:span text:style-name="Source_20_Text">5 = longueur</text:span></text:p>
          </table:table-cell>
          <table:table-cell table:style-name="Table6.A1" office:value-type="string">
            <text:p text:style-name="Table_20_Contents">Erreur de syntaxe</text:p>
          </table:table-cell>
          <table:table-cell table:style-name="Table6.A1" office:value-type="string">
            <text:p text:style-name="Table_20_Contents">Le côté gauche de <text:span text:style-name="Source_20_Text">=</text:span> doit être une variable</text:p>
          </table:table-cell>
        </table:table-row>
        <table:table-row>
          <table:table-cell table:style-name="Table6.A1" office:value-type="string">
            <text:p text:style-name="Table_20_Contents"><text:span text:style-name="Source_20_Text">longueur + largeur = texte</text:span></text:p>
          </table:table-cell>
          <table:table-cell table:style-name="Table6.A1" office:value-type="string">
            <text:p text:style-name="Table_20_Contents">Erreur de syntaxe</text:p>
          </table:table-cell>
          <table:table-cell table:style-name="Table6.A1" office:value-type="string">
            <text:p text:style-name="Table_20_Contents">Une expression ne peut pas être assignée</text:p>
          </table:table-cell>
        </table:table-row>
        <table:table-row>
          <table:table-cell table:style-name="Table6.A1" office:value-type="string">
            <text:p text:style-name="Table_20_Contents"><text:span text:style-name="Source_20_Text">longueur = texte</text:span></text:p>
          </table:table-cell>
          <table:table-cell table:style-name="Table6.A1" office:value-type="string">
            <text:p text:style-name="Table_20_Contents">Erreur de type (logique)</text:p>
          </table:table-cell>
          <table:table-cell table:style-name="Table6.A1" office:value-type="string">
            <text:p text:style-name="Table_20_Contents"><text:span text:style-name="Source_20_Text">longueur</text:span> est utilisé comme nombre, <text:span text:style-name="Source_20_Text">texte</text:span> est une chaîne</text:p>
          </table:table-cell>
        </table:table-row>
        <table:table-row>
          <table:table-cell table:style-name="Table6.A1" office:value-type="string">
            <text:p text:style-name="Table_20_Contents"><text:span text:style-name="Source_20_Text">largeur = largeur / 0</text:span></text:p>
          </table:table-cell>
          <table:table-cell table:style-name="Table6.A1" office:value-type="string">
            <text:p text:style-name="Table_20_Contents">Erreur mathématique</text:p>
          </table:table-cell>
          <table:table-cell table:style-name="Table6.A1" office:value-type="string">
            <text:p text:style-name="Table_20_Contents">Division par zéro</text:p>
          </table:table-cell>
        </table:table-row>
        <table:table-row>
          <table:table-cell table:style-name="Table6.A1" office:value-type="string">
            <text:p text:style-name="Table_20_Contents"><text:span text:style-name="Source_20_Text">texte - "Python"</text:span></text:p>
          </table:table-cell>
          <table:table-cell table:style-name="Table6.A1" office:value-type="string">
            <text:p text:style-name="Table_20_Contents">Erreur de type</text:p>
          </table:table-cell>
          <table:table-cell table:style-name="Table6.A1" office:value-type="string">
            <text:p text:style-name="Table_20_Contents">Soustraction impossible sur des chaînes</text:p>
          </table:table-cell>
        </table:table-row>
        <text:soft-page-break/>
        <table:table-row>
          <table:table-cell table:style-name="Table6.A1" office:value-type="string">
            <text:p text:style-name="Table_20_Contents"><text:span text:style-name="Source_20_Text">ma_liste * ma_liste</text:span></text:p>
          </table:table-cell>
          <table:table-cell table:style-name="Table6.A1" office:value-type="string">
            <text:p text:style-name="Table_20_Contents">Erreur de type</text:p>
          </table:table-cell>
          <table:table-cell table:style-name="Table6.A1" office:value-type="string">
            <text:p text:style-name="Table_20_Contents"><text:span text:style-name="Source_20_Text">*</text:span> nécessite un entier comme multiplicateur</text:p>
          </table:table-cell>
        </table:table-row>
        <table:table-row>
          <table:table-cell table:style-name="Table6.A1" office:value-type="string">
            <text:p text:style-name="Table_20_Contents"><text:span text:style-name="Source_20_Text">texte[100]</text:span></text:p>
          </table:table-cell>
          <table:table-cell table:style-name="Table6.A1" office:value-type="string">
            <text:p text:style-name="Table_20_Contents">Erreur d’indice</text:p>
          </table:table-cell>
          <table:table-cell table:style-name="Table6.A1" office:value-type="string">
            <text:p text:style-name="Table_20_Contents">Indice hors limites de la chaîne</text:p>
          </table:table-cell>
        </table:table-row>
      </table:table>
      <text:p text:style-name="Horizontal_20_Line"/>
      <text:h text:style-name="Heading_20_2" text:outline-level="2"><text:bookmark-start text:name="__RefHeading___Toc3371_1654380264"/>🧠 Synthèse à retenir absolument<text:bookmark-end text:name="__RefHeading___Toc3371_1654380264"/></text:h>
      <text:h text:style-name="Heading_20_2" text:outline-level="2"><text:bookmark-start text:name="__RefHeading___Toc3373_1654380264"/>Types d’erreurs rencontrées<text:bookmark-end text:name="__RefHeading___Toc3373_1654380264"/></text:h>
      <text:list text:style-name="L12">
        <text:list-item>
          <text:p text:style-name="P28">❌ <text:span text:style-name="Strong_20_Emphasis">Syntaxe</text:span> : Python ne comprend pas l’écriture<text:line-break/>→ ex : <text:span text:style-name="Source_20_Text">523 &lt;</text:span></text:p>
        </text:list-item>
        <text:list-item>
          <text:p text:style-name="P28">❌ <text:span text:style-name="Strong_20_Emphasis">Type</text:span> : opération interdite entre types<text:line-break/>→ ex : <text:span text:style-name="Source_20_Text">"10" / 3</text:span></text:p>
        </text:list-item>
        <text:list-item>
          <text:p text:style-name="P28">❌ <text:span text:style-name="Strong_20_Emphasis">Mathématique</text:span> : règle mathématique violée<text:line-break/>→ ex : <text:span text:style-name="Source_20_Text">4 / 0</text:span></text:p>
        </text:list-item>
        <text:list-item>
          <text:p text:style-name="P28">⚠️ <text:span text:style-name="Strong_20_Emphasis">Logique</text:span> : Python accepte mais le résultat est faux<text:line-break/>→ ex : <text:span text:style-name="Source_20_Text">1 // 2</text:span> au lieu de <text:span text:style-name="Source_20_Text">1 / 2</text:span></text:p>
        </text:list-item>
      </text:list>
      <text:h text:style-name="Heading_20_1" text:outline-level="1"><text:bookmark-start text:name="__RefHeading___Toc3375_1654380264"/><text:span text:style-name="T3">TD03 _ </text:span><text:span text:style-name="T5">Programme et fonction</text:span><text:bookmark-end text:name="__RefHeading___Toc3375_1654380264"/></text:h>
      <text:h text:style-name="Heading_20_2" text:outline-level="2"><text:bookmark-start text:name="__RefHeading___Toc3377_1654380264"/>🔹 Définition<text:bookmark-end text:name="__RefHeading___Toc3377_1654380264"/></text:h>
      <text:p text:style-name="Text_20_body">Une <text:span text:style-name="Strong_20_Emphasis">fonction</text:span> est un <text:span text:style-name="Strong_20_Emphasis">outil réutilisable</text:span> qui :</text:p>
      <text:list text:style-name="L14">
        <text:list-item>
          <text:p text:style-name="P30">reçoit des <text:span text:style-name="Strong_20_Emphasis">paramètres</text:span> (entrées),</text:p>
        </text:list-item>
        <text:list-item>
          <text:p text:style-name="P30">effectue un <text:span text:style-name="Strong_20_Emphasis">traitement</text:span>,</text:p>
        </text:list-item>
        <text:list-item>
          <text:p text:style-name="P30">retourne (ou affiche) un <text:span text:style-name="Strong_20_Emphasis">résultat</text:span>.</text:p>
        </text:list-item>
      </text:list>
      <text:p text:style-name="Text_20_body">Schéma mental :</text:p>
      <text:p text:style-name="P9"><text:span text:style-name="Source_20_Text">entrée → fonction → sortie</text:span></text:p>
      <text:p text:style-name="Text_20_body">Exemple simple :</text:p>
      <text:p text:style-name="P9"><text:span text:style-name="Source_20_Text">max(3, 7)</text:span></text:p>
      <text:list text:style-name="L15">
        <text:list-item>
          <text:p text:style-name="P31">entrée : <text:span text:style-name="Source_20_Text">3</text:span> et <text:span text:style-name="Source_20_Text">7</text:span></text:p>
        </text:list-item>
        <text:list-item>
          <text:p text:style-name="P31">fonction : <text:span text:style-name="Source_20_Text">max</text:span></text:p>
        </text:list-item>
        <text:list-item>
          <text:p text:style-name="P31">sortie : <text:span text:style-name="Source_20_Text">7</text:span></text:p>
        </text:list-item>
      </text:list>
      <text:h text:style-name="Heading_20_2" text:outline-level="2"><text:bookmark-start text:name="__RefHeading___Toc3379_1654380264"/>2️⃣ Fonctions intégrées (built-in) de Python<text:bookmark-end text:name="__RefHeading___Toc3379_1654380264"/></text:h>
      <text:p text:style-name="Text_20_body">Python fournit déjà <text:span text:style-name="Strong_20_Emphasis">beaucoup de fonctions prêtes à l’emploi</text:span>.</text:p>
      <text:h text:style-name="Heading_20_2" text:outline-level="2"><text:bookmark-start text:name="__RefHeading___Toc3381_1654380264"/><text:soft-page-break/>🔹 <text:span text:style-name="Source_20_Text">min()</text:span> et <text:span text:style-name="Source_20_Text">max()</text:span><text:bookmark-end text:name="__RefHeading___Toc3381_1654380264"/></text:h>
      <text:h text:style-name="Heading_20_3" text:outline-level="3"><text:bookmark-start text:name="__RefHeading___Toc3383_1654380264"/>Rôle<text:bookmark-end text:name="__RefHeading___Toc3383_1654380264"/></text:h>
      <text:list text:style-name="L16">
        <text:list-item>
          <text:p text:style-name="P32"><text:span text:style-name="Source_20_Text">min()</text:span> → plus petite valeur</text:p>
        </text:list-item>
        <text:list-item>
          <text:p text:style-name="P32"><text:span text:style-name="Source_20_Text">max()</text:span> → plus grande valeur</text:p>
        </text:list-item>
      </text:list>
      <text:h text:style-name="Heading_20_3" text:outline-level="3"><text:bookmark-start text:name="__RefHeading___Toc3385_1654380264"/>Exemples<text:bookmark-end text:name="__RefHeading___Toc3385_1654380264"/></text:h>
      <text:p text:style-name="P8"><text:span text:style-name="Source_20_Text">min(3, 7, 2) <text:s text:c="4"/># 2</text:span></text:p>
      <text:p text:style-name="P11"><text:span text:style-name="Source_20_Text">max(3, 7, 2) <text:s text:c="4"/># 7</text:span></text:p>
      <text:p text:style-name="Text_20_body">Avec une liste :</text:p>
      <text:p text:style-name="P8"><text:span text:style-name="Source_20_Text">notes = [12, 8, 15]</text:span></text:p>
      <text:p text:style-name="P11"><text:span text:style-name="Source_20_Text">max(notes) <text:s text:c="6"/># 15</text:span></text:p>
      <text:p text:style-name="Text_20_body">🧠 <text:span text:style-name="Strong_20_Emphasis">Pourquoi c’est utile ?</text:span><text:line-break/>Pas besoin d’écrire une boucle → Python le fait pour nous.</text:p>
      <text:h text:style-name="Heading_20_2" text:outline-level="2"><text:bookmark-start text:name="__RefHeading___Toc3387_1654380264"/>🔹 <text:span text:style-name="Source_20_Text">int()</text:span> et <text:span text:style-name="Source_20_Text">str()</text:span><text:bookmark-end text:name="__RefHeading___Toc3387_1654380264"/></text:h>
      <text:h text:style-name="Heading_20_3" text:outline-level="3"><text:bookmark-start text:name="__RefHeading___Toc3389_1654380264"/>👉 Ce sont des <text:span text:style-name="Strong_20_Emphasis">fonctions de conversion</text:span><text:bookmark-end text:name="__RefHeading___Toc3389_1654380264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Heading">Fonction</text:p>
            </table:table-cell>
            <table:table-cell table:style-name="Table7.A1" office:value-type="string">
              <text:p text:style-name="Table_20_Heading">Rôle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Source_20_Text">int()</text:span></text:p>
          </table:table-cell>
          <table:table-cell table:style-name="Table7.A1" office:value-type="string">
            <text:p text:style-name="Table_20_Contents">convertir en entier</text:p>
          </table:table-cell>
        </table:table-row>
        <table:table-row>
          <table:table-cell table:style-name="Table7.A1" office:value-type="string">
            <text:p text:style-name="Table_20_Contents"><text:span text:style-name="Source_20_Text">str()</text:span></text:p>
          </table:table-cell>
          <table:table-cell table:style-name="Table7.A1" office:value-type="string">
            <text:p text:style-name="Table_20_Contents">convertir en chaîne</text:p>
          </table:table-cell>
        </table:table-row>
      </table:table>
      <text:h text:style-name="Heading_20_3" text:outline-level="3"><text:bookmark-start text:name="__RefHeading___Toc3391_1654380264"/>Exemples<text:bookmark-end text:name="__RefHeading___Toc3391_1654380264"/></text:h>
      <text:p text:style-name="P8"><text:span text:style-name="Source_20_Text">int("25") <text:s text:c="4"/># 25</text:span></text:p>
      <text:p text:style-name="P11"><text:span text:style-name="Source_20_Text">str(25) <text:s text:c="6"/># "25"</text:span></text:p>
      <text:p text:style-name="Text_20_body">⚠️ Attention :</text:p>
      <text:p text:style-name="P9"><text:span text:style-name="Source_20_Text">int("bonjour") <text:s/># erreur</text:span></text:p>
      <text:p text:style-name="Text_20_body">👉 On ne peut convertir que ce qui a un <text:span text:style-name="Strong_20_Emphasis">sens numérique</text:span>.</text:p>
      <text:h text:style-name="Heading_20_2" text:outline-level="2"><text:bookmark-start text:name="__RefHeading___Toc3393_1654380264"/>3️⃣ Comprendre <text:span text:style-name="Source_20_Text">int(input("..."))</text:span> (très important)<text:bookmark-end text:name="__RefHeading___Toc3393_1654380264"/></text:h>
      <text:p text:style-name="Text_20_body">Prenons cette ligne :</text:p>
      <text:p text:style-name="P9"><text:span text:style-name="Source_20_Text">age = int(input("Entrez votre âge : "))</text:span></text:p>
      <text:h text:style-name="Heading_20_3" text:outline-level="3"><text:bookmark-start text:name="__RefHeading___Toc3395_1654380264"/>Étape par étape (ce que fait Python)<text:bookmark-end text:name="__RefHeading___Toc3395_1654380264"/></text:h>
      <text:p text:style-name="Text_20_body">1️⃣ <text:span text:style-name="Source_20_Text">input("Entrez votre âge : ")</text:span><text:line-break/>➡️ affiche le message<text:line-break/>➡️ attend une saisie clavier<text:line-break/>➡️ retourne <text:span text:style-name="Strong_20_Emphasis">toujours une chaîne</text:span></text:p>
      <text:p text:style-name="Text_20_body">Exemple :</text:p>
      <text:p text:style-name="P9"><text:soft-page-break/><text:span text:style-name="Source_20_Text">"18"</text:span></text:p>
      <text:p text:style-name="Text_20_body">2️⃣ <text:span text:style-name="Source_20_Text">int("18")</text:span><text:line-break/>➡️ convertit la chaîne <text:span text:style-name="Source_20_Text">"18"</text:span> en entier <text:span text:style-name="Source_20_Text">18</text:span></text:p>
      <text:p text:style-name="Text_20_body">3️⃣ <text:span text:style-name="Source_20_Text">age = 18</text:span><text:line-break/>➡️ la valeur entière est stockée dans la variable <text:span text:style-name="Source_20_Text">age</text:span></text:p>
      <text:h text:style-name="Heading_20_3" text:outline-level="3"><text:bookmark-start text:name="__RefHeading___Toc3397_1654380264"/>❌ Sans <text:span text:style-name="Source_20_Text">int()</text:span><text:bookmark-end text:name="__RefHeading___Toc3397_1654380264"/></text:h>
      <text:p text:style-name="P8"><text:span text:style-name="Source_20_Text">age = input("Age : ")</text:span></text:p>
      <text:p text:style-name="P11"><text:span text:style-name="Source_20_Text">age + 1</text:span></text:p>
      <text:p text:style-name="Text_20_body">➡️ <text:span text:style-name="Strong_20_Emphasis">Erreur</text:span>, car :</text:p>
      <text:list text:style-name="L17">
        <text:list-item>
          <text:p text:style-name="P33"><text:span text:style-name="Source_20_Text">age</text:span> est une chaîne</text:p>
        </text:list-item>
        <text:list-item>
          <text:p text:style-name="P33"><text:span text:style-name="Source_20_Text">+ 1</text:span> est une opération numérique</text:p>
        </text:list-item>
      </text:list>
      <text:h text:style-name="Heading_20_2" text:outline-level="2"><text:bookmark-start text:name="__RefHeading___Toc3399_1654380264"/>4️⃣ La fonction <text:span text:style-name="Source_20_Text">print()</text:span><text:bookmark-end text:name="__RefHeading___Toc3399_1654380264"/></text:h>
      <text:h text:style-name="Heading_20_2" text:outline-level="2"><text:bookmark-start text:name="__RefHeading___Toc3401_1654380264"/>🔹 Rôle<text:bookmark-end text:name="__RefHeading___Toc3401_1654380264"/></text:h>
      <text:p text:style-name="Text_20_body">Afficher quelque chose à l’écran.</text:p>
      <text:p text:style-name="P8"><text:span text:style-name="Source_20_Text">print("Bonjour")</text:span></text:p>
      <text:p text:style-name="P11"><text:span text:style-name="Source_20_Text">print(3 + 4)</text:span></text:p>
      <text:p text:style-name="Text_20_body">🧠 Dans un <text:span text:style-name="Strong_20_Emphasis">script</text:span>, sans <text:span text:style-name="Source_20_Text">print()</text:span>, <text:span text:style-name="Strong_20_Emphasis">rien ne s’affiche</text:span>.</text:p>
      <text:h text:style-name="Heading_20_2" text:outline-level="2"><text:bookmark-start text:name="__RefHeading___Toc3403_1654380264"/>5️⃣ Qu’est-ce que <text:span text:style-name="Source_20_Text">import</text:span> ?<text:bookmark-end text:name="__RefHeading___Toc3403_1654380264"/></text:h>
      <text:h text:style-name="Heading_20_2" text:outline-level="2"><text:bookmark-start text:name="__RefHeading___Toc3405_1654380264"/>🔹 Définition<text:bookmark-end text:name="__RefHeading___Toc3405_1654380264"/></text:h>
      <text:p text:style-name="Text_20_body"><text:span text:style-name="Source_20_Text">import</text:span> permet de <text:span text:style-name="Strong_20_Emphasis">charger un module</text:span> (une boîte à outils).</text:p>
      <text:p text:style-name="P9"><text:span text:style-name="Source_20_Text">import math</text:span></text:p>
      <text:p text:style-name="Text_20_body">➡️ donne accès à toutes les fonctions du module <text:span text:style-name="Source_20_Text">math</text:span>.</text:p>
      <text:h text:style-name="Heading_20_2" text:outline-level="2"><text:bookmark-start text:name="__RefHeading___Toc3407_1654380264"/>🔹 Exemple avec <text:span text:style-name="Source_20_Text">math</text:span><text:bookmark-end text:name="__RefHeading___Toc3407_1654380264"/></text:h>
      <text:p text:style-name="P8"><text:span text:style-name="Source_20_Text">import math</text:span></text:p>
      <text:p text:style-name="P10"/>
      <text:p text:style-name="P10"><text:span text:style-name="Source_20_Text">math.sqrt(16) <text:s text:c="3"/># 4.0</text:span></text:p>
      <text:p text:style-name="P11"><text:span text:style-name="Source_20_Text">math.factorial(5) # 120</text:span></text:p>
      <text:p text:style-name="Text_20_body">🧠 Pourquoi <text:span text:style-name="Source_20_Text">math.sqrt</text:span> ?</text:p>
      <text:list text:style-name="L18">
        <text:list-item>
          <text:p text:style-name="P34"><text:span text:style-name="Source_20_Text">sqrt</text:span> appartient au module <text:span text:style-name="Source_20_Text">math</text:span></text:p>
        </text:list-item>
        <text:list-item>
          <text:p text:style-name="P34">on précise le module pour éviter les confusions</text:p>
        </text:list-item>
      </text:list>
      <text:h text:style-name="Heading_20_2" text:outline-level="2"><text:bookmark-start text:name="__RefHeading___Toc3409_1654380264"/><text:soft-page-break/>6️⃣ Différence entre fonctions Python et fonctions importées<text:bookmark-end text:name="__RefHeading___Toc3409_1654380264"/></text:h>
      <text:p text:style-name="Text_20_body"/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Table_20_Heading">Type de fonction</text:p>
            </table:table-cell>
            <table:table-cell table:style-name="Table8.A1" office:value-type="string">
              <text:p text:style-name="Table_20_Heading">Exemple</text:p>
            </table:table-cell>
            <table:table-cell table:style-name="Table8.A1" office:value-type="string">
              <text:p text:style-name="Table_20_Heading">Import nécessaire ?</text:p>
            </table:table-cell>
          </table:table-row>
        </table:table-header-rows>
        <table:table-row>
          <table:table-cell table:style-name="Table8.A1" office:value-type="string">
            <text:p text:style-name="Table_20_Contents">Fonction intégrée</text:p>
          </table:table-cell>
          <table:table-cell table:style-name="Table8.A1" office:value-type="string">
            <text:p text:style-name="Table_20_Contents"><text:span text:style-name="Source_20_Text">print</text:span>, <text:span text:style-name="Source_20_Text">min</text:span>, <text:span text:style-name="Source_20_Text">max</text:span>, <text:span text:style-name="Source_20_Text">int</text:span>, <text:span text:style-name="Source_20_Text">str</text:span></text:p>
          </table:table-cell>
          <table:table-cell table:style-name="Table8.A1" office:value-type="string">
            <text:p text:style-name="Table_20_Contents">❌ Non</text:p>
          </table:table-cell>
        </table:table-row>
        <table:table-row>
          <table:table-cell table:style-name="Table8.A1" office:value-type="string">
            <text:p text:style-name="Table_20_Contents">Fonction de module</text:p>
          </table:table-cell>
          <table:table-cell table:style-name="Table8.A1" office:value-type="string">
            <text:p text:style-name="Table_20_Contents"><text:span text:style-name="Source_20_Text">math.sqrt</text:span>, <text:span text:style-name="Source_20_Text">random.randint</text:span></text:p>
          </table:table-cell>
          <table:table-cell table:style-name="Table8.A1" office:value-type="string">
            <text:p text:style-name="Table_20_Contents">✅ Oui</text:p>
          </table:table-cell>
        </table:table-row>
      </table:table>
      <text:h text:style-name="Heading_20_2" text:outline-level="2"/>
      <text:h text:style-name="Heading_20_2" text:outline-level="2"><text:bookmark-start text:name="__RefHeading___Toc3411_1654380264"/>7️⃣ Exemple complet (script du TD03)<text:bookmark-end text:name="__RefHeading___Toc3411_1654380264"/></text:h>
      <text:p text:style-name="P8"><text:span text:style-name="Source_20_Text">import math</text:span></text:p>
      <text:p text:style-name="P10"/>
      <text:p text:style-name="P10"><text:span text:style-name="Source_20_Text">print("**** Bienvenue ****")</text:span></text:p>
      <text:p text:style-name="P10"><text:span text:style-name="Source_20_Text">x = int(input("Entrez un nombre positif : "))</text:span></text:p>
      <text:p text:style-name="P11"><text:span text:style-name="Source_20_Text">print("La racine carrée vaut :", math.sqrt(x))</text:span></text:p>
      <text:p text:style-name="Text_20_body">🧠 Ce script :</text:p>
      <text:list text:style-name="L19">
        <text:list-item>
          <text:p text:style-name="P35">utilise <text:span text:style-name="Source_20_Text">print</text:span></text:p>
        </text:list-item>
        <text:list-item>
          <text:p text:style-name="P35">lit une valeur avec <text:span text:style-name="Source_20_Text">input</text:span></text:p>
        </text:list-item>
        <text:list-item>
          <text:p text:style-name="P35">convertit avec <text:span text:style-name="Source_20_Text">int</text:span></text:p>
        </text:list-item>
        <text:list-item>
          <text:p text:style-name="P35">utilise une fonction d’un module (<text:span text:style-name="Source_20_Text">math.sqrt</text:span>)</text:p>
        </text:list-item>
      </text:list>
      <text:h text:style-name="Heading_20_2" text:outline-level="2"><text:bookmark-start text:name="__RefHeading___Toc3413_1654380264"/>8️⃣ Erreurs classiques à éviter<text:bookmark-end text:name="__RefHeading___Toc3413_1654380264"/></text:h>
      <text:p text:style-name="Text_20_body">❌ Oublier la conversion :</text:p>
      <text:p text:style-name="P8"><text:span text:style-name="Source_20_Text">x = input("Nombre : ")</text:span></text:p>
      <text:p text:style-name="P11"><text:span text:style-name="Source_20_Text">print(x * 2) <text:s text:c="2"/># répète la chaîne</text:span></text:p>
      <text:p text:style-name="Text_20_body">✔️ Correct :</text:p>
      <text:p text:style-name="P8"><text:span text:style-name="Source_20_Text">x = int(input("Nombre : "))</text:span></text:p>
      <text:p text:style-name="P11"><text:span text:style-name="Source_20_Text">print(x * 2)</text:span></text:p>
      <text:h text:style-name="Heading_20_2" text:outline-level="2"><text:bookmark-start text:name="__RefHeading___Toc3415_1654380264"/>🧠 Résumé final (à apprendre par cœur)<text:bookmark-end text:name="__RefHeading___Toc3415_1654380264"/></text:h>
      <text:list text:style-name="L20">
        <text:list-item>
          <text:p text:style-name="P36">une <text:span text:style-name="Strong_20_Emphasis">fonction</text:span> = outil réutilisable</text:p>
        </text:list-item>
        <text:list-item>
          <text:p text:style-name="P36"><text:span text:style-name="Source_20_Text">min</text:span>, <text:span text:style-name="Source_20_Text">max</text:span>, <text:span text:style-name="Source_20_Text">int</text:span>, <text:span text:style-name="Source_20_Text">str</text:span> → fonctions intégrées</text:p>
        </text:list-item>
        <text:list-item>
          <text:p text:style-name="P36"><text:span text:style-name="Source_20_Text">input()</text:span> retourne <text:span text:style-name="Strong_20_Emphasis">toujours une chaîne</text:span></text:p>
        </text:list-item>
        <text:list-item>
          <text:p text:style-name="P36"><text:span text:style-name="Source_20_Text">int(input())</text:span> = lire → convertir → utiliser</text:p>
        </text:list-item>
        <text:list-item>
          <text:p text:style-name="P36"><text:span text:style-name="Source_20_Text">print()</text:span> affiche</text:p>
        </text:list-item>
        <text:list-item>
          <text:p text:style-name="P36"><text:span text:style-name="Source_20_Text">import</text:span> permet d’utiliser des modules</text:p>
        </text:list-item>
        <text:list-item>
          <text:p text:style-name="P36"><text:span text:style-name="Source_20_Text">math.sqrt</text:span> ≠ <text:span text:style-name="Source_20_Text">sqrt</text:span> tout seul</text:p>
        </text:list-item>
      </text:list>
      <text:h text:style-name="Heading_20_1" text:outline-level="1"><text:bookmark-start text:name="__RefHeading___Toc3417_1654380264"/><text:soft-page-break/><text:span text:style-name="T4">TD04 _ </text:span>Les alternatives en Python<text:bookmark-end text:name="__RefHeading___Toc3417_1654380264"/></text:h>
      <text:h text:style-name="Heading_20_2" text:outline-level="2"><text:bookmark-start text:name="__RefHeading___Toc3419_1654380264"/><text:span text:style-name="Source_20_Text">if</text:span><text:bookmark-end text:name="__RefHeading___Toc3419_1654380264"/></text:h>
      <text:p text:style-name="Text_20_body">Exécute un bloc <text:span text:style-name="Strong_20_Emphasis">seulement si</text:span> la condition est vraie.</text:p>
      <text:p text:style-name="P8"><text:span text:style-name="Source_20_Text">age = int(input("Âge : "))</text:span></text:p>
      <text:p text:style-name="P10"><text:span text:style-name="Source_20_Text">if age &gt;= 18:</text:span></text:p>
      <text:p text:style-name="P11"><text:span text:style-name="Source_20_Text"><text:s text:c="4"/>print("Majeur")</text:span></text:p>
      <text:list text:style-name="L21">
        <text:list-item>
          <text:p text:style-name="P37">si <text:span text:style-name="Source_20_Text">age &gt;= 18</text:span> est <text:span text:style-name="Source_20_Text">True</text:span> → on affiche</text:p>
        </text:list-item>
        <text:list-item>
          <text:p text:style-name="P37">sinon → on ne fait rien</text:p>
        </text:list-item>
      </text:list>
      <text:h text:style-name="Heading_20_2" text:outline-level="2"><text:bookmark-start text:name="__RefHeading___Toc3421_1654380264"/><text:span text:style-name="Source_20_Text">if ... else</text:span><text:bookmark-end text:name="__RefHeading___Toc3421_1654380264"/></text:h>
      <text:p text:style-name="Text_20_body">Deux chemins possibles (vrai / faux).</text:p>
      <text:p text:style-name="P8"><text:span text:style-name="Source_20_Text">n = int(input("Entier : "))</text:span></text:p>
      <text:p text:style-name="P10"><text:span text:style-name="Source_20_Text">if n % 2 == 0:</text:span></text:p>
      <text:p text:style-name="P10"><text:span text:style-name="Source_20_Text"><text:s text:c="4"/>print("pair")</text:span></text:p>
      <text:p text:style-name="P10"><text:span text:style-name="Source_20_Text">else:</text:span></text:p>
      <text:p text:style-name="P11"><text:span text:style-name="Source_20_Text"><text:s text:c="4"/>print("impair")</text:span></text:p>
      <text:h text:style-name="Heading_20_2" text:outline-level="2"><text:bookmark-start text:name="__RefHeading___Toc3423_1654380264"/><text:span text:style-name="Source_20_Text">if ... elif ... else</text:span><text:bookmark-end text:name="__RefHeading___Toc3423_1654380264"/></text:h>
      <text:p text:style-name="Text_20_body">Plusieurs cas (plus lisible que plusieurs <text:span text:style-name="Source_20_Text">if</text:span> séparés).</text:p>
      <text:p text:style-name="P8"><text:span text:style-name="Source_20_Text">x = int(input("Nombre : "))</text:span></text:p>
      <text:p text:style-name="P10"><text:span text:style-name="Source_20_Text">if x &gt; 0:</text:span></text:p>
      <text:p text:style-name="P10"><text:span text:style-name="Source_20_Text"><text:s text:c="4"/>print("positif")</text:span></text:p>
      <text:p text:style-name="P10"><text:span text:style-name="Source_20_Text">elif x &lt; 0:</text:span></text:p>
      <text:p text:style-name="P10"><text:span text:style-name="Source_20_Text"><text:s text:c="4"/>print("négatif")</text:span></text:p>
      <text:p text:style-name="P10"><text:span text:style-name="Source_20_Text">else:</text:span></text:p>
      <text:p text:style-name="P11"><text:span text:style-name="Source_20_Text"><text:s text:c="4"/>print("nul")</text:span></text:p>
      <text:p text:style-name="Text_20_body">⚠️ Important : <text:span text:style-name="Source_20_Text">elif</text:span> et <text:span text:style-name="Source_20_Text">else</text:span> sont <text:span text:style-name="Strong_20_Emphasis">optionnels</text:span>, mais l’<text:span text:style-name="Strong_20_Emphasis">indentation</text:span> est obligatoire (4 espaces recommandés). </text:p>
      <text:p text:style-name="Text_20_body">td04-alternatives</text:p>
      <text:h text:style-name="Heading_20_2" text:outline-level="2"><text:bookmark-start text:name="__RefHeading___Toc3425_1654380264"/>2) Expressions booléennes (ta liste) : valeur + sémantique<text:bookmark-end text:name="__RefHeading___Toc3425_1654380264"/></text:h>
      <text:h text:style-name="Heading_20_2" text:outline-level="2"><text:bookmark-start text:name="__RefHeading___Toc3427_1654380264"/>Tableau : résultats et explications<text:bookmark-end text:name="__RefHeading___Toc3427_1654380264"/></text:h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9.A1" office:value-type="string">
              <text:p text:style-name="Table_20_Heading">Expression</text:p>
            </table:table-cell>
            <table:table-cell table:style-name="Table9.A1" office:value-type="string">
              <text:p text:style-name="Table_20_Heading">Valeur</text:p>
            </table:table-cell>
            <table:table-cell table:style-name="Table9.A1" office:value-type="string">
              <text:p text:style-name="Table_20_Heading">Sémantique (en français)</text:p>
            </table:table-cell>
          </table:table-row>
        </table:table-header-rows>
        <table:table-row>
          <table:table-cell table:style-name="Table9.A1" office:value-type="string">
            <text:p text:style-name="Table_20_Contents"><text:span text:style-name="Source_20_Text">10 &lt; 20</text:span></text:p>
          </table:table-cell>
          <table:table-cell table:style-name="Table9.A1" office:value-type="string">
            <text:p text:style-name="Table_20_Contents"><text:span text:style-name="Source_20_Text">True</text:span></text:p>
          </table:table-cell>
          <table:table-cell table:style-name="Table9.A1" office:value-type="string">
            <text:p text:style-name="Table_20_Contents">10 est plus petit que 20</text:p>
          </table:table-cell>
        </table:table-row>
        <table:table-row>
          <table:table-cell table:style-name="Table9.A1" office:value-type="string">
            <text:p text:style-name="Table_20_Contents"><text:span text:style-name="Source_20_Text">10 &gt; 20</text:span></text:p>
          </table:table-cell>
          <table:table-cell table:style-name="Table9.A1" office:value-type="string">
            <text:p text:style-name="Table_20_Contents"><text:span text:style-name="Source_20_Text">False</text:span></text:p>
          </table:table-cell>
          <table:table-cell table:style-name="Table9.A1" office:value-type="string">
            <text:p text:style-name="Table_20_Contents">10 n’est pas plus grand que 20</text:p>
          </table:table-cell>
        </table:table-row>
        <table:table-row>
          <table:table-cell table:style-name="Table9.A1" office:value-type="string">
            <text:p text:style-name="Table_20_Contents"><text:span text:style-name="Source_20_Text">1 == 2</text:span></text:p>
          </table:table-cell>
          <table:table-cell table:style-name="Table9.A1" office:value-type="string">
            <text:p text:style-name="Table_20_Contents"><text:span text:style-name="Source_20_Text">False</text:span></text:p>
          </table:table-cell>
          <table:table-cell table:style-name="Table9.A1" office:value-type="string">
            <text:p text:style-name="Table_20_Contents">1 n’est pas égal à 2</text:p>
          </table:table-cell>
        </table:table-row>
        <table:table-row>
          <table:table-cell table:style-name="Table9.A1" office:value-type="string">
            <text:p text:style-name="Table_20_Contents"><text:span text:style-name="Source_20_Text">21/2 != 10</text:span></text:p>
          </table:table-cell>
          <table:table-cell table:style-name="Table9.A1" office:value-type="string">
            <text:p text:style-name="Table_20_Contents"><text:span text:style-name="Source_20_Text">True</text:span></text:p>
          </table:table-cell>
          <table:table-cell table:style-name="Table9.A1" office:value-type="string">
            <text:p text:style-name="Table_20_Contents">21/2 vaut 10.5, donc ce n’est pas 10</text:p>
          </table:table-cell>
        </table:table-row>
        <table:table-row>
          <table:table-cell table:style-name="Table9.A1" office:value-type="string">
            <text:p text:style-name="Table_20_Contents"><text:span text:style-name="Source_20_Text">21//2 != 10</text:span></text:p>
          </table:table-cell>
          <table:table-cell table:style-name="Table9.A1" office:value-type="string">
            <text:p text:style-name="Table_20_Contents"><text:span text:style-name="Source_20_Text">False</text:span></text:p>
          </table:table-cell>
          <table:table-cell table:style-name="Table9.A1" office:value-type="string">
            <text:p text:style-name="Table_20_Contents">21//2 vaut 10 (division entière), donc c’est égal à 10 → “!= 10” est faux</text:p>
          </table:table-cell>
        </table:table-row>
        <text:soft-page-break/>
        <table:table-row>
          <table:table-cell table:style-name="Table9.A1" office:value-type="string">
            <text:p text:style-name="Table_20_Contents"><text:span text:style-name="Source_20_Text">'ABC' == 'ABC'</text:span></text:p>
          </table:table-cell>
          <table:table-cell table:style-name="Table9.A1" office:value-type="string">
            <text:p text:style-name="Table_20_Contents"><text:span text:style-name="Source_20_Text">True</text:span></text:p>
          </table:table-cell>
          <table:table-cell table:style-name="Table9.A1" office:value-type="string">
            <text:p text:style-name="Table_20_Contents">les deux chaînes sont identiques</text:p>
          </table:table-cell>
        </table:table-row>
        <table:table-row>
          <table:table-cell table:style-name="Table9.A1" office:value-type="string">
            <text:p text:style-name="Table_20_Contents"><text:span text:style-name="Source_20_Text">'abc' == 'ABC'</text:span></text:p>
          </table:table-cell>
          <table:table-cell table:style-name="Table9.A1" office:value-type="string">
            <text:p text:style-name="Table_20_Contents"><text:span text:style-name="Source_20_Text">False</text:span></text:p>
          </table:table-cell>
          <table:table-cell table:style-name="Table9.A1" office:value-type="string">
            <text:p text:style-name="Table_20_Contents">majuscules ≠ minuscules : chaînes différentes</text:p>
          </table:table-cell>
        </table:table-row>
        <table:table-row>
          <table:table-cell table:style-name="Table9.A1" office:value-type="string">
            <text:p text:style-name="Table_20_Contents"><text:span text:style-name="Source_20_Text">'1' == 1</text:span></text:p>
          </table:table-cell>
          <table:table-cell table:style-name="Table9.A1" office:value-type="string">
            <text:p text:style-name="Table_20_Contents"><text:span text:style-name="Source_20_Text">False</text:span></text:p>
          </table:table-cell>
          <table:table-cell table:style-name="Table9.A1" office:value-type="string">
            <text:p text:style-name="Table_20_Contents"><text:span text:style-name="Source_20_Text">'1'</text:span> est une chaîne, <text:span text:style-name="Source_20_Text">1</text:span> est un entier → types différents, donc pas égal</text:p>
          </table:table-cell>
        </table:table-row>
        <table:table-row>
          <table:table-cell table:style-name="Table9.A1" office:value-type="string">
            <text:p text:style-name="Table_20_Contents"><text:span text:style-name="Source_20_Text">[1,2,3] == [1,2,3]</text:span></text:p>
          </table:table-cell>
          <table:table-cell table:style-name="Table9.A1" office:value-type="string">
            <text:p text:style-name="Table_20_Contents"><text:span text:style-name="Source_20_Text">True</text:span></text:p>
          </table:table-cell>
          <table:table-cell table:style-name="Table9.A1" office:value-type="string">
            <text:p text:style-name="Table_20_Contents">mêmes éléments dans le même ordre</text:p>
          </table:table-cell>
        </table:table-row>
        <table:table-row>
          <table:table-cell table:style-name="Table9.A1" office:value-type="string">
            <text:p text:style-name="Table_20_Contents"><text:span text:style-name="Source_20_Text">[1,2,3] == [1,3,2]</text:span></text:p>
          </table:table-cell>
          <table:table-cell table:style-name="Table9.A1" office:value-type="string">
            <text:p text:style-name="Table_20_Contents"><text:span text:style-name="Source_20_Text">False</text:span></text:p>
          </table:table-cell>
          <table:table-cell table:style-name="Table9.A1" office:value-type="string">
            <text:p text:style-name="Table_20_Contents">ordre différent → listes différentes</text:p>
          </table:table-cell>
        </table:table-row>
        <table:table-row>
          <table:table-cell table:style-name="Table9.A1" office:value-type="string">
            <text:p text:style-name="Table_20_Contents"><text:span text:style-name="Source_20_Text">1 in [7,8,9,0]</text:span></text:p>
          </table:table-cell>
          <table:table-cell table:style-name="Table9.A1" office:value-type="string">
            <text:p text:style-name="Table_20_Contents"><text:span text:style-name="Source_20_Text">False</text:span></text:p>
          </table:table-cell>
          <table:table-cell table:style-name="Table9.A1" office:value-type="string">
            <text:p text:style-name="Table_20_Contents">1 n’est pas dans la liste</text:p>
          </table:table-cell>
        </table:table-row>
        <table:table-row>
          <table:table-cell table:style-name="Table9.A1" office:value-type="string">
            <text:p text:style-name="Table_20_Contents"><text:span text:style-name="Source_20_Text">'A' not in ['ABC','def','G']</text:span></text:p>
          </table:table-cell>
          <table:table-cell table:style-name="Table9.A1" office:value-type="string">
            <text:p text:style-name="Table_20_Contents"><text:span text:style-name="Source_20_Text">True</text:span></text:p>
          </table:table-cell>
          <table:table-cell table:style-name="Table9.A1" office:value-type="string">
            <text:p text:style-name="Table_20_Contents"><text:span text:style-name="Source_20_Text">'A'</text:span> n’est pas un élément exact de la liste (il y a <text:span text:style-name="Source_20_Text">'ABC'</text:span>, pas <text:span text:style-name="Source_20_Text">'A'</text:span>)</text:p>
          </table:table-cell>
        </table:table-row>
        <table:table-row>
          <table:table-cell table:style-name="Table9.A1" office:value-type="string">
            <text:p text:style-name="Table_20_Contents"><text:span text:style-name="Source_20_Text">'ABC' not in 'ABCDEFGH'</text:span></text:p>
          </table:table-cell>
          <table:table-cell table:style-name="Table9.A1" office:value-type="string">
            <text:p text:style-name="Table_20_Contents"><text:span text:style-name="Source_20_Text">False</text:span></text:p>
          </table:table-cell>
          <table:table-cell table:style-name="Table9.A1" office:value-type="string">
            <text:p text:style-name="Table_20_Contents"><text:span text:style-name="Source_20_Text">'ABC'</text:span> est bien contenu dans la chaîne <text:span text:style-name="Source_20_Text">"ABCDEFGH"</text:span></text:p>
          </table:table-cell>
        </table:table-row>
        <table:table-row>
          <table:table-cell table:style-name="Table9.A1" office:value-type="string">
            <text:p text:style-name="Table_20_Contents"><text:span text:style-name="Source_20_Text">'c' in 'ABCDEFGH'</text:span></text:p>
          </table:table-cell>
          <table:table-cell table:style-name="Table9.A1" office:value-type="string">
            <text:p text:style-name="Table_20_Contents"><text:span text:style-name="Source_20_Text">False</text:span></text:p>
          </table:table-cell>
          <table:table-cell table:style-name="Table9.A1" office:value-type="string">
            <text:p text:style-name="Table_20_Contents"><text:span text:style-name="Source_20_Text">'c'</text:span> (minuscule) n’est pas dans <text:span text:style-name="Source_20_Text">"ABCDEFGH"</text:span> (majuscules)</text:p>
          </table:table-cell>
        </table:table-row>
      </table:table>
      <text:p text:style-name="Horizontal_20_Line"/>
      <text:h text:style-name="Heading_20_2" text:outline-level="2"><text:bookmark-start text:name="__RefHeading___Toc3429_1654380264"/>3) Mini-rappel sur les opérateurs utilisés<text:bookmark-end text:name="__RefHeading___Toc3429_1654380264"/></text:h>
      <text:list text:style-name="L22">
        <text:list-item>
          <text:p text:style-name="P38"><text:span text:style-name="Source_20_Text">&lt;</text:span> et <text:span text:style-name="Source_20_Text">&gt;</text:span> : comparaison de nombres</text:p>
        </text:list-item>
        <text:list-item>
          <text:p text:style-name="P38"><text:span text:style-name="Source_20_Text">==</text:span> : égalité</text:p>
        </text:list-item>
        <text:list-item>
          <text:p text:style-name="P38"><text:span text:style-name="Source_20_Text">!=</text:span> : différence</text:p>
        </text:list-item>
        <text:list-item>
          <text:p text:style-name="P38"><text:span text:style-name="Source_20_Text">in</text:span> : “est contenu dans”</text:p>
        </text:list-item>
        <text:list-item>
          <text:p text:style-name="P38"><text:span text:style-name="Source_20_Text">not in</text:span> : “n’est pas contenu dans”</text:p>
        </text:list-item>
        <text:list-item>
          <text:p text:style-name="P38"><text:span text:style-name="Source_20_Text">/</text:span> : division réelle (donne souvent un float)</text:p>
        </text:list-item>
        <text:list-item>
          <text:p text:style-name="P38"><text:span text:style-name="Source_20_Text">//</text:span> : division entière (on garde la partie entière)</text:p>
        </text:list-item>
      </text:list>
      <text:p text:style-name="Text_20_body"/>
      <text:h text:style-name="P5" text:outline-level="1"><text:bookmark-start text:name="__RefHeading___Toc3431_1654380264"/><text:span text:style-name="T4">TD0</text:span><text:span text:style-name="T6">5 _ </text:span>Fonction <text:bookmark-end text:name="__RefHeading___Toc3431_1654380264"/></text:h>
      <text:h text:style-name="Heading_20_2" text:outline-level="2"><text:bookmark-start text:name="__RefHeading___Toc3433_1654380264"/>🔹 Principe<text:bookmark-end text:name="__RefHeading___Toc3433_1654380264"/></text:h>
      <text:p text:style-name="Text_20_body">Une <text:span text:style-name="Strong_20_Emphasis">fonction</text:span> peut <text:span text:style-name="Strong_20_Emphasis">renvoyer une valeur</text:span> grâce à <text:span text:style-name="Source_20_Text">return</text:span>.<text:line-break/>Cette valeur peut être <text:span text:style-name="Strong_20_Emphasis">stockée dans une variable</text:span>.</text:p>
      <text:h text:style-name="Heading_20_3" text:outline-level="3"><text:bookmark-start text:name="__RefHeading___Toc3435_1654380264"/>Exemple simple<text:bookmark-end text:name="__RefHeading___Toc3435_1654380264"/></text:h>
      <text:p text:style-name="P8"><text:span text:style-name="Source_20_Text">def carre(x):</text:span></text:p>
      <text:p text:style-name="P10"><text:span text:style-name="Source_20_Text"><text:s text:c="4"/>return x * x</text:span></text:p>
      <text:p text:style-name="P10"/>
      <text:p text:style-name="P10"><text:span text:style-name="Source_20_Text">resultat = carre(5)</text:span></text:p>
      <text:p text:style-name="P11"><text:span text:style-name="Source_20_Text">print(resultat)</text:span></text:p>
      <text:h text:style-name="Heading_20_3" text:outline-level="3"><text:bookmark-start text:name="__RefHeading___Toc3437_1654380264"/><text:soft-page-break/>🧠 Ce qui se passe<text:bookmark-end text:name="__RefHeading___Toc3437_1654380264"/></text:h>
      <text:list text:style-name="L23">
        <text:list-item>
          <text:p text:style-name="P40"><text:span text:style-name="Source_20_Text">carre(5)</text:span> est appelé</text:p>
        </text:list-item>
        <text:list-item>
          <text:p text:style-name="P40">la fonction calcule <text:span text:style-name="Source_20_Text">5 * 5</text:span></text:p>
        </text:list-item>
        <text:list-item>
          <text:p text:style-name="P40"><text:span text:style-name="Source_20_Text">return 25</text:span> renvoie la valeur</text:p>
        </text:list-item>
        <text:list-item>
          <text:p text:style-name="P40"><text:span text:style-name="Source_20_Text">resultat</text:span> reçoit <text:span text:style-name="Source_20_Text">25</text:span></text:p>
        </text:list-item>
      </text:list>
      <text:p text:style-name="Text_20_body">👉 <text:span text:style-name="Strong_20_Emphasis">Sans </text:span><text:span text:style-name="Strong_20_Emphasis"><text:span text:style-name="Source_20_Text">return</text:span></text:span><text:span text:style-name="Strong_20_Emphasis">, rien n’est stocké.</text:span></text:p>
      <text:h text:style-name="Heading_20_2" text:outline-level="2"><text:bookmark-start text:name="__RefHeading___Toc3439_1654380264"/>2️⃣ Le mot-clé <text:span text:style-name="Source_20_Text">return</text:span><text:bookmark-end text:name="__RefHeading___Toc3439_1654380264"/></text:h>
      <text:h text:style-name="Heading_20_3" text:outline-level="3"><text:bookmark-start text:name="__RefHeading___Toc3441_1654380264"/>🔹 Rôle de <text:span text:style-name="Source_20_Text">return</text:span><text:bookmark-end text:name="__RefHeading___Toc3441_1654380264"/></text:h>
      <text:list text:style-name="L24">
        <text:list-item>
          <text:p text:style-name="P41">renvoyer une valeur à l’endroit où la fonction est appelée</text:p>
        </text:list-item>
        <text:list-item>
          <text:p text:style-name="P41"><text:span text:style-name="Strong_20_Emphasis">arrêter immédiatement la fonction</text:span></text:p>
        </text:list-item>
      </text:list>
      <text:h text:style-name="Heading_20_5" text:outline-level="5"><text:bookmark-start text:name="__RefHeading___Toc3443_1654380264"/>Exemple<text:bookmark-end text:name="__RefHeading___Toc3443_1654380264"/></text:h>
      <text:p text:style-name="Text_20_body"/>
      <text:p text:style-name="P8"><text:span text:style-name="Source_20_Text">def somme(a, b):</text:span></text:p>
      <text:p text:style-name="P10"><text:span text:style-name="Source_20_Text"><text:s text:c="4"/>return a + b</text:span></text:p>
      <text:p text:style-name="P10"/>
      <text:p text:style-name="P11"><text:span text:style-name="Source_20_Text">x = somme(3, 4)</text:span></text:p>
      <text:p text:style-name="Text_20_body">➡️ <text:span text:style-name="Source_20_Text">x</text:span> vaut <text:span text:style-name="Source_20_Text">7</text:span>.</text:p>
      <text:h text:style-name="Heading_20_2" text:outline-level="2"><text:bookmark-start text:name="__RefHeading___Toc3445_1654380264"/>❌ Fonction sans <text:span text:style-name="Source_20_Text">return</text:span><text:bookmark-end text:name="__RefHeading___Toc3445_1654380264"/></text:h>
      <text:p text:style-name="P8"><text:span text:style-name="Source_20_Text">def somme(a, b):</text:span></text:p>
      <text:p text:style-name="P10"><text:span text:style-name="Source_20_Text"><text:s text:c="4"/>print(a + b)</text:span></text:p>
      <text:p text:style-name="P10"/>
      <text:p text:style-name="P10"><text:span text:style-name="Source_20_Text">x = somme(3, 4)</text:span></text:p>
      <text:p text:style-name="P11"><text:span text:style-name="Source_20_Text">print(x)</text:span></text:p>
      <text:p text:style-name="Text_20_body">Résultat :</text:p>
      <text:p text:style-name="P8"><text:span text:style-name="Source_20_Text">7</text:span></text:p>
      <text:p text:style-name="P11"><text:span text:style-name="Source_20_Text">None</text:span></text:p>
      <text:p text:style-name="Text_20_body">🧠 <text:span text:style-name="Strong_20_Emphasis">Pourquoi ?</text:span></text:p>
      <text:list text:style-name="L25">
        <text:list-item>
          <text:p text:style-name="P42">la fonction affiche</text:p>
        </text:list-item>
        <text:list-item>
          <text:p text:style-name="P42">mais ne renvoie rien → Python renvoie <text:span text:style-name="Source_20_Text">None</text:span></text:p>
        </text:list-item>
      </text:list>
      <text:p text:style-name="Horizontal_20_Line"/>
      <text:h text:style-name="Heading_20_2" text:outline-level="2"><text:bookmark-start text:name="__RefHeading___Toc3447_1654380264"/><text:soft-page-break/>3️⃣ Code mort (très important)<text:bookmark-end text:name="__RefHeading___Toc3447_1654380264"/></text:h>
      <text:h text:style-name="Heading_20_2" text:outline-level="2"><text:bookmark-start text:name="__RefHeading___Toc3449_1654380264"/>🔹 Définition<text:bookmark-end text:name="__RefHeading___Toc3449_1654380264"/></text:h>
      <text:p text:style-name="Text_20_body">Le <text:span text:style-name="Strong_20_Emphasis">code mort</text:span> est du code <text:span text:style-name="Strong_20_Emphasis">jamais exécuté</text:span>, car placé <text:span text:style-name="Strong_20_Emphasis">après un </text:span><text:span text:style-name="Strong_20_Emphasis"><text:span text:style-name="Source_20_Text">return</text:span></text:span>.</text:p>
      <text:h text:style-name="Heading_20_3" text:outline-level="3"><text:bookmark-start text:name="__RefHeading___Toc3451_1654380264"/>Exemple (TD05)<text:bookmark-end text:name="__RefHeading___Toc3451_1654380264"/></text:h>
      <text:p text:style-name="P8"><text:span text:style-name="Source_20_Text">def afficher(x):</text:span></text:p>
      <text:p text:style-name="P10"><text:span text:style-name="Source_20_Text"><text:s text:c="4"/>print(x)</text:span></text:p>
      <text:p text:style-name="P10"><text:span text:style-name="Source_20_Text"><text:s text:c="4"/>return 0</text:span></text:p>
      <text:p text:style-name="P11"><text:span text:style-name="Source_20_Text"><text:s text:c="4"/>print("Les fonctions en Python") <text:s/># code mort</text:span></text:p>
      <text:h text:style-name="Heading_20_3" text:outline-level="3"><text:bookmark-start text:name="__RefHeading___Toc3453_1654380264"/>🧠 Explication<text:bookmark-end text:name="__RefHeading___Toc3453_1654380264"/></text:h>
      <text:list text:style-name="L26">
        <text:list-item>
          <text:p text:style-name="P43">dès que <text:span text:style-name="Source_20_Text">return 0</text:span> est exécuté</text:p>
        </text:list-item>
        <text:list-item>
          <text:p text:style-name="P43">la fonction <text:span text:style-name="Strong_20_Emphasis">s’arrête</text:span></text:p>
        </text:list-item>
        <text:list-item>
          <text:p text:style-name="P43">tout ce qui suit est <text:span text:style-name="Strong_20_Emphasis">ignoré</text:span></text:p>
        </text:list-item>
      </text:list>
      <text:p text:style-name="Text_20_body">👉 La ligne <text:span text:style-name="Source_20_Text">"Les fonctions en Python"</text:span> <text:span text:style-name="Strong_20_Emphasis">ne s’affichera jamais</text:span>.</text:p>
      <text:h text:style-name="Heading_20_2" text:outline-level="2"><text:bookmark-start text:name="__RefHeading___Toc3455_1654380264"/>4️⃣ Importer des fonctions depuis un autre fichier<text:bookmark-end text:name="__RefHeading___Toc3455_1654380264"/></text:h>
      <text:h text:style-name="Heading_20_3" text:outline-level="3"><text:bookmark-start text:name="__RefHeading___Toc3457_1654380264"/>🔹 Pourquoi découper en fichiers ?<text:bookmark-end text:name="__RefHeading___Toc3457_1654380264"/></text:h>
      <text:list text:style-name="L27">
        <text:list-item>
          <text:p text:style-name="P44">code plus propre</text:p>
        </text:list-item>
        <text:list-item>
          <text:p text:style-name="P44">fonctions réutilisables</text:p>
        </text:list-item>
        <text:list-item>
          <text:p text:style-name="P44">programme principal plus lisible</text:p>
        </text:list-item>
      </text:list>
      <text:h text:style-name="Heading_20_3" text:outline-level="3"><text:bookmark-start text:name="__RefHeading___Toc3459_1654380264"/>Exemple simple (2 fichiers)<text:bookmark-end text:name="__RefHeading___Toc3459_1654380264"/></text:h>
      <text:h text:style-name="Heading_20_5" text:outline-level="5"><text:bookmark-start text:name="__RefHeading___Toc3461_1654380264"/>📁 <text:span text:style-name="Source_20_Text">calcul.py</text:span><text:bookmark-end text:name="__RefHeading___Toc3461_1654380264"/></text:h>
      <text:p text:style-name="P8"><text:span text:style-name="Source_20_Text">def addition(a, b):</text:span></text:p>
      <text:p text:style-name="P11"><text:span text:style-name="Source_20_Text"><text:s text:c="4"/>return a + b</text:span></text:p>
      <text:h text:style-name="Heading_20_5" text:outline-level="5"><text:bookmark-start text:name="__RefHeading___Toc3463_1654380264"/>📁 <text:span text:style-name="Source_20_Text">main.py</text:span><text:bookmark-end text:name="__RefHeading___Toc3463_1654380264"/></text:h>
      <text:p text:style-name="P8"><text:span text:style-name="Source_20_Text">import calcul</text:span></text:p>
      <text:p text:style-name="P10"/>
      <text:p text:style-name="P10"><text:span text:style-name="Source_20_Text">resultat = calcul.addition(3, 4)</text:span></text:p>
      <text:p text:style-name="P11"><text:span text:style-name="Source_20_Text">print(resultat)</text:span></text:p>
      <text:h text:style-name="Heading_20_5" text:outline-level="5"><text:bookmark-start text:name="__RefHeading___Toc3465_1654380264"/>🧠 Explication<text:bookmark-end text:name="__RefHeading___Toc3465_1654380264"/></text:h>
      <text:list text:style-name="L28">
        <text:list-item>
          <text:p text:style-name="P45"><text:span text:style-name="Source_20_Text">import calcul</text:span> charge le fichier <text:span text:style-name="Source_20_Text">calcul.py</text:span></text:p>
        </text:list-item>
        <text:list-item>
          <text:p text:style-name="P45"><text:span text:style-name="Source_20_Text">calcul.addition()</text:span> appelle la fonction</text:p>
        </text:list-item>
        <text:list-item>
          <text:p text:style-name="P45">le résultat est récupéré dans <text:span text:style-name="Source_20_Text">resultat</text:span></text:p>
        </text:list-item>
      </text:list>
      <text:p text:style-name="Text_20_body">⚠️ Les deux fichiers doivent être <text:span text:style-name="Strong_20_Emphasis">dans le même dossier</text:span>.</text:p>
      <text:h text:style-name="Heading_20_3" text:outline-level="3"><text:bookmark-start text:name="__RefHeading___Toc3467_1654380264"/><text:soft-page-break/>Variante (import d’une seule fonction)<text:bookmark-end text:name="__RefHeading___Toc3467_1654380264"/></text:h>
      <text:p text:style-name="P8"><text:span text:style-name="Source_20_Text">from calcul import addition</text:span></text:p>
      <text:p text:style-name="P10"/>
      <text:p text:style-name="P11"><text:span text:style-name="Source_20_Text">print(addition(3, 4))</text:span></text:p>
      <text:h text:style-name="Heading_20_2" text:outline-level="2"><text:bookmark-start text:name="__RefHeading___Toc3469_1654380264"/>5️⃣ Fonction qui ne renvoie rien (affichage seulement)<text:bookmark-end text:name="__RefHeading___Toc3469_1654380264"/></text:h>
      <text:p text:style-name="P8"><text:span text:style-name="Source_20_Text">def afficher_etoiles(n):</text:span></text:p>
      <text:p text:style-name="P10"><text:span text:style-name="Source_20_Text"><text:s text:c="4"/>print("*" * n)</text:span></text:p>
      <text:p text:style-name="P10"/>
      <text:p text:style-name="P11"><text:span text:style-name="Source_20_Text">afficher_etoiles(5)</text:span></text:p>
      <text:p text:style-name="Text_20_body">🧠 Cette fonction :</text:p>
      <text:list text:style-name="L29">
        <text:list-item>
          <text:p text:style-name="P46"><text:span text:style-name="Strong_20_Emphasis">fait une action</text:span></text:p>
        </text:list-item>
        <text:list-item>
          <text:p text:style-name="P46"><text:span text:style-name="Strong_20_Emphasis">ne renvoie aucune valeur</text:span></text:p>
          <text:p text:style-name="P46">retourne implicitement <text:span text:style-name="Source_20_Text">None</text:span></text:p>
        </text:list-item>
      </text:list>
      <text:h text:style-name="Heading_20_2" text:outline-level="2"><text:bookmark-start text:name="__RefHeading___Toc3471_1654380264"/>🧠 Résumé à retenir absolument<text:bookmark-end text:name="__RefHeading___Toc3471_1654380264"/></text:h>
      <text:list text:style-name="L30">
        <text:list-item>
          <text:p text:style-name="P47"><text:span text:style-name="Source_20_Text">def</text:span> → définir une fonction</text:p>
        </text:list-item>
        <text:list-item>
          <text:p text:style-name="P47"><text:span text:style-name="Source_20_Text">return</text:span> :</text:p>
          <text:list>
            <text:list-item>
              <text:p text:style-name="P47">renvoie une valeur</text:p>
            </text:list-item>
            <text:list-item>
              <text:p text:style-name="P47">arrête la fonction</text:p>
            </text:list-item>
          </text:list>
        </text:list-item>
        <text:list-item>
          <text:p text:style-name="P47">résultat d’une fonction peut être <text:span text:style-name="Strong_20_Emphasis">stocké dans une variable</text:span></text:p>
        </text:list-item>
        <text:list-item>
          <text:p text:style-name="P47">code après <text:span text:style-name="Source_20_Text">return</text:span> = <text:span text:style-name="Strong_20_Emphasis">code mort</text:span></text:p>
        </text:list-item>
        <text:list-item>
          <text:p text:style-name="P47"><text:span text:style-name="Source_20_Text">import fichier</text:span> permet d’utiliser des fonctions d’un autre fichier</text:p>
        </text:list-item>
        <text:list-item>
          <text:p text:style-name="P47"/>
        </text:list-item>
      </text:list>
      <text:p text:style-name="P39"/>
      <text:h text:style-name="P5" text:outline-level="1"><text:bookmark-start text:name="__RefHeading___Toc3473_1654380264"/><text:span text:style-name="T4">TD0</text:span><text:span text:style-name="T6">6 _</text:span> Calendrier<text:bookmark-end text:name="__RefHeading___Toc3473_1654380264"/></text:h>
      <text:p text:style-name="P39"/>
      <text:p text:style-name="Text_20_body">Le TD06 est un <text:span text:style-name="Strong_20_Emphasis">TD de synthèse</text:span> : il réutilise <text:span text:style-name="Strong_20_Emphasis">toutes les notions vues avant</text:span> pour construire un programme complet.</text:p>
      <text:h text:style-name="Heading_20_2" text:outline-level="2"><text:bookmark-start text:name="__RefHeading___Toc3475_1654380264"/>1️⃣ Découpage du programme en fichiers (modules)<text:bookmark-end text:name="__RefHeading___Toc3475_1654380264"/></text:h>
      <text:h text:style-name="Heading_20_3" text:outline-level="3"><text:bookmark-start text:name="__RefHeading___Toc3477_1654380264"/>🔹 Notion<text:bookmark-end text:name="__RefHeading___Toc3477_1654380264"/></text:h>
      <text:p text:style-name="Text_20_body">Le programme est découpé en :</text:p>
      <text:list text:style-name="L31">
        <text:list-item>
          <text:p text:style-name="P48"><text:span text:style-name="Strong_20_Emphasis">un module</text:span> <text:span text:style-name="Source_20_Text">calendrier.py</text:span> → contient les fonctions</text:p>
        </text:list-item>
        <text:list-item>
          <text:p text:style-name="P48"><text:soft-page-break/><text:span text:style-name="Strong_20_Emphasis">un programme principal</text:span> <text:span text:style-name="Source_20_Text">main.py</text:span> → utilise les fonctions</text:p>
        </text:list-item>
      </text:list>
      <text:h text:style-name="Heading_20_3" text:outline-level="3"><text:bookmark-start text:name="__RefHeading___Toc3479_1654380264"/>🧠 Pourquoi ?<text:bookmark-end text:name="__RefHeading___Toc3479_1654380264"/></text:h>
      <text:list text:style-name="L32">
        <text:list-item>
          <text:p text:style-name="P49">code plus lisible</text:p>
        </text:list-item>
        <text:list-item>
          <text:p text:style-name="P49">fonctions réutilisables</text:p>
        </text:list-item>
        <text:list-item>
          <text:p text:style-name="P50">séparation logique (calcul / affichage)</text:p>
        </text:list-item>
      </text:list>
      <text:p text:style-name="P64">👉 C’est une <text:span text:style-name="Strong_20_Emphasis">bonne pratique fondamentale</text:span> en programmation.</text:p>
      <text:h text:style-name="Heading_20_2" text:outline-level="2"><text:bookmark-start text:name="__RefHeading___Toc3481_1654380264"/>2️⃣ Fonctions qui retournent une valeur<text:bookmark-end text:name="__RefHeading___Toc3481_1654380264"/></text:h>
      <text:p text:style-name="Text_20_body">Beaucoup de fonctions du TD <text:span text:style-name="Strong_20_Emphasis">renvoient une valeur</text:span> grâce à <text:span text:style-name="Source_20_Text">return</text:span>.</text:p>
      <text:h text:style-name="Heading_20_3" text:outline-level="3"><text:bookmark-start text:name="__RefHeading___Toc3483_1654380264"/>Exemples<text:bookmark-end text:name="__RefHeading___Toc3483_1654380264"/></text:h>
      <text:list text:style-name="L33">
        <text:list-item>
          <text:p text:style-name="P51"><text:span text:style-name="Source_20_Text">nom_du_mois(mois)</text:span> → renvoie une chaîne</text:p>
        </text:list-item>
        <text:list-item>
          <text:p text:style-name="P51"><text:span text:style-name="Source_20_Text">est_bissextile(annee)</text:span> → renvoie <text:span text:style-name="Source_20_Text">True</text:span> ou <text:span text:style-name="Source_20_Text">False</text:span></text:p>
        </text:list-item>
        <text:list-item>
          <text:p text:style-name="P51"><text:span text:style-name="Source_20_Text">suite_numeros_jours(mois, annee)</text:span> → renvoie une chaîne</text:p>
        </text:list-item>
        <text:list-item>
          <text:p text:style-name="P51"><text:span text:style-name="Source_20_Text">numero_jour(jour, mois, annee)</text:span> → renvoie un entier</text:p>
        </text:list-item>
      </text:list>
      <text:p text:style-name="Text_20_body">🧠 Le <text:span text:style-name="Source_20_Text">return</text:span> :</text:p>
      <text:list text:style-name="L34">
        <text:list-item>
          <text:p text:style-name="P52">envoie le résultat au programme appelant</text:p>
        </text:list-item>
        <text:list-item>
          <text:p text:style-name="P52">arrête immédiatement la fonction</text:p>
        </text:list-item>
      </text:list>
      <text:h text:style-name="Heading_20_2" text:outline-level="2"><text:bookmark-start text:name="__RefHeading___Toc3485_1654380264"/>3️⃣ Fonctions qui affichent (sans return)<text:bookmark-end text:name="__RefHeading___Toc3485_1654380264"/></text:h>
      <text:p text:style-name="Text_20_body">Certaines fonctions <text:span text:style-name="Strong_20_Emphasis">ne renvoient rien</text:span>, elles <text:span text:style-name="Strong_20_Emphasis">affichent seulement</text:span>.</text:p>
      <text:h text:style-name="Heading_20_3" text:outline-level="3"><text:bookmark-start text:name="__RefHeading___Toc3487_1654380264"/>Exemples<text:bookmark-end text:name="__RefHeading___Toc3487_1654380264"/></text:h>
      <text:list text:style-name="L35">
        <text:list-item>
          <text:p text:style-name="P53"><text:span text:style-name="Source_20_Text">afficher_titre(mois, annee)</text:span></text:p>
        </text:list-item>
        <text:list-item>
          <text:p text:style-name="P53"><text:span text:style-name="Source_20_Text">afficher_entete()</text:span></text:p>
        </text:list-item>
      </text:list>
      <text:p text:style-name="Text_20_body">🧠 Elles effectuent une action visuelle, mais ne produisent pas de valeur exploitable.</text:p>
      <text:h text:style-name="Heading_20_2" text:outline-level="2"><text:bookmark-start text:name="__RefHeading___Toc3489_1654380264"/>4️⃣ Listes pour stocker des données fixes<text:bookmark-end text:name="__RefHeading___Toc3489_1654380264"/></text:h>
      <text:h text:style-name="Heading_20_3" text:outline-level="3"><text:bookmark-start text:name="__RefHeading___Toc3491_1654380264"/>🔹 Exemple : noms des mois<text:bookmark-end text:name="__RefHeading___Toc3491_1654380264"/></text:h>
      <text:p text:style-name="P8"><text:span text:style-name="Source_20_Text">mois = [</text:span></text:p>
      <text:p text:style-name="P10"><text:span text:style-name="Source_20_Text"><text:s/>"Janvier", "Février", "Mars", "Avril", "Mai", "Juin",</text:span></text:p>
      <text:p text:style-name="P10"><text:span text:style-name="Source_20_Text"><text:s/>"Juillet", "Août", "Septembre", "Octobre", "Novembre", "Décembre"</text:span></text:p>
      <text:p text:style-name="P11"><text:span text:style-name="Source_20_Text">]</text:span></text:p>
      <text:p text:style-name="Text_20_body">🧠 Pourquoi une liste ?</text:p>
      <text:list text:style-name="L36">
        <text:list-item>
          <text:p text:style-name="P54">accès direct par index</text:p>
        </text:list-item>
        <text:list-item>
          <text:p text:style-name="P54"><text:soft-page-break/>structure simple et lisible</text:p>
        </text:list-item>
        <text:list-item>
          <text:p text:style-name="P54">évite les <text:span text:style-name="Source_20_Text">if</text:span> répétitifs</text:p>
        </text:list-item>
      </text:list>
      <text:h text:style-name="Heading_20_2" text:outline-level="2"><text:bookmark-start text:name="__RefHeading___Toc3493_1654380264"/>5️⃣ Conditions (<text:span text:style-name="Source_20_Text">if / elif / else</text:span>)<text:bookmark-end text:name="__RefHeading___Toc3493_1654380264"/></text:h>
      <text:p text:style-name="Text_20_body">Utilisées pour :</text:p>
      <text:list text:style-name="L37">
        <text:list-item>
          <text:p text:style-name="P55">déterminer le nombre de jours d’un mois</text:p>
        </text:list-item>
        <text:list-item>
          <text:p text:style-name="P55">savoir si une année est bissextile</text:p>
        </text:list-item>
      </text:list>
      <text:h text:style-name="Heading_20_3" text:outline-level="3"><text:bookmark-start text:name="__RefHeading___Toc3495_1654380264"/>Exemple conceptuel<text:bookmark-end text:name="__RefHeading___Toc3495_1654380264"/></text:h>
      <text:p text:style-name="P8"><text:span text:style-name="Source_20_Text">if mois == 2:</text:span></text:p>
      <text:p text:style-name="P10"><text:span text:style-name="Source_20_Text"><text:s text:c="4"/>if est_bissextile(annee):</text:span></text:p>
      <text:p text:style-name="P10"><text:span text:style-name="Source_20_Text"><text:s text:c="8"/>jours = 29</text:span></text:p>
      <text:p text:style-name="P10"><text:span text:style-name="Source_20_Text"><text:s text:c="4"/>else:</text:span></text:p>
      <text:p text:style-name="P11"><text:span text:style-name="Source_20_Text"><text:s text:c="8"/>jours = 28</text:span></text:p>
      <text:p text:style-name="Text_20_body">🧠 Les alternatives permettent de <text:span text:style-name="Strong_20_Emphasis">choisir un comportement</text:span> selon les valeurs.</text:p>
      <text:h text:style-name="Heading_20_2" text:outline-level="2"><text:bookmark-start text:name="__RefHeading___Toc3497_1654380264"/>6️⃣ Années bissextiles (logique conditionnelle)<text:bookmark-end text:name="__RefHeading___Toc3497_1654380264"/></text:h>
      <text:h text:style-name="Heading_20_3" text:outline-level="3"><text:bookmark-start text:name="__RefHeading___Toc3499_1654380264"/>🔹 Règle<text:bookmark-end text:name="__RefHeading___Toc3499_1654380264"/></text:h>
      <text:p text:style-name="Text_20_body">Une année est bissextile si :</text:p>
      <text:list text:style-name="L38">
        <text:list-item>
          <text:p text:style-name="P56">divisible par 4 et pas par 100<text:line-break/><text:span text:style-name="Strong_20_Emphasis">ou</text:span></text:p>
        </text:list-item>
        <text:list-item>
          <text:p text:style-name="P56">divisible par 400</text:p>
        </text:list-item>
      </text:list>
      <text:h text:style-name="Heading_20_3" text:outline-level="3"><text:bookmark-start text:name="__RefHeading___Toc3501_1654380264"/>Fonction associée<text:bookmark-end text:name="__RefHeading___Toc3501_1654380264"/></text:h>
      <text:p text:style-name="P8"><text:span text:style-name="Source_20_Text">def est_bissextile(annee):</text:span></text:p>
      <text:p text:style-name="P11"><text:span text:style-name="Source_20_Text"><text:s text:c="4"/>return (annee % 4 == 0 and annee % 100 != 0) or (annee % 400 == 0)</text:span></text:p>
      <text:p text:style-name="Text_20_body">🧠 Cette fonction :</text:p>
      <text:list text:style-name="L39">
        <text:list-item>
          <text:p text:style-name="P57">renvoie un booléen</text:p>
        </text:list-item>
        <text:list-item>
          <text:p text:style-name="P57">est réutilisée ailleurs dans le programme</text:p>
        </text:list-item>
      </text:list>
      <text:h text:style-name="Heading_20_2" text:outline-level="2"><text:bookmark-start text:name="__RefHeading___Toc3503_1654380264"/>7️⃣ Construction de chaînes de caractères<text:bookmark-end text:name="__RefHeading___Toc3503_1654380264"/></text:h>
      <text:p text:style-name="Text_20_body">Le calendrier est construit sous forme de <text:span text:style-name="Strong_20_Emphasis">chaîne</text:span>.</text:p>
      <text:h text:style-name="Heading_20_3" text:outline-level="3"><text:bookmark-start text:name="__RefHeading___Toc3505_1654380264"/>Exemple<text:bookmark-end text:name="__RefHeading___Toc3505_1654380264"/></text:h>
      <text:p text:style-name="P9"><text:span text:style-name="Source_20_Text">"01 02 03 04 05 06"</text:span></text:p>
      <text:p text:style-name="Text_20_body">🧠 On concatène :</text:p>
      <text:list text:style-name="L40">
        <text:list-item>
          <text:p text:style-name="P58">des nombres formatés (<text:span text:style-name="Source_20_Text">01</text:span>, <text:span text:style-name="Source_20_Text">02</text:span>, …)</text:p>
        </text:list-item>
        <text:list-item>
          <text:p text:style-name="P58"><text:soft-page-break/>des espaces</text:p>
        </text:list-item>
        <text:list-item>
          <text:p text:style-name="P58">des retours à la ligne (plus tard)</text:p>
        </text:list-item>
      </text:list>
      <text:h text:style-name="Heading_20_2" text:outline-level="2"><text:bookmark-start text:name="__RefHeading___Toc3507_1654380264"/>8️⃣ Boucles (<text:span text:style-name="Source_20_Text">for</text:span>)<text:bookmark-end text:name="__RefHeading___Toc3507_1654380264"/></text:h>
      <text:p text:style-name="Text_20_body">Utilisées pour :</text:p>
      <text:list text:style-name="L41">
        <text:list-item>
          <text:p text:style-name="P59">parcourir les jours du mois</text:p>
        </text:list-item>
        <text:list-item>
          <text:p text:style-name="P59">construire la suite <text:span text:style-name="Source_20_Text">"01 02 03 ..."</text:span></text:p>
        </text:list-item>
      </text:list>
      <text:h text:style-name="Heading_20_3" text:outline-level="3"><text:bookmark-start text:name="__RefHeading___Toc3509_1654380264"/>Exemple conceptuel<text:bookmark-end text:name="__RefHeading___Toc3509_1654380264"/></text:h>
      <text:p text:style-name="P8"><text:span text:style-name="Source_20_Text">for jour in range(1, nb_jours + 1):</text:span></text:p>
      <text:p text:style-name="P11"><text:span text:style-name="Source_20_Text"><text:s text:c="4"/># ajouter le jour à la chaîne</text:span></text:p>
      <text:p text:style-name="Text_20_body">🧠 La boucle évite d’écrire 30 fois la même instruction.</text:p>
      <text:h text:style-name="Heading_20_2" text:outline-level="2"><text:bookmark-start text:name="__RefHeading___Toc3511_1654380264"/>9️⃣ Calcul du premier jour du mois (abstraction)<text:bookmark-end text:name="__RefHeading___Toc3511_1654380264"/></text:h>
      <text:h text:style-name="Heading_20_3" text:outline-level="3"><text:bookmark-start text:name="__RefHeading___Toc3513_1654380264"/>🔹 Notion clé<text:bookmark-end text:name="__RefHeading___Toc3513_1654380264"/></text:h>
      <text:p text:style-name="Text_20_body">Le TD <text:span text:style-name="Strong_20_Emphasis">ne te demande pas de comprendre la formule</text:span>, mais de :</text:p>
      <text:list text:style-name="L42">
        <text:list-item>
          <text:p text:style-name="P60">l’implémenter dans une fonction</text:p>
        </text:list-item>
        <text:list-item>
          <text:p text:style-name="P60">utiliser le résultat</text:p>
        </text:list-item>
      </text:list>
      <text:p text:style-name="P9"><text:span text:style-name="Source_20_Text">numero_jour(1, mois, annee)</text:span></text:p>
      <text:p text:style-name="Text_20_body">🧠 C’est un exemple de :</text:p>
      <text:list text:style-name="L43">
        <text:list-item>
          <text:p text:style-name="P61"><text:span text:style-name="Strong_20_Emphasis">fonction “boîte noire”</text:span></text:p>
        </text:list-item>
        <text:list-item>
          <text:p text:style-name="P61">on sait ce qu’elle fait, pas forcément comment</text:p>
        </text:list-item>
      </text:list>
      <text:h text:style-name="Heading_20_2" text:outline-level="2"><text:bookmark-start text:name="__RefHeading___Toc3515_1654380264"/>🔟 Mise en forme du texte (<text:span text:style-name="Source_20_Text">textwrap</text:span>)<text:bookmark-end text:name="__RefHeading___Toc3515_1654380264"/></text:h>
      <text:h text:style-name="Heading_20_3" text:outline-level="3"><text:bookmark-start text:name="__RefHeading___Toc3517_1654380264"/>🔹 Module <text:span text:style-name="Source_20_Text">textwrap</text:span><text:bookmark-end text:name="__RefHeading___Toc3517_1654380264"/></text:h>
      <text:p text:style-name="Text_20_body">Permet d’ajouter des retours à la ligne automatiquement.</text:p>
      <text:p text:style-name="P8"><text:span text:style-name="Source_20_Text">import textwrap</text:span></text:p>
      <text:p text:style-name="P11"><text:span text:style-name="Source_20_Text">textwrap.fill(chaine, width=20)</text:span></text:p>
      <text:p text:style-name="Text_20_body">🧠 Très utile pour :</text:p>
      <text:list text:style-name="L44">
        <text:list-item>
          <text:p text:style-name="P62">aligner les jours</text:p>
        </text:list-item>
        <text:list-item>
          <text:p text:style-name="P62">rendre l’affichage propre</text:p>
        </text:list-item>
        <text:list-item>
          <text:p text:style-name="P62">éviter les calculs manuels de sauts de ligne</text:p>
        </text:list-item>
      </text:list>
      <text:h text:style-name="Heading_20_2" text:outline-level="2"><text:bookmark-start text:name="__RefHeading___Toc3519_1654380264"/><text:soft-page-break/>🧠 Résumé global à retenir<text:bookmark-end text:name="__RefHeading___Toc3519_1654380264"/></text:h>
      <text:p text:style-name="Text_20_body">Le TD06 te fait pratiquer :</text:p>
      <text:list text:style-name="L45">
        <text:list-item>
          <text:p text:style-name="P63">✔️ <text:span text:style-name="Strong_20_Emphasis">fonctions avec </text:span><text:span text:style-name="Strong_20_Emphasis"><text:span text:style-name="Source_20_Text">return</text:span></text:span></text:p>
        </text:list-item>
        <text:list-item>
          <text:p text:style-name="P63">✔️ <text:span text:style-name="Strong_20_Emphasis">fonctions sans </text:span><text:span text:style-name="Strong_20_Emphasis"><text:span text:style-name="Source_20_Text">return</text:span></text:span></text:p>
        </text:list-item>
        <text:list-item>
          <text:p text:style-name="P63">✔️ <text:span text:style-name="Strong_20_Emphasis">modules et </text:span><text:span text:style-name="Strong_20_Emphasis"><text:span text:style-name="Source_20_Text">import</text:span></text:span></text:p>
        </text:list-item>
        <text:list-item>
          <text:p text:style-name="P63">✔️ <text:span text:style-name="Strong_20_Emphasis">listes</text:span></text:p>
        </text:list-item>
        <text:list-item>
          <text:p text:style-name="P63">✔️ <text:span text:style-name="Strong_20_Emphasis">boucles</text:span></text:p>
        </text:list-item>
        <text:list-item>
          <text:p text:style-name="P63">✔️ <text:span text:style-name="Strong_20_Emphasis">conditions</text:span></text:p>
        </text:list-item>
        <text:list-item>
          <text:p text:style-name="P63">✔️ <text:span text:style-name="Strong_20_Emphasis">chaînes de caractères</text:span></text:p>
        </text:list-item>
        <text:list-item>
          <text:p text:style-name="P63">✔️ <text:span text:style-name="Strong_20_Emphasis">réutilisation de fonctions</text:span></text:p>
        </text:list-item>
        <text:list-item>
          <text:p text:style-name="P63">✔️ <text:span text:style-name="Strong_20_Emphasis">construction d’un programme complet</text:span></text:p>
        </text:list-item>
      </text:list>
      <text:p text:style-name="Text_20_body">👉 C’est un <text:span text:style-name="Strong_20_Emphasis">TD très important</text:span>, car il montre comment <text:span text:style-name="Strong_20_Emphasis">assembler toutes les notions</text:span> vues depuis le début.</text:p>
      <text:p text:style-name="P39"/>
      <text:h text:style-name="Heading_20_1" text:outline-level="1"><text:bookmark-start text:name="__RefHeading___Toc3521_1654380264"/><text:span text:style-name="T4">TD0</text:span><text:span text:style-name="T6">7 </text:span><text:span text:style-name="T7">_ </text:span><text:s/>Boucles <text:span text:style-name="Source_20_Text">while</text:span><text:bookmark-end text:name="__RefHeading___Toc3521_1654380264"/></text:h>
      <text:h text:style-name="Heading_20_2" text:outline-level="2"><text:bookmark-start text:name="__RefHeading___Toc3523_1654380264"/>1️⃣ La boucle <text:span text:style-name="Source_20_Text">while</text:span><text:bookmark-end text:name="__RefHeading___Toc3523_1654380264"/></text:h>
      <text:h text:style-name="Heading_20_3" text:outline-level="3"><text:bookmark-start text:name="__RefHeading___Toc3525_1654380264"/>🔹 Définition<text:bookmark-end text:name="__RefHeading___Toc3525_1654380264"/></text:h>
      <text:p text:style-name="Text_20_body">La boucle <text:span text:style-name="Source_20_Text">while</text:span> permet de <text:span text:style-name="Strong_20_Emphasis">répéter un bloc d’instructions tant qu’une condition est vraie</text:span> (<text:span text:style-name="Source_20_Text">True</text:span>).</text:p>
      <text:p text:style-name="P8"><text:span text:style-name="Source_20_Text">while condition:</text:span></text:p>
      <text:p text:style-name="P11"><text:span text:style-name="Source_20_Text"><text:s text:c="4"/>instructions</text:span></text:p>
      <text:p text:style-name="Text_20_body">👉 La condition est testée <text:span text:style-name="Strong_20_Emphasis">avant chaque tour</text:span> de boucle.</text:p>
      <text:h text:style-name="Heading_20_3" text:outline-level="3"><text:bookmark-start text:name="__RefHeading___Toc3527_1654380264"/>🔹 Exemple simple<text:bookmark-end text:name="__RefHeading___Toc3527_1654380264"/></text:h>
      <text:p text:style-name="P8"><text:span text:style-name="Source_20_Text">compteur = 1</text:span></text:p>
      <text:p text:style-name="P10"><text:span text:style-name="Source_20_Text">while compteur &lt;= 5:</text:span></text:p>
      <text:p text:style-name="P10"><text:span text:style-name="Source_20_Text"><text:s text:c="4"/>print(compteur)</text:span></text:p>
      <text:p text:style-name="P11"><text:span text:style-name="Source_20_Text"><text:s text:c="4"/>compteur += 1</text:span></text:p>
      <text:p text:style-name="Text_20_body">🧠 <text:span text:style-name="Strong_20_Emphasis">Pourquoi ça s’arrête ?</text:span></text:p>
      <text:list text:style-name="L46">
        <text:list-item>
          <text:p text:style-name="P65"><text:span text:style-name="Source_20_Text">compteur</text:span> est modifié dans la boucle</text:p>
        </text:list-item>
        <text:list-item>
          <text:p text:style-name="P65">la condition devient fausse → la boucle s’arrête</text:p>
        </text:list-item>
      </text:list>
      <text:h text:style-name="Heading_20_2" text:outline-level="2"><text:bookmark-start text:name="__RefHeading___Toc3529_1654380264"/><text:soft-page-break/>2️⃣ Initialisation + modification (très important)<text:bookmark-end text:name="__RefHeading___Toc3529_1654380264"/></text:h>
      <text:p text:style-name="Text_20_body">Une boucle <text:span text:style-name="Source_20_Text">while</text:span> doit toujours avoir :</text:p>
      <text:list text:style-name="L47">
        <text:list-item>
          <text:p text:style-name="P66">une <text:span text:style-name="Strong_20_Emphasis">variable initialisée avant</text:span></text:p>
        </text:list-item>
        <text:list-item>
          <text:p text:style-name="P66">une <text:span text:style-name="Strong_20_Emphasis">modification dans la boucle</text:span></text:p>
        </text:list-item>
      </text:list>
      <text:p text:style-name="Text_20_body">❌ Sans modification → <text:span text:style-name="Strong_20_Emphasis">boucle infinie</text:span></text:p>
      <text:p text:style-name="P8"><text:span text:style-name="Source_20_Text">while compteur &lt;= 5:</text:span></text:p>
      <text:p text:style-name="P11"><text:span text:style-name="Source_20_Text"><text:s text:c="4"/>print(compteur) <text:s text:c="2"/># compteur ne change jamais</text:span></text:p>
      <text:h text:style-name="Heading_20_2" text:outline-level="2"><text:bookmark-start text:name="__RefHeading___Toc3531_1654380264"/>3️⃣ Boucle <text:span text:style-name="Source_20_Text">while</text:span> vs boucle <text:span text:style-name="Source_20_Text">for</text:span><text:bookmark-end text:name="__RefHeading___Toc3531_1654380264"/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Table_20_Heading"><text:span text:style-name="Source_20_Text">while</text:span></text:p>
            </table:table-cell>
            <table:table-cell table:style-name="Table10.A1" office:value-type="string">
              <text:p text:style-name="Table_20_Heading"><text:span text:style-name="Source_20_Text">for</text:span></text:p>
            </table:table-cell>
          </table:table-row>
        </table:table-header-rows>
        <table:table-row>
          <table:table-cell table:style-name="Table10.A1" office:value-type="string">
            <text:p text:style-name="Table_20_Contents">nombre de tours <text:span text:style-name="Strong_20_Emphasis">inconnu</text:span></text:p>
          </table:table-cell>
          <table:table-cell table:style-name="Table10.A1" office:value-type="string">
            <text:p text:style-name="Table_20_Contents">nombre de tours <text:span text:style-name="Strong_20_Emphasis">connu</text:span></text:p>
          </table:table-cell>
        </table:table-row>
        <table:table-row>
          <table:table-cell table:style-name="Table10.A1" office:value-type="string">
            <text:p text:style-name="Table_20_Contents">dépend d’une condition</text:p>
          </table:table-cell>
          <table:table-cell table:style-name="Table10.A1" office:value-type="string">
            <text:p text:style-name="Table_20_Contents">dépend d’une séquence</text:p>
          </table:table-cell>
        </table:table-row>
        <table:table-row>
          <table:table-cell table:style-name="Table10.A1" office:value-type="string">
            <text:p text:style-name="Table_20_Contents">très flexible</text:p>
          </table:table-cell>
          <table:table-cell table:style-name="Table10.A1" office:value-type="string">
            <text:p text:style-name="Table_20_Contents">plus simple</text:p>
          </table:table-cell>
        </table:table-row>
      </table:table>
      <text:p text:style-name="Text_20_body">👉 Le TD07 insiste sur <text:span text:style-name="Source_20_Text">while</text:span> car elle est <text:span text:style-name="Strong_20_Emphasis">plus générale</text:span>.</text:p>
      <text:h text:style-name="Heading_20_2" text:outline-level="2"><text:bookmark-start text:name="__RefHeading___Toc3533_1654380264"/>4️⃣ Tester les entrées de l’utilisateur<text:bookmark-end text:name="__RefHeading___Toc3533_1654380264"/></text:h>
      <text:h text:style-name="Heading_20_3" text:outline-level="3"><text:bookmark-start text:name="__RefHeading___Toc3535_1654380264"/>🔹 Principe<text:bookmark-end text:name="__RefHeading___Toc3535_1654380264"/></text:h>
      <text:p text:style-name="Text_20_body">On <text:span text:style-name="Strong_20_Emphasis">redemande une valeur</text:span> tant qu’elle n’est pas correcte.</text:p>
      <text:p text:style-name="P8"><text:span text:style-name="Source_20_Text">n = int(input("Entrez un nombre positif : "))</text:span></text:p>
      <text:p text:style-name="P10"><text:span text:style-name="Source_20_Text">while n &lt; 0:</text:span></text:p>
      <text:p text:style-name="P11"><text:span text:style-name="Source_20_Text"><text:s text:c="4"/>n = int(input("Erreur. Entrez un nombre positif : "))</text:span></text:p>
      <text:p text:style-name="Text_20_body">🧠 <text:span text:style-name="Strong_20_Emphasis">Pourquoi </text:span><text:span text:style-name="Strong_20_Emphasis"><text:span text:style-name="Source_20_Text">while</text:span></text:span><text:span text:style-name="Strong_20_Emphasis"> ?</text:span></text:p>
      <text:list text:style-name="L48">
        <text:list-item>
          <text:p text:style-name="P67">on ne sait pas combien de fois l’utilisateur va se tromper</text:p>
        </text:list-item>
      </text:list>
      <text:h text:style-name="Heading_20_2" text:outline-level="2"><text:bookmark-start text:name="__RefHeading___Toc3537_1654380264"/>5️⃣ Boucle <text:span text:style-name="Source_20_Text">while</text:span> dans une fonction<text:bookmark-end text:name="__RefHeading___Toc3537_1654380264"/></text:h>
      <text:p text:style-name="Text_20_body">Le TD insiste sur l’écriture de <text:span text:style-name="Strong_20_Emphasis">fonctions</text:span>.</text:p>
      <text:p text:style-name="P8"><text:span text:style-name="Source_20_Text">def afficher_1_a_n(n):</text:span></text:p>
      <text:p text:style-name="P10"><text:span text:style-name="Source_20_Text"><text:s text:c="4"/>i = 1</text:span></text:p>
      <text:p text:style-name="P10"><text:span text:style-name="Source_20_Text"><text:s text:c="4"/>while i &lt;= n:</text:span></text:p>
      <text:p text:style-name="P10"><text:span text:style-name="Source_20_Text"><text:s text:c="8"/>print(i)</text:span></text:p>
      <text:p text:style-name="P11"><text:span text:style-name="Source_20_Text"><text:s text:c="8"/>i += 1</text:span></text:p>
      <text:p text:style-name="Text_20_body">🧠 Avantage :</text:p>
      <text:list text:style-name="L49">
        <text:list-item>
          <text:p text:style-name="P68">code réutilisable</text:p>
        </text:list-item>
        <text:list-item>
          <text:p text:style-name="P68">plus lisible</text:p>
        </text:list-item>
        <text:list-item>
          <text:p text:style-name="P68">plus facile à tester</text:p>
        </text:list-item>
      </text:list>
      <text:h text:style-name="Heading_20_2" text:outline-level="2"><text:bookmark-start text:name="__RefHeading___Toc3539_1654380264"/><text:soft-page-break/>6️⃣ Valeur sentinelle<text:bookmark-end text:name="__RefHeading___Toc3539_1654380264"/></text:h>
      <text:h text:style-name="Heading_20_3" text:outline-level="3"><text:bookmark-start text:name="__RefHeading___Toc3541_1654380264"/>🔹 Définition<text:bookmark-end text:name="__RefHeading___Toc3541_1654380264"/></text:h>
      <text:p text:style-name="Text_20_body">Une <text:span text:style-name="Strong_20_Emphasis">valeur sentinelle</text:span> est une valeur spéciale qui <text:span text:style-name="Strong_20_Emphasis">indique l’arrêt de la boucle</text:span>.</text:p>
      <text:p text:style-name="Text_20_body">Exemple classique : <text:span text:style-name="Source_20_Text">-1</text:span></text:p>
      <text:p text:style-name="P8"><text:span text:style-name="Source_20_Text">valeur = int(input("Entrez un nombre (-1 pour terminer) : "))</text:span></text:p>
      <text:p text:style-name="P10"><text:span text:style-name="Source_20_Text">while valeur != -1:</text:span></text:p>
      <text:p text:style-name="P10"><text:span text:style-name="Source_20_Text"><text:s text:c="4"/>print(valeur)</text:span></text:p>
      <text:p text:style-name="P11"><text:span text:style-name="Source_20_Text"><text:s text:c="4"/>valeur = int(input("Entrez un nombre (-1 pour terminer) : "))</text:span></text:p>
      <text:p text:style-name="Text_20_body">🧠 Ici :</text:p>
      <text:list text:style-name="L50">
        <text:list-item>
          <text:p text:style-name="P69">la boucle continue tant que la valeur <text:span text:style-name="Strong_20_Emphasis">n’est pas</text:span> <text:span text:style-name="Source_20_Text">-1</text:span></text:p>
        </text:list-item>
      </text:list>
      <text:h text:style-name="Heading_20_2" text:outline-level="2"><text:bookmark-start text:name="__RefHeading___Toc3543_1654380264"/>7️⃣ Accumulation (somme, moyenne, compteur)<text:bookmark-end text:name="__RefHeading___Toc3543_1654380264"/></text:h>
      <text:p text:style-name="Text_20_body">On utilise souvent des <text:span text:style-name="Strong_20_Emphasis">variables accumulatrices</text:span>.</text:p>
      <text:h text:style-name="Heading_20_3" text:outline-level="3"><text:bookmark-start text:name="__RefHeading___Toc3545_1654380264"/>Exemple : somme<text:bookmark-end text:name="__RefHeading___Toc3545_1654380264"/></text:h>
      <text:p text:style-name="P8"><text:span text:style-name="Source_20_Text">somme = 0</text:span></text:p>
      <text:p text:style-name="P10"><text:span text:style-name="Source_20_Text">valeur = int(input("Entrez un nombre (-1 pour terminer) : "))</text:span></text:p>
      <text:p text:style-name="P10"/>
      <text:p text:style-name="P10"><text:span text:style-name="Source_20_Text">while valeur != -1:</text:span></text:p>
      <text:p text:style-name="P10"><text:span text:style-name="Source_20_Text"><text:s text:c="4"/>somme += valeur</text:span></text:p>
      <text:p text:style-name="P11"><text:span text:style-name="Source_20_Text"><text:s text:c="4"/>valeur = int(input("Autre nombre : "))</text:span></text:p>
      <text:p text:style-name="Text_20_body">🧠 Même principe pour :</text:p>
      <text:list text:style-name="L51">
        <text:list-item>
          <text:p text:style-name="P70">compteur (<text:span text:style-name="Source_20_Text">nb += 1</text:span>)</text:p>
        </text:list-item>
        <text:list-item>
          <text:p text:style-name="P70">moyenne (<text:span text:style-name="Source_20_Text">somme / nb</text:span>)</text:p>
        </text:list-item>
        <text:list-item>
          <text:p text:style-name="P70">maximum / minimum</text:p>
        </text:list-item>
      </text:list>
      <text:h text:style-name="Heading_20_2" text:outline-level="2"><text:bookmark-start text:name="__RefHeading___Toc3547_1654380264"/>8️⃣ Petit jeu (nombre secret)<text:bookmark-end text:name="__RefHeading___Toc3547_1654380264"/></text:h>
      <text:h text:style-name="Heading_20_3" text:outline-level="3"><text:bookmark-start text:name="__RefHeading___Toc3549_1654380264"/>🔹 Principe<text:bookmark-end text:name="__RefHeading___Toc3549_1654380264"/></text:h>
      <text:p text:style-name="Text_20_body">On répète tant que la réponse est fausse.</text:p>
      <text:p text:style-name="P8"><text:span text:style-name="Source_20_Text">while proposition != secret:</text:span></text:p>
      <text:p text:style-name="P11"><text:span text:style-name="Source_20_Text"><text:s text:c="4"/>proposition = int(input("Essayez encore : "))</text:span></text:p>
      <text:p text:style-name="Text_20_body">🧠 La condition dépend de la <text:span text:style-name="Strong_20_Emphasis">comparaison</text:span> (<text:span text:style-name="Source_20_Text">!=</text:span>, <text:span text:style-name="Source_20_Text">&lt;</text:span>, <text:span text:style-name="Source_20_Text">&gt;</text:span>).</text:p>
      <text:h text:style-name="Heading_20_2" text:outline-level="2"><text:bookmark-start text:name="__RefHeading___Toc3551_1654380264"/>9️⃣ Aider l’utilisateur (conditions dans la boucle)<text:bookmark-end text:name="__RefHeading___Toc3551_1654380264"/></text:h>
      <text:p text:style-name="P8"><text:span text:style-name="Source_20_Text">if proposition &lt; secret:</text:span></text:p>
      <text:p text:style-name="P10"><text:span text:style-name="Source_20_Text"><text:s text:c="4"/>print("Trop petit")</text:span></text:p>
      <text:p text:style-name="P10"><text:span text:style-name="Source_20_Text">else:</text:span></text:p>
      <text:p text:style-name="P11"><text:span text:style-name="Source_20_Text"><text:s text:c="4"/>print("Trop grand")</text:span></text:p>
      <text:p text:style-name="Text_20_body"><text:soft-page-break/>👉 Combinaison de :</text:p>
      <text:list text:style-name="L52">
        <text:list-item>
          <text:p text:style-name="P71"><text:span text:style-name="Source_20_Text">while</text:span></text:p>
        </text:list-item>
        <text:list-item>
          <text:p text:style-name="P71"><text:span text:style-name="Source_20_Text">if / else</text:span></text:p>
        </text:list-item>
      </text:list>
      <text:h text:style-name="Heading_20_2" text:outline-level="2"><text:bookmark-start text:name="__RefHeading___Toc3553_1654380264"/>🔟 Erreurs classiques à éviter<text:bookmark-end text:name="__RefHeading___Toc3553_1654380264"/></text:h>
      <text:p text:style-name="Text_20_body">❌ oublier de modifier la variable de condition<text:line-break/>❌ condition toujours vraie<text:line-break/>❌ ne pas gérer le cas “aucune valeur entrée”<text:line-break/>❌ confondre <text:span text:style-name="Source_20_Text">while</text:span> et <text:span text:style-name="Source_20_Text">if</text:span></text:p>
      <text:h text:style-name="Heading_20_2" text:outline-level="2"><text:bookmark-start text:name="__RefHeading___Toc3555_1654380264"/>🧠 Résumé final (à apprendre)<text:bookmark-end text:name="__RefHeading___Toc3555_1654380264"/></text:h>
      <text:list text:style-name="L53">
        <text:list-item>
          <text:p text:style-name="P72"><text:span text:style-name="Source_20_Text">while</text:span> = répéter <text:span text:style-name="Strong_20_Emphasis">tant que</text:span> une condition est vraie</text:p>
        </text:list-item>
        <text:list-item>
          <text:p text:style-name="P72">toujours :</text:p>
          <text:list>
            <text:list-item>
              <text:p text:style-name="P72">initialiser</text:p>
            </text:list-item>
            <text:list-item>
              <text:p text:style-name="P72">modifier</text:p>
            </text:list-item>
          </text:list>
        </text:list-item>
        <text:list-item>
          <text:p text:style-name="P72">idéal pour :</text:p>
          <text:list>
            <text:list-item>
              <text:p text:style-name="P72">validation d’entrées</text:p>
            </text:list-item>
            <text:list-item>
              <text:p text:style-name="P72">jeux</text:p>
            </text:list-item>
            <text:list-item>
              <text:p text:style-name="P72">lectures avec sentinelle</text:p>
            </text:list-item>
          </text:list>
        </text:list-item>
        <text:list-item>
          <text:p text:style-name="P72">souvent combinée avec :</text:p>
          <text:list>
            <text:list-item>
              <text:p text:style-name="P72"><text:span text:style-name="Source_20_Text">if / else</text:span></text:p>
            </text:list-item>
            <text:list-item>
              <text:p text:style-name="P72">fonctions</text:p>
            </text:list-item>
            <text:list-item>
              <text:p text:style-name="P72">accumulateurs</text:p>
            </text:list-item>
          </text:list>
        </text:list-item>
      </text:list>
      <text:p text:style-name="P39"/>
      <text:h text:style-name="P5" text:outline-level="1"><text:bookmark-start text:name="__RefHeading___Toc3557_1654380264"/><text:span text:style-name="T4">TD0</text:span><text:span text:style-name="T6">8 </text:span><text:span text:style-name="T8">_</text:span> boucle <text:span text:style-name="Source_20_Text">for</text:span> <text:bookmark-end text:name="__RefHeading___Toc3557_1654380264"/></text:h>
      <text:h text:style-name="Heading_20_3" text:outline-level="3"><text:bookmark-start text:name="__RefHeading___Toc3559_1654380264"/>🔹 Définition<text:bookmark-end text:name="__RefHeading___Toc3559_1654380264"/></text:h>
      <text:p text:style-name="Text_20_body">Une boucle <text:span text:style-name="Source_20_Text">for</text:span> permet de <text:span text:style-name="Strong_20_Emphasis">répéter un bloc d’instructions un nombre de fois déterminé à l’avance</text:span>, en parcourant une <text:span text:style-name="Strong_20_Emphasis">séquence</text:span>.</text:p>
      <text:p text:style-name="P8"><text:span text:style-name="Source_20_Text">for variable in sequence:</text:span></text:p>
      <text:p text:style-name="P11"><text:span text:style-name="Source_20_Text"><text:s text:c="4"/>instructions</text:span></text:p>
      <text:p text:style-name="Text_20_body">🧠 À chaque itération :</text:p>
      <text:list text:style-name="L54">
        <text:list-item>
          <text:p text:style-name="P73"><text:span text:style-name="Source_20_Text">variable</text:span> prend une nouvelle valeur de <text:span text:style-name="Source_20_Text">sequence</text:span></text:p>
        </text:list-item>
        <text:list-item>
          <text:p text:style-name="P73">le bloc est exécuté une fois</text:p>
        </text:list-item>
      </text:list>
      <text:h text:style-name="Heading_20_2" text:outline-level="2"><text:bookmark-start text:name="__RefHeading___Toc3561_1654380264"/><text:soft-page-break/>2️⃣ La variable de boucle<text:bookmark-end text:name="__RefHeading___Toc3561_1654380264"/></text:h>
      <text:p text:style-name="P8"><text:span text:style-name="Source_20_Text">for i in [1, 2, 3, 4, 5]:</text:span></text:p>
      <text:p text:style-name="P11"><text:span text:style-name="Source_20_Text"><text:s text:c="4"/>print(i)</text:span></text:p>
      <text:list text:style-name="L55">
        <text:list-item>
          <text:p text:style-name="P74"><text:span text:style-name="Source_20_Text">i</text:span> est la <text:span text:style-name="Strong_20_Emphasis">variable de boucle</text:span></text:p>
        </text:list-item>
        <text:list-item>
          <text:p text:style-name="P74">elle prend successivement les valeurs <text:span text:style-name="Source_20_Text">1</text:span>, <text:span text:style-name="Source_20_Text">2</text:span>, <text:span text:style-name="Source_20_Text">3</text:span>, <text:span text:style-name="Source_20_Text">4</text:span>, <text:span text:style-name="Source_20_Text">5</text:span></text:p>
        </text:list-item>
      </text:list>
      <text:p text:style-name="Text_20_body">👉 Une itération = un passage dans la boucle.</text:p>
      <text:h text:style-name="Heading_20_2" text:outline-level="2"><text:bookmark-start text:name="__RefHeading___Toc3563_1654380264"/>3️⃣ Boucle <text:span text:style-name="Source_20_Text">for</text:span> avec une liste<text:bookmark-end text:name="__RefHeading___Toc3563_1654380264"/></text:h>
      <text:h text:style-name="Heading_20_3" text:outline-level="3"><text:bookmark-start text:name="__RefHeading___Toc3565_1654380264"/>🔹 Principe<text:bookmark-end text:name="__RefHeading___Toc3565_1654380264"/></text:h>
      <text:p text:style-name="Text_20_body">La boucle parcourt <text:span text:style-name="Strong_20_Emphasis">chaque élément de la liste</text:span>.</text:p>
      <text:p text:style-name="P8"><text:span text:style-name="Source_20_Text">for mot in ["une", "boucle", "for"]:</text:span></text:p>
      <text:p text:style-name="P11"><text:span text:style-name="Source_20_Text"><text:s text:c="4"/>print(mot)</text:span></text:p>
      <text:p text:style-name="Text_20_body">🧠 Peu importe le type des éléments :</text:p>
      <text:list text:style-name="L56">
        <text:list-item>
          <text:p text:style-name="P75">entiers</text:p>
        </text:list-item>
        <text:list-item>
          <text:p text:style-name="P75">réels</text:p>
        </text:list-item>
        <text:list-item>
          <text:p text:style-name="P75">chaînes</text:p>
        </text:list-item>
        <text:list-item>
          <text:p text:style-name="P75">listes</text:p>
        </text:list-item>
      </text:list>
      <text:h text:style-name="Heading_20_2" text:outline-level="2"><text:bookmark-start text:name="__RefHeading___Toc3567_1654380264"/>4️⃣ La fonction <text:span text:style-name="Source_20_Text">range()</text:span><text:bookmark-end text:name="__RefHeading___Toc3567_1654380264"/></text:h>
      <text:h text:style-name="Heading_20_3" text:outline-level="3"><text:bookmark-start text:name="__RefHeading___Toc3569_1654380264"/>🔹 À quoi sert <text:span text:style-name="Source_20_Text">range()</text:span> ?<text:bookmark-end text:name="__RefHeading___Toc3569_1654380264"/></text:h>
      <text:p text:style-name="Text_20_body">Créer automatiquement une <text:span text:style-name="Strong_20_Emphasis">suite de nombres</text:span>.</text:p>
      <text:p text:style-name="P8"><text:span text:style-name="Source_20_Text">for i in range(5):</text:span></text:p>
      <text:p text:style-name="P12"><text:span text:style-name="Source_20_Text"><text:s text:c="4"/>print(i)</text:span></text:p>
      <text:p text:style-name="P82">➡️ Affiche <text:span text:style-name="Source_20_Text">0 1 2 3 4</text:span></text:p>
      <text:h text:style-name="Heading_20_3" text:outline-level="3"><text:bookmark-start text:name="__RefHeading___Toc3571_1654380264"/>🔹 Formes de <text:span text:style-name="Source_20_Text">range()</text:span><text:bookmark-end text:name="__RefHeading___Toc3571_1654380264"/></text:h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Table_20_Heading">Écriture</text:p>
            </table:table-cell>
            <table:table-cell table:style-name="Table11.A1" office:value-type="string">
              <text:p text:style-name="Table_20_Heading">Signification</text:p>
            </table:table-cell>
          </table:table-row>
        </table:table-header-rows>
        <table:table-row>
          <table:table-cell table:style-name="Table11.A1" office:value-type="string">
            <text:p text:style-name="Table_20_Contents"><text:span text:style-name="Source_20_Text">range(n)</text:span></text:p>
          </table:table-cell>
          <table:table-cell table:style-name="Table11.A1" office:value-type="string">
            <text:p text:style-name="Table_20_Contents">de <text:span text:style-name="Source_20_Text">0</text:span> à <text:span text:style-name="Source_20_Text">n-1</text:span></text:p>
          </table:table-cell>
        </table:table-row>
        <table:table-row>
          <table:table-cell table:style-name="Table11.A1" office:value-type="string">
            <text:p text:style-name="Table_20_Contents"><text:span text:style-name="Source_20_Text">range(a, b)</text:span></text:p>
          </table:table-cell>
          <table:table-cell table:style-name="Table11.A1" office:value-type="string">
            <text:p text:style-name="Table_20_Contents">de <text:span text:style-name="Source_20_Text">a</text:span> à <text:span text:style-name="Source_20_Text">b-1</text:span></text:p>
          </table:table-cell>
        </table:table-row>
        <table:table-row>
          <table:table-cell table:style-name="Table11.A1" office:value-type="string">
            <text:p text:style-name="Table_20_Contents"><text:span text:style-name="Source_20_Text">range(a, b, pas)</text:span></text:p>
          </table:table-cell>
          <table:table-cell table:style-name="Table11.A1" office:value-type="string">
            <text:p text:style-name="Table_20_Contents">avec un pas</text:p>
          </table:table-cell>
        </table:table-row>
      </table:table>
      <text:p text:style-name="Text_20_body">Exemples :</text:p>
      <text:p text:style-name="P8"><text:span text:style-name="Source_20_Text">range(1, 6) <text:s text:c="5"/># 1 2 3 4 5</text:span></text:p>
      <text:p text:style-name="P11"><text:span text:style-name="Source_20_Text">range(0, 10, 2) <text:s/># 0 2 4 6 8</text:span></text:p>
      <text:p text:style-name="Text_20_body">🧠 Le <text:span text:style-name="Strong_20_Emphasis">deuxième nombre n’est jamais inclus</text:span>.</text:p>
      <text:h text:style-name="Heading_20_2" text:outline-level="2"><text:bookmark-start text:name="__RefHeading___Toc3573_1654380264"/><text:soft-page-break/>5️⃣ Boucle <text:span text:style-name="Source_20_Text">for</text:span> avec du texte<text:bookmark-end text:name="__RefHeading___Toc3573_1654380264"/></text:h>
      <text:p text:style-name="Text_20_body">Une chaîne est une <text:span text:style-name="Strong_20_Emphasis">séquence de caractères</text:span>.</text:p>
      <text:p text:style-name="P8"><text:span text:style-name="Source_20_Text">for lettre in "esi":</text:span></text:p>
      <text:p text:style-name="P11"><text:span text:style-name="Source_20_Text"><text:s text:c="4"/>print(lettre)</text:span></text:p>
      <text:p text:style-name="Text_20_body">🧠 La variable de boucle prend chaque caractère :</text:p>
      <text:list text:style-name="L57">
        <text:list-item>
          <text:p text:style-name="P76"><text:span text:style-name="Source_20_Text">'e'</text:span>, puis <text:span text:style-name="Source_20_Text">'s'</text:span>, puis <text:span text:style-name="Source_20_Text">'i'</text:span></text:p>
        </text:list-item>
      </text:list>
      <text:h text:style-name="Heading_20_2" text:outline-level="2"><text:bookmark-start text:name="__RefHeading___Toc3575_1654380264"/>6️⃣ Compter les itérations (sans <text:span text:style-name="Source_20_Text">enumerate</text:span>)<text:bookmark-end text:name="__RefHeading___Toc3575_1654380264"/></text:h>
      <text:p text:style-name="P8"><text:span text:style-name="Source_20_Text">mot = "for"</text:span></text:p>
      <text:p text:style-name="P10"><text:span text:style-name="Source_20_Text">i = 1</text:span></text:p>
      <text:p text:style-name="P10"/>
      <text:p text:style-name="P10"><text:span text:style-name="Source_20_Text">for lettre in mot:</text:span></text:p>
      <text:p text:style-name="P10"><text:span text:style-name="Source_20_Text"><text:s text:c="4"/>print("La lettre", i, "est un", lettre)</text:span></text:p>
      <text:p text:style-name="P11"><text:span text:style-name="Source_20_Text"><text:s text:c="4"/>i += 1</text:span></text:p>
      <text:p text:style-name="Text_20_body">🧠 On gère le compteur <text:span text:style-name="Strong_20_Emphasis">manuellement</text:span>.</text:p>
      <text:h text:style-name="Heading_20_2" text:outline-level="2"><text:bookmark-start text:name="__RefHeading___Toc3577_1654380264"/>7️⃣ La fonction <text:span text:style-name="Source_20_Text">enumerate()</text:span><text:bookmark-end text:name="__RefHeading___Toc3577_1654380264"/></text:h>
      <text:h text:style-name="Heading_20_3" text:outline-level="3"><text:bookmark-start text:name="__RefHeading___Toc3579_1654380264"/>🔹 À quoi sert <text:span text:style-name="Source_20_Text">enumerate()</text:span> ?<text:bookmark-end text:name="__RefHeading___Toc3579_1654380264"/></text:h>
      <text:p text:style-name="Text_20_body">Fournir :</text:p>
      <text:list text:style-name="L58">
        <text:list-item>
          <text:p text:style-name="P77">la <text:span text:style-name="Strong_20_Emphasis">position</text:span></text:p>
        </text:list-item>
        <text:list-item>
          <text:p text:style-name="P77">la <text:span text:style-name="Strong_20_Emphasis">valeur</text:span></text:p>
        </text:list-item>
      </text:list>
      <text:p text:style-name="Text_20_body">en même temps.</text:p>
      <text:p text:style-name="P8"><text:span text:style-name="Source_20_Text">for i, lettre in enumerate("boucle"):</text:span></text:p>
      <text:p text:style-name="P11"><text:span text:style-name="Source_20_Text"><text:s text:c="4"/>print(i, lettre)</text:span></text:p>
      <text:p text:style-name="Text_20_body">🧠</text:p>
      <text:list text:style-name="L59">
        <text:list-item>
          <text:p text:style-name="P78"><text:span text:style-name="Source_20_Text">i</text:span> = indice (commence à 0)</text:p>
        </text:list-item>
        <text:list-item>
          <text:p text:style-name="P78"><text:span text:style-name="Source_20_Text">lettre</text:span> = caractère</text:p>
        </text:list-item>
      </text:list>
      <text:p text:style-name="Text_20_body">⚠️ Pour commencer à 1 :</text:p>
      <text:p text:style-name="P9"><text:span text:style-name="Source_20_Text">enumerate("boucle", start=1)</text:span></text:p>
      <text:h text:style-name="Heading_20_2" text:outline-level="2"><text:bookmark-start text:name="__RefHeading___Toc3581_1654380264"/>8️⃣ Boucle <text:span text:style-name="Source_20_Text">for</text:span> et calculs<text:bookmark-end text:name="__RefHeading___Toc3581_1654380264"/></text:h>
      <text:p text:style-name="Text_20_body">La boucle <text:span text:style-name="Source_20_Text">for</text:span> est idéale pour :</text:p>
      <text:list text:style-name="L60">
        <text:list-item>
          <text:p text:style-name="P79">accumuler une somme</text:p>
        </text:list-item>
        <text:list-item>
          <text:p text:style-name="P79">tester chaque élément</text:p>
        </text:list-item>
        <text:list-item>
          <text:p text:style-name="P79">faire des calculs répétés</text:p>
        </text:list-item>
      </text:list>
      <text:h text:style-name="Heading_20_3" text:outline-level="3"><text:bookmark-start text:name="__RefHeading___Toc3583_1654380264"/><text:soft-page-break/>Exemple : somme des carrés<text:bookmark-end text:name="__RefHeading___Toc3583_1654380264"/></text:h>
      <text:p text:style-name="P8"><text:span text:style-name="Source_20_Text">somme = 0</text:span></text:p>
      <text:p text:style-name="P10"><text:span text:style-name="Source_20_Text">for i in range(1, 101):</text:span></text:p>
      <text:p text:style-name="P11"><text:span text:style-name="Source_20_Text"><text:s text:c="4"/>somme += i*i</text:span></text:p>
      <text:h text:style-name="Heading_20_2" text:outline-level="2"><text:bookmark-start text:name="__RefHeading___Toc3585_1654380264"/>9️⃣ <text:span text:style-name="Source_20_Text">for</text:span> + conditions (<text:span text:style-name="Source_20_Text">if</text:span>)<text:bookmark-end text:name="__RefHeading___Toc3585_1654380264"/></text:h>
      <text:p text:style-name="P8"><text:span text:style-name="Source_20_Text">for lettre in "python":</text:span></text:p>
      <text:p text:style-name="P10"><text:span text:style-name="Source_20_Text"><text:s text:c="4"/>if lettre in "aeiouy":</text:span></text:p>
      <text:p text:style-name="P10"><text:span text:style-name="Source_20_Text"><text:s text:c="8"/>print(lettre, "voyelle")</text:span></text:p>
      <text:p text:style-name="P10"><text:span text:style-name="Source_20_Text"><text:s text:c="4"/>else:</text:span></text:p>
      <text:p text:style-name="P11"><text:span text:style-name="Source_20_Text"><text:s text:c="8"/>print(lettre, "consonne")</text:span></text:p>
      <text:p text:style-name="Text_20_body">🧠 Combinaison très fréquente :</text:p>
      <text:list text:style-name="L61">
        <text:list-item>
          <text:p text:style-name="P80">boucle = parcourir</text:p>
        </text:list-item>
        <text:list-item>
          <text:p text:style-name="P80">condition = décider</text:p>
        </text:list-item>
      </text:list>
      <text:h text:style-name="Heading_20_2" text:outline-level="2"><text:bookmark-start text:name="__RefHeading___Toc3587_1654380264"/>🔟 Erreurs classiques à éviter<text:bookmark-end text:name="__RefHeading___Toc3587_1654380264"/></text:h>
      <text:p text:style-name="Text_20_body">❌ oublier les deux points <text:span text:style-name="Source_20_Text">:</text:span><text:line-break/>❌ mauvaise indentation<text:line-break/>❌ confondre <text:span text:style-name="Source_20_Text">range(n)</text:span> et <text:span text:style-name="Source_20_Text">range(1, n)</text:span><text:line-break/>❌ penser que <text:span text:style-name="Source_20_Text">range(10)</text:span> va jusqu’à 10<text:line-break/>❌ modifier la séquence pendant la boucle</text:p>
      <text:h text:style-name="Heading_20_2" text:outline-level="2"><text:bookmark-start text:name="__RefHeading___Toc3589_1654380264"/>🧠 Résumé final (à retenir)<text:bookmark-end text:name="__RefHeading___Toc3589_1654380264"/></text:h>
      <text:list text:style-name="L62">
        <text:list-item>
          <text:p text:style-name="P81"><text:span text:style-name="Source_20_Text">for</text:span> = parcourir une séquence</text:p>
        </text:list-item>
        <text:list-item>
          <text:p text:style-name="P81">la variable de boucle change automatiquement</text:p>
        </text:list-item>
        <text:list-item>
          <text:p text:style-name="P81"><text:span text:style-name="Source_20_Text">range()</text:span> génère des nombres</text:p>
        </text:list-item>
        <text:list-item>
          <text:p text:style-name="P81">une chaîne est parcourable caractère par caractère</text:p>
        </text:list-item>
        <text:list-item>
          <text:p text:style-name="P81"><text:span text:style-name="Source_20_Text">enumerate()</text:span> donne indice + valeur</text:p>
        </text:list-item>
        <text:list-item>
          <text:p text:style-name="P81">souvent combinée avec <text:span text:style-name="Source_20_Text">if</text:span></text:p>
        </text:list-item>
      </text:list>
      <text:p text:style-name="P39"/>
      <text:h text:style-name="P5" text:outline-level="1"><text:bookmark-start text:name="__RefHeading___Toc3591_1654380264"/>TD09 : Boucles <text:span text:style-name="Source_20_Text">for</text:span> imbriquées<text:bookmark-end text:name="__RefHeading___Toc3591_1654380264"/></text:h>
      <text:h text:style-name="Heading_20_2" text:outline-level="2"><text:bookmark-start text:name="__RefHeading___Toc3593_1654380264"/>1️⃣ Qu’est-ce qu’une boucle imbriquée ?<text:bookmark-end text:name="__RefHeading___Toc3593_1654380264"/></text:h>
      <text:h text:style-name="Heading_20_3" text:outline-level="3"><text:bookmark-start text:name="__RefHeading___Toc3595_1654380264"/>🔹 Définition<text:bookmark-end text:name="__RefHeading___Toc3595_1654380264"/></text:h>
      <text:p text:style-name="Text_20_body">Une <text:span text:style-name="Strong_20_Emphasis">boucle imbriquée</text:span> est une <text:span text:style-name="Strong_20_Emphasis">boucle placée à l’intérieur d’une autre boucle</text:span>.</text:p>
      <text:p text:style-name="P8"><text:span text:style-name="Source_20_Text">for i in range(...): <text:s text:c="7"/># boucle extérieure</text:span></text:p>
      <text:p text:style-name="P10"><text:soft-page-break/><text:span text:style-name="Source_20_Text"><text:s text:c="4"/>for j in range(...): <text:s text:c="3"/># boucle intérieure</text:span></text:p>
      <text:p text:style-name="P11"><text:span text:style-name="Source_20_Text"><text:s text:c="8"/>instruction</text:span></text:p>
      <text:p text:style-name="Text_20_body">🧠 <text:span text:style-name="Strong_20_Emphasis">Règle essentielle</text:span><text:line-break/>👉 Pour <text:span text:style-name="Strong_20_Emphasis">chaque itération</text:span> de la boucle extérieure, la boucle intérieure s’exécute <text:span text:style-name="Strong_20_Emphasis">complètement</text:span>.</text:p>
      <text:h text:style-name="Heading_20_2" text:outline-level="2"><text:bookmark-start text:name="__RefHeading___Toc3597_1654380264"/>2️⃣ Rôle des deux boucles<text:bookmark-end text:name="__RefHeading___Toc3597_1654380264"/></text:h>
      <text:list text:style-name="L63">
        <text:list-item>
          <text:p text:style-name="P83"><text:span text:style-name="Strong_20_Emphasis">Boucle extérieure</text:span> → gère les <text:span text:style-name="Emphasis">lignes</text:span>, les <text:span text:style-name="Emphasis">groupes</text:span>, les <text:span text:style-name="Emphasis">grands ensembles</text:span></text:p>
        </text:list-item>
        <text:list-item>
          <text:p text:style-name="P83"><text:span text:style-name="Strong_20_Emphasis">Boucle intérieure</text:span> → gère les <text:span text:style-name="Emphasis">colonnes</text:span>, les <text:span text:style-name="Emphasis">éléments d’une ligne</text:span>, les <text:span text:style-name="Emphasis">détails</text:span></text:p>
        </text:list-item>
      </text:list>
      <text:h text:style-name="Heading_20_3" text:outline-level="3"><text:bookmark-start text:name="__RefHeading___Toc3599_1654380264"/>Exemple conceptuel<text:bookmark-end text:name="__RefHeading___Toc3599_1654380264"/></text:h>
      <text:p text:style-name="P8"><text:span text:style-name="Source_20_Text">for ligne in range(3):</text:span></text:p>
      <text:p text:style-name="P10"><text:span text:style-name="Source_20_Text"><text:s text:c="4"/>for colonne in range(4):</text:span></text:p>
      <text:p text:style-name="P10"><text:span text:style-name="Source_20_Text"><text:s text:c="8"/>print("*", end="")</text:span></text:p>
      <text:p text:style-name="P11"><text:span text:style-name="Source_20_Text"><text:s text:c="4"/>print()</text:span></text:p>
      <text:p text:style-name="Text_20_body">🧠</text:p>
      <text:list text:style-name="L64">
        <text:list-item>
          <text:p text:style-name="P84">boucle extérieure → 3 lignes</text:p>
        </text:list-item>
        <text:list-item>
          <text:p text:style-name="P84">boucle intérieure → 4 caractères par ligne</text:p>
        </text:list-item>
      </text:list>
      <text:h text:style-name="Heading_20_2" text:outline-level="2"><text:bookmark-start text:name="__RefHeading___Toc3601_1654380264"/>3️⃣ Boucles imbriquées et tables de multiplication<text:bookmark-end text:name="__RefHeading___Toc3601_1654380264"/></text:h>
      <text:h text:style-name="Heading_20_3" text:outline-level="3"><text:bookmark-start text:name="__RefHeading___Toc3603_1654380264"/>Principe<text:bookmark-end text:name="__RefHeading___Toc3603_1654380264"/></text:h>
      <text:list text:style-name="L65">
        <text:list-item>
          <text:p text:style-name="P85">table de 2, puis table de 3, … → <text:span text:style-name="Strong_20_Emphasis">boucle extérieure</text:span></text:p>
        </text:list-item>
        <text:list-item>
          <text:p text:style-name="P85">multiplier de 1 à 10 → <text:span text:style-name="Strong_20_Emphasis">boucle intérieure</text:span></text:p>
        </text:list-item>
      </text:list>
      <text:p text:style-name="P8"><text:span text:style-name="Source_20_Text">for table in range(2, 11):</text:span></text:p>
      <text:p text:style-name="P10"><text:span text:style-name="Source_20_Text"><text:s text:c="4"/>for i in range(1, 11):</text:span></text:p>
      <text:p text:style-name="P11"><text:span text:style-name="Source_20_Text"><text:s text:c="8"/>print(i, "x", table, "=", i * table)</text:span></text:p>
      <text:p text:style-name="Text_20_body">🧠 On parcourt <text:span text:style-name="Strong_20_Emphasis">toutes les combinaisons possibles</text:span>.</text:p>
      <text:h text:style-name="Heading_20_2" text:outline-level="2"><text:bookmark-start text:name="__RefHeading___Toc3605_1654380264"/>4️⃣ Tester des nombres (ex : nombres premiers)<text:bookmark-end text:name="__RefHeading___Toc3605_1654380264"/></text:h>
      <text:h text:style-name="Heading_20_3" text:outline-level="3"><text:bookmark-start text:name="__RefHeading___Toc3607_1654380264"/>Principe<text:bookmark-end text:name="__RefHeading___Toc3607_1654380264"/></text:h>
      <text:list text:style-name="L66">
        <text:list-item>
          <text:p text:style-name="P86">boucle extérieure → chaque nombre à tester</text:p>
        </text:list-item>
        <text:list-item>
          <text:p text:style-name="P86">boucle intérieure → tous ses diviseurs possibles</text:p>
        </text:list-item>
      </text:list>
      <text:p text:style-name="P8"><text:span text:style-name="Source_20_Text">for i in range(2, nombre):</text:span></text:p>
      <text:p text:style-name="P10"><text:span text:style-name="Source_20_Text"><text:s text:c="4"/>if nombre % i == 0:</text:span></text:p>
      <text:p text:style-name="P11"><text:span text:style-name="Source_20_Text"><text:s text:c="8"/># pas premier</text:span></text:p>
      <text:p text:style-name="Text_20_body">🧠 Une boucle sert à <text:span text:style-name="Strong_20_Emphasis">tester un nombre</text:span>, l’autre à <text:span text:style-name="Strong_20_Emphasis">vérifier une condition répétée</text:span>.</text:p>
      <text:h text:style-name="Heading_20_2" text:outline-level="2"><text:bookmark-start text:name="__RefHeading___Toc3609_1654380264"/><text:soft-page-break/>5️⃣ Dessins dans la console (cas très important)<text:bookmark-end text:name="__RefHeading___Toc3609_1654380264"/></text:h>
      <text:p text:style-name="Text_20_body">Les dessins utilisent <text:span text:style-name="Strong_20_Emphasis">presque toujours</text:span> des boucles imbriquées.</text:p>
      <text:h text:style-name="Heading_20_3" text:outline-level="3"><text:bookmark-start text:name="__RefHeading___Toc3611_1654380264"/>Exemple : carré<text:bookmark-end text:name="__RefHeading___Toc3611_1654380264"/></text:h>
      <text:p text:style-name="P8"><text:span text:style-name="Source_20_Text">for i in range(n): <text:s text:c="7"/># lignes</text:span></text:p>
      <text:p text:style-name="P10"><text:span text:style-name="Source_20_Text"><text:s text:c="4"/>for j in range(n): <text:s text:c="3"/># colonnes</text:span></text:p>
      <text:p text:style-name="P10"><text:span text:style-name="Source_20_Text"><text:s text:c="8"/>print("*", end="")</text:span></text:p>
      <text:p text:style-name="P11"><text:span text:style-name="Source_20_Text"><text:s text:c="4"/>print()</text:span></text:p>
      <text:p text:style-name="Text_20_body">🧠</text:p>
      <text:list text:style-name="L67">
        <text:list-item>
          <text:p text:style-name="P87"><text:span text:style-name="Source_20_Text">print(end="")</text:span> → reste sur la même ligne</text:p>
        </text:list-item>
        <text:list-item>
          <text:p text:style-name="P87"><text:span text:style-name="Source_20_Text">print()</text:span> seul → retour à la ligne</text:p>
        </text:list-item>
      </text:list>
      <text:h text:style-name="Heading_20_2" text:outline-level="2"><text:bookmark-start text:name="__RefHeading___Toc3613_1654380264"/>6️⃣ Formes géométriques (triangles, pyramides)<text:bookmark-end text:name="__RefHeading___Toc3613_1654380264"/></text:h>
      <text:h text:style-name="Heading_20_3" text:outline-level="3"><text:bookmark-start text:name="__RefHeading___Toc3615_1654380264"/>Principe général<text:bookmark-end text:name="__RefHeading___Toc3615_1654380264"/></text:h>
      <text:list text:style-name="L68">
        <text:list-item>
          <text:p text:style-name="P88">la boucle extérieure contrôle la <text:span text:style-name="Strong_20_Emphasis">hauteur</text:span></text:p>
        </text:list-item>
        <text:list-item>
          <text:p text:style-name="P88">la boucle intérieure contrôle la <text:span text:style-name="Strong_20_Emphasis">largeur de chaque ligne</text:span></text:p>
        </text:list-item>
      </text:list>
      <text:p text:style-name="Text_20_body">Exemple : triangle</text:p>
      <text:p text:style-name="P8"><text:span text:style-name="Source_20_Text">for i in range(1, n+1):</text:span></text:p>
      <text:p text:style-name="P10"><text:span text:style-name="Source_20_Text"><text:s text:c="4"/>for j in range(i):</text:span></text:p>
      <text:p text:style-name="P10"><text:span text:style-name="Source_20_Text"><text:s text:c="8"/>print("*", end="")</text:span></text:p>
      <text:p text:style-name="P11"><text:span text:style-name="Source_20_Text"><text:s text:c="4"/>print()</text:span></text:p>
      <text:p text:style-name="Text_20_body">🧠 Le nombre d’itérations de la boucle intérieure <text:span text:style-name="Strong_20_Emphasis">dépend de la boucle extérieure</text:span>.</text:p>
      <text:h text:style-name="Heading_20_2" text:outline-level="2"><text:bookmark-start text:name="__RefHeading___Toc3617_1654380264"/>7️⃣ Pyramide numérique (exercice difficile)<text:bookmark-end text:name="__RefHeading___Toc3617_1654380264"/></text:h>
      <text:h text:style-name="Heading_20_3" text:outline-level="3"><text:bookmark-start text:name="__RefHeading___Toc3619_1654380264"/>Idée clé<text:bookmark-end text:name="__RefHeading___Toc3619_1654380264"/></text:h>
      <text:p text:style-name="Text_20_body">Une seule ligne peut nécessiter <text:span text:style-name="Strong_20_Emphasis">plusieurs boucles intérieures</text:span>.</text:p>
      <text:p text:style-name="P8"><text:span text:style-name="Source_20_Text">for i in range(1, n+1):</text:span></text:p>
      <text:p text:style-name="P10"><text:span text:style-name="Source_20_Text"><text:s text:c="4"/>for j in range(i, 0, -1):</text:span></text:p>
      <text:p text:style-name="P10"><text:span text:style-name="Source_20_Text"><text:s text:c="8"/>print(j, end="")</text:span></text:p>
      <text:p text:style-name="P10"><text:span text:style-name="Source_20_Text"><text:s text:c="4"/>for j in range(2, i+1):</text:span></text:p>
      <text:p text:style-name="P10"><text:span text:style-name="Source_20_Text"><text:s text:c="8"/>print(j, end="")</text:span></text:p>
      <text:p text:style-name="P11"><text:span text:style-name="Source_20_Text"><text:s text:c="4"/>print()</text:span></text:p>
      <text:p text:style-name="Text_20_body">🧠</text:p>
      <text:list text:style-name="L69">
        <text:list-item>
          <text:p text:style-name="P89">1ʳᵉ boucle : nombres décroissants</text:p>
        </text:list-item>
        <text:list-item>
          <text:p text:style-name="P89">2ᵉ boucle : nombres croissants</text:p>
        </text:list-item>
        <text:list-item>
          <text:p text:style-name="P89">ensemble → forme symétrique</text:p>
        </text:list-item>
      </text:list>
      <text:h text:style-name="Heading_20_2" text:outline-level="2"><text:bookmark-start text:name="__RefHeading___Toc3621_1654380264"/><text:soft-page-break/>8️⃣ Indentation (cruciale)<text:bookmark-end text:name="__RefHeading___Toc3621_1654380264"/></text:h>
      <text:p text:style-name="Text_20_body">Les boucles imbriquées dépendent <text:span text:style-name="Strong_20_Emphasis">entièrement de l’indentation</text:span>.</text:p>
      <text:p text:style-name="Text_20_body">❌ Mauvaise indentation → logique fausse<text:line-break/>✔️ Bonne indentation → structure correcte</text:p>
      <text:p text:style-name="P8"><text:span text:style-name="Source_20_Text">for i in range(3):</text:span></text:p>
      <text:p text:style-name="P10"><text:span text:style-name="Source_20_Text"><text:s text:c="4"/>for j in range(3):</text:span></text:p>
      <text:p text:style-name="P11"><text:span text:style-name="Source_20_Text"><text:s text:c="8"/>print("*")</text:span></text:p>
      <text:h text:style-name="Heading_20_2" text:outline-level="2"><text:bookmark-start text:name="__RefHeading___Toc3623_1654380264"/>9️⃣ Quand utiliser des boucles imbriquées ?<text:bookmark-end text:name="__RefHeading___Toc3623_1654380264"/></text:h>
      <text:p text:style-name="Text_20_body">Utilise-les quand :</text:p>
      <text:list text:style-name="L70">
        <text:list-item>
          <text:p text:style-name="P90">tu as des <text:span text:style-name="Strong_20_Emphasis">tableaux / grilles</text:span></text:p>
        </text:list-item>
        <text:list-item>
          <text:p text:style-name="P90">tu fais des <text:span text:style-name="Strong_20_Emphasis">dessins</text:span></text:p>
        </text:list-item>
        <text:list-item>
          <text:p text:style-name="P90">tu testes <text:span text:style-name="Strong_20_Emphasis">toutes les combinaisons</text:span></text:p>
        </text:list-item>
        <text:list-item>
          <text:p text:style-name="P90">un traitement dépend de <text:span text:style-name="Strong_20_Emphasis">plusieurs niveaux</text:span></text:p>
        </text:list-item>
      </text:list>
      <text:h text:style-name="Heading_20_2" text:outline-level="2"><text:bookmark-start text:name="__RefHeading___Toc3625_1654380264"/>🧠 Résumé final (à retenir absolument)<text:bookmark-end text:name="__RefHeading___Toc3625_1654380264"/></text:h>
      <text:list text:style-name="L71">
        <text:list-item>
          <text:p text:style-name="P91">une boucle imbriquée = boucle dans une boucle</text:p>
        </text:list-item>
        <text:list-item>
          <text:p text:style-name="P91">la boucle intérieure s’exécute entièrement à chaque tour</text:p>
        </text:list-item>
        <text:list-item>
          <text:p text:style-name="P91">extérieur = structure générale</text:p>
        </text:list-item>
        <text:list-item>
          <text:p text:style-name="P91">intérieur = détail</text:p>
        </text:list-item>
        <text:list-item>
          <text:p text:style-name="P91">très utilisée pour :</text:p>
          <text:list>
            <text:list-item>
              <text:p text:style-name="P91">dessins</text:p>
            </text:list-item>
            <text:list-item>
              <text:p text:style-name="P91">tableaux</text:p>
            </text:list-item>
            <text:list-item>
              <text:p text:style-name="P91">mathématiques</text:p>
            </text:list-item>
          </text:list>
        </text:list-item>
        <text:list-item>
          <text:p text:style-name="P91"><text:span text:style-name="Source_20_Text">print(end="")</text:span> est indispensable pour dessiner</text:p>
        </text:list-item>
        <text:list-item>
          <text:p text:style-name="P91">indentation = logique du programme</text:p>
        </text:list-item>
      </text:list>
      <text:p text:style-name="P39"/>
      <text:h text:style-name="P5" text:outline-level="1"><text:bookmark-start text:name="__RefHeading___Toc3627_1654380264"/>TD10 <text:span text:style-name="T9">_ </text:span>Tuples et listes<text:bookmark-end text:name="__RefHeading___Toc3627_1654380264"/></text:h>
      <text:p text:style-name="P39"/>
      <text:p text:style-name="Text_20_body">Le TD10 a pour objectif principal de <text:span text:style-name="Strong_20_Emphasis">comprendre les structures de données séquentielles</text:span> en Python et surtout <text:span text:style-name="Strong_20_Emphasis">la différence fondamentale entre tuples et listes</text:span>.</text:p>
      <text:h text:style-name="Heading_20_2" text:outline-level="2"><text:bookmark-start text:name="__RefHeading___Toc3629_1654380264"/><text:soft-page-break/>1️⃣ Séquences et indexation<text:bookmark-end text:name="__RefHeading___Toc3629_1654380264"/></text:h>
      <text:h text:style-name="Heading_20_3" text:outline-level="3"><text:bookmark-start text:name="__RefHeading___Toc3631_1654380264"/>🔹 Notion<text:bookmark-end text:name="__RefHeading___Toc3631_1654380264"/></text:h>
      <text:p text:style-name="Text_20_body">Les <text:span text:style-name="Strong_20_Emphasis">tuples</text:span> et les <text:span text:style-name="Strong_20_Emphasis">listes</text:span> sont des <text:span text:style-name="Strong_20_Emphasis">séquences</text:span> :</text:p>
      <text:list text:style-name="L72">
        <text:list-item>
          <text:p text:style-name="P92">elles contiennent plusieurs valeurs</text:p>
        </text:list-item>
        <text:list-item>
          <text:p text:style-name="P92">accessibles par un <text:span text:style-name="Strong_20_Emphasis">indice</text:span> qui commence à <text:span text:style-name="Source_20_Text">0</text:span></text:p>
        </text:list-item>
      </text:list>
      <text:p text:style-name="P8"><text:span text:style-name="Source_20_Text">t = (10, 20, 30)</text:span></text:p>
      <text:p text:style-name="P10"><text:span text:style-name="Source_20_Text">l = [10, 20, 30]</text:span></text:p>
      <text:p text:style-name="P10"/>
      <text:p text:style-name="P10"><text:span text:style-name="Source_20_Text">t[0] <text:s/># 10</text:span></text:p>
      <text:p text:style-name="P11"><text:span text:style-name="Source_20_Text">l[1] <text:s/># 20</text:span></text:p>
      <text:p text:style-name="Text_20_body">🧠 <text:span text:style-name="Strong_20_Emphasis">À retenir</text:span><text:line-break/>👉 L’indice commence toujours à <text:span text:style-name="Strong_20_Emphasis">0</text:span>, jamais à 1.</text:p>
      <text:h text:style-name="Heading_20_2" text:outline-level="2"><text:bookmark-start text:name="__RefHeading___Toc3633_1654380264"/>2️⃣ Les tuples <text:span text:style-name="Source_20_Text">()</text:span><text:bookmark-end text:name="__RefHeading___Toc3633_1654380264"/></text:h>
      <text:h text:style-name="Heading_20_3" text:outline-level="3"><text:bookmark-start text:name="__RefHeading___Toc3635_1654380264"/>🔹 Définition<text:bookmark-end text:name="__RefHeading___Toc3635_1654380264"/></text:h>
      <text:p text:style-name="Text_20_body">Un <text:span text:style-name="Strong_20_Emphasis">tuple</text:span> est une séquence :</text:p>
      <text:list text:style-name="L73">
        <text:list-item>
          <text:p text:style-name="P93">ordonnée</text:p>
        </text:list-item>
        <text:list-item>
          <text:p text:style-name="P93">indexée</text:p>
        </text:list-item>
        <text:list-item>
          <text:p text:style-name="P93"><text:span text:style-name="Strong_20_Emphasis">immuable</text:span></text:p>
        </text:list-item>
      </text:list>
      <text:p text:style-name="P9"><text:span text:style-name="Source_20_Text">t = (1, 2, 3)</text:span></text:p>
      <text:h text:style-name="Heading_20_2" text:outline-level="2"><text:bookmark-start text:name="__RefHeading___Toc3637_1654380264"/>3️⃣ Immuabilité des tuples (notion clé)<text:bookmark-end text:name="__RefHeading___Toc3637_1654380264"/></text:h>
      <text:h text:style-name="Heading_20_3" text:outline-level="3"><text:bookmark-start text:name="__RefHeading___Toc3639_1654380264"/>🔹 Qu’est-ce que l’immuabilité ?<text:bookmark-end text:name="__RefHeading___Toc3639_1654380264"/></text:h>
      <text:p text:style-name="Text_20_body">Une fois créé, un tuple :</text:p>
      <text:list text:style-name="L74">
        <text:list-item>
          <text:p text:style-name="P94"><text:span text:style-name="Strong_20_Emphasis">ne peut pas être modifié</text:span></text:p>
        </text:list-item>
        <text:list-item>
          <text:p text:style-name="P94"><text:span text:style-name="Strong_20_Emphasis">ne peut pas changer de taille</text:span></text:p>
        </text:list-item>
      </text:list>
      <text:p text:style-name="Text_20_body">❌ Interdit :</text:p>
      <text:p text:style-name="P8"><text:span text:style-name="Source_20_Text">t[0] = 5 <text:s text:c="5"/># erreur</text:span></text:p>
      <text:p text:style-name="P11"><text:span text:style-name="Source_20_Text">t.append(4) <text:s/># erreur</text:span></text:p>
      <text:p text:style-name="Text_20_body">✔️ Autorisé :</text:p>
      <text:p text:style-name="P9"><text:span text:style-name="Source_20_Text">t2 = t + (4,) <text:s text:c="2"/># nouveau tuple</text:span></text:p>
      <text:p text:style-name="Text_20_body">🧠 <text:span text:style-name="Strong_20_Emphasis">Pourquoi utiliser un tuple ?</text:span></text:p>
      <text:list text:style-name="L75">
        <text:list-item>
          <text:p text:style-name="P95">données fixes</text:p>
        </text:list-item>
        <text:list-item>
          <text:p text:style-name="P95">sécurité (pas de modification accidentelle)</text:p>
        </text:list-item>
        <text:list-item>
          <text:p text:style-name="P95"><text:soft-page-break/>plus rapide en lecture</text:p>
        </text:list-item>
      </text:list>
      <text:h text:style-name="Heading_20_2" text:outline-level="2"><text:bookmark-start text:name="__RefHeading___Toc3641_1654380264"/>4️⃣ Temps d’accès<text:bookmark-end text:name="__RefHeading___Toc3641_1654380264"/></text:h>
      <text:h text:style-name="Heading_20_3" text:outline-level="3"><text:bookmark-start text:name="__RefHeading___Toc3643_1654380264"/>🔹 Notion<text:bookmark-end text:name="__RefHeading___Toc3643_1654380264"/></text:h>
      <text:p text:style-name="Text_20_body">Le <text:span text:style-name="Strong_20_Emphasis">temps d’accès</text:span> mesure le temps nécessaire pour :</text:p>
      <text:list text:style-name="L76">
        <text:list-item>
          <text:p text:style-name="P96">lire</text:p>
        </text:list-item>
        <text:list-item>
          <text:p text:style-name="P96">parcourir<text:line-break/>une séquence.</text:p>
        </text:list-item>
      </text:list>
      <text:p text:style-name="Text_20_body">Le TD montre que :</text:p>
      <text:list text:style-name="L77">
        <text:list-item>
          <text:p text:style-name="P97">parcourir <text:span text:style-name="Strong_20_Emphasis">directement</text:span> un tuple est plus rapide</text:p>
        </text:list-item>
        <text:list-item>
          <text:p text:style-name="P97">utiliser un indice (<text:span text:style-name="Source_20_Text">t[i]</text:span>) est plus lent</text:p>
        </text:list-item>
      </text:list>
      <text:p text:style-name="P8"><text:span text:style-name="Source_20_Text">for v in t: <text:s text:c="5"/># plus rapide</text:span></text:p>
      <text:p text:style-name="P10"><text:span text:style-name="Source_20_Text"><text:s text:c="4"/>pass</text:span></text:p>
      <text:p text:style-name="P10"/>
      <text:p text:style-name="P10"><text:span text:style-name="Source_20_Text">for i in range(len(t)):</text:span></text:p>
      <text:p text:style-name="P11"><text:span text:style-name="Source_20_Text"><text:s text:c="4"/>v = t[i] <text:s text:c="4"/># plus lent</text:span></text:p>
      <text:p text:style-name="Text_20_body">🧠 <text:span text:style-name="Strong_20_Emphasis">Idée clé</text:span><text:line-break/>👉 Préférer <text:span text:style-name="Source_20_Text">for v in sequence</text:span> quand c’est possible.</text:p>
      <text:h text:style-name="Heading_20_2" text:outline-level="2"><text:bookmark-start text:name="__RefHeading___Toc3645_1654380264"/>5️⃣ Découpage (slicing)<text:bookmark-end text:name="__RefHeading___Toc3645_1654380264"/></text:h>
      <text:h text:style-name="Heading_20_3" text:outline-level="3"><text:bookmark-start text:name="__RefHeading___Toc3647_1654380264"/>🔹 Définition<text:bookmark-end text:name="__RefHeading___Toc3647_1654380264"/></text:h>
      <text:p text:style-name="Text_20_body">Le <text:span text:style-name="Strong_20_Emphasis">slicing</text:span> permet d’extraire une <text:span text:style-name="Strong_20_Emphasis">tranche</text:span> d’une séquence.</text:p>
      <text:p text:style-name="P8"><text:span text:style-name="Source_20_Text">t = ('a', 'b', 'c', 'd', 'e')</text:span></text:p>
      <text:p text:style-name="P11"><text:span text:style-name="Source_20_Text">t2 = t[2:4] <text:s text:c="2"/># ('c', 'd')</text:span></text:p>
      <text:p text:style-name="Text_20_body">🧠 Règles importantes :</text:p>
      <text:list text:style-name="L78">
        <text:list-item>
          <text:p text:style-name="P98">début inclus</text:p>
        </text:list-item>
        <text:list-item>
          <text:p text:style-name="P98">fin exclue</text:p>
        </text:list-item>
        <text:list-item>
          <text:p text:style-name="P98">le résultat est une <text:span text:style-name="Strong_20_Emphasis">nouvelle séquence</text:span></text:p>
        </text:list-item>
        <text:list-item>
          <text:p text:style-name="P98">le type est conservé (tuple → tuple, liste → liste)</text:p>
        </text:list-item>
      </text:list>
      <text:h text:style-name="Heading_20_2" text:outline-level="2"><text:bookmark-start text:name="__RefHeading___Toc3649_1654380264"/>6️⃣ Les listes <text:span text:style-name="Source_20_Text">[]</text:span><text:bookmark-end text:name="__RefHeading___Toc3649_1654380264"/></text:h>
      <text:h text:style-name="Heading_20_3" text:outline-level="3"><text:bookmark-start text:name="__RefHeading___Toc3651_1654380264"/>🔹 Définition<text:bookmark-end text:name="__RefHeading___Toc3651_1654380264"/></text:h>
      <text:p text:style-name="Text_20_body">Une <text:span text:style-name="Strong_20_Emphasis">liste</text:span> est une séquence :</text:p>
      <text:list text:style-name="L79">
        <text:list-item>
          <text:p text:style-name="P99">ordonnée</text:p>
        </text:list-item>
        <text:list-item>
          <text:p text:style-name="P99">indexée</text:p>
        </text:list-item>
        <text:list-item>
          <text:p text:style-name="P99"><text:soft-page-break/><text:span text:style-name="Strong_20_Emphasis">mutable</text:span></text:p>
        </text:list-item>
      </text:list>
      <text:p text:style-name="P8"><text:span text:style-name="Source_20_Text">l = [1, 2, 3]</text:span></text:p>
      <text:p text:style-name="P11"><text:span text:style-name="Source_20_Text">l[0] = 10</text:span></text:p>
      <text:p text:style-name="Text_20_body">🧠 <text:span text:style-name="Strong_20_Emphasis">Différence majeure avec les tuples</text:span><text:line-break/>👉 Les listes <text:span text:style-name="Strong_20_Emphasis">peuvent être modifiées</text:span>.</text:p>
      <text:h text:style-name="Heading_20_2" text:outline-level="2"><text:bookmark-start text:name="__RefHeading___Toc3653_1654380264"/>7️⃣ Mutabilité des listes (notion clé)<text:bookmark-end text:name="__RefHeading___Toc3653_1654380264"/></text:h>
      <text:h text:style-name="Heading_20_3" text:outline-level="3"><text:bookmark-start text:name="__RefHeading___Toc3655_1654380264"/>🔹 Conséquence<text:bookmark-end text:name="__RefHeading___Toc3655_1654380264"/></text:h>
      <text:list text:style-name="L80">
        <text:list-item>
          <text:p text:style-name="P100">on peut changer les valeurs</text:p>
        </text:list-item>
        <text:list-item>
          <text:p text:style-name="P100">on peut ajouter ou supprimer des éléments</text:p>
        </text:list-item>
      </text:list>
      <text:p text:style-name="P8"><text:span text:style-name="Source_20_Text">l.append(4)</text:span></text:p>
      <text:p text:style-name="P11"><text:span text:style-name="Source_20_Text">l.remove(2)</text:span></text:p>
      <text:p text:style-name="Text_20_body">🧠 C’est ce qui rend les listes très flexibles.</text:p>
      <text:h text:style-name="Heading_20_2" text:outline-level="2"><text:bookmark-start text:name="__RefHeading___Toc3657_1654380264"/>8️⃣ Accès indexé vs accès direct (listes)<text:bookmark-end text:name="__RefHeading___Toc3657_1654380264"/></text:h>
      <text:p text:style-name="Text_20_body">Le TD montre une différence importante :</text:p>
      <text:p text:style-name="P8"><text:span text:style-name="Source_20_Text">for i in range(len(l)):</text:span></text:p>
      <text:p text:style-name="P10"><text:span text:style-name="Source_20_Text"><text:s text:c="4"/>l[i] = l[i] + 1 <text:s text:c="2"/># modifie la liste</text:span></text:p>
      <text:p text:style-name="P10"/>
      <text:p text:style-name="P10"><text:span text:style-name="Source_20_Text">for v in l:</text:span></text:p>
      <text:p text:style-name="P11"><text:span text:style-name="Source_20_Text"><text:s text:c="4"/>v = v + 1 <text:s text:c="7"/># ne modifie PAS la liste</text:span></text:p>
      <text:p text:style-name="Text_20_body">🧠 <text:span text:style-name="Strong_20_Emphasis">Pourquoi ?</text:span></text:p>
      <text:list text:style-name="L81">
        <text:list-item>
          <text:p text:style-name="P101"><text:span text:style-name="Source_20_Text">l[i]</text:span> accède à la vraie case mémoire</text:p>
        </text:list-item>
        <text:list-item>
          <text:p text:style-name="P101"><text:span text:style-name="Source_20_Text">v</text:span> est juste une copie de la valeur</text:p>
        </text:list-item>
      </text:list>
      <text:h text:style-name="Heading_20_2" text:outline-level="2"><text:bookmark-start text:name="__RefHeading___Toc3659_1654380264"/>9️⃣ <text:span text:style-name="Source_20_Text">append</text:span>, <text:span text:style-name="Source_20_Text">extend</text:span> et <text:span text:style-name="Source_20_Text">+</text:span><text:bookmark-end text:name="__RefHeading___Toc3659_1654380264"/></text:h>
      <text:h text:style-name="Heading_20_3" text:outline-level="3"><text:bookmark-start text:name="__RefHeading___Toc3661_1654380264"/>🔹 <text:span text:style-name="Source_20_Text">append</text:span><text:bookmark-end text:name="__RefHeading___Toc3661_1654380264"/></text:h>
      <text:p text:style-name="Text_20_body">Ajoute <text:span text:style-name="Strong_20_Emphasis">un seul élément</text:span> à la liste.</text:p>
      <text:p text:style-name="P9"><text:span text:style-name="Source_20_Text">l.append(5)</text:span></text:p>
      <text:h text:style-name="Heading_20_3" text:outline-level="3"><text:bookmark-start text:name="__RefHeading___Toc3663_1654380264"/>🔹 <text:span text:style-name="Source_20_Text">extend</text:span><text:bookmark-end text:name="__RefHeading___Toc3663_1654380264"/></text:h>
      <text:p text:style-name="Text_20_body">Ajoute <text:span text:style-name="Strong_20_Emphasis">plusieurs éléments</text:span> (contenu d’une autre liste).</text:p>
      <text:p text:style-name="P9"><text:span text:style-name="Source_20_Text">l.extend([6, 7])</text:span></text:p>
      <text:h text:style-name="Heading_20_3" text:outline-level="3"><text:bookmark-start text:name="__RefHeading___Toc3665_1654380264"/>🔹 <text:span text:style-name="Source_20_Text">+</text:span><text:bookmark-end text:name="__RefHeading___Toc3665_1654380264"/></text:h>
      <text:p text:style-name="Text_20_body">Crée une <text:span text:style-name="Strong_20_Emphasis">nouvelle liste</text:span>.</text:p>
      <text:p text:style-name="P9"><text:soft-page-break/><text:span text:style-name="Source_20_Text">l2 = l + [8, 9]</text:span></text:p>
      <text:p text:style-name="Text_20_body">🧠 <text:span text:style-name="Strong_20_Emphasis">Différence essentielle</text:span></text:p>
      <text:list text:style-name="L82">
        <text:list-item>
          <text:p text:style-name="P102"><text:span text:style-name="Source_20_Text">append</text:span> / <text:span text:style-name="Source_20_Text">extend</text:span> → modifient la liste</text:p>
        </text:list-item>
        <text:list-item>
          <text:p text:style-name="P102"><text:span text:style-name="Source_20_Text">+</text:span> → crée une nouvelle liste</text:p>
        </text:list-item>
      </text:list>
      <text:h text:style-name="Heading_20_2" text:outline-level="2"><text:bookmark-start text:name="__RefHeading___Toc3667_1654380264"/>🔟 Comparaison tuple / liste (essentiel)<text:bookmark-end text:name="__RefHeading___Toc3667_1654380264"/></text:h>
      <text:p text:style-name="Text_20_body"/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Table_20_Heading">Tuple</text:p>
            </table:table-cell>
            <table:table-cell table:style-name="Table12.A1" office:value-type="string">
              <text:p text:style-name="Table_20_Heading">Liste</text:p>
            </table:table-cell>
          </table:table-row>
        </table:table-header-rows>
        <table:table-row>
          <table:table-cell table:style-name="Table12.A1" office:value-type="string">
            <text:p text:style-name="Table_20_Contents"><text:span text:style-name="Source_20_Text">()</text:span></text:p>
          </table:table-cell>
          <table:table-cell table:style-name="Table12.A1" office:value-type="string">
            <text:p text:style-name="Table_20_Contents"><text:span text:style-name="Source_20_Text">[]</text:span></text:p>
          </table:table-cell>
        </table:table-row>
        <table:table-row>
          <table:table-cell table:style-name="Table12.A1" office:value-type="string">
            <text:p text:style-name="Table_20_Contents">immuable</text:p>
          </table:table-cell>
          <table:table-cell table:style-name="Table12.A1" office:value-type="string">
            <text:p text:style-name="Table_20_Contents">mutable</text:p>
          </table:table-cell>
        </table:table-row>
        <table:table-row>
          <table:table-cell table:style-name="Table12.A1" office:value-type="string">
            <text:p text:style-name="Table_20_Contents">plus sûr</text:p>
          </table:table-cell>
          <table:table-cell table:style-name="Table12.A1" office:value-type="string">
            <text:p text:style-name="Table_20_Contents">plus flexible</text:p>
          </table:table-cell>
        </table:table-row>
        <table:table-row>
          <table:table-cell table:style-name="Table12.A1" office:value-type="string">
            <text:p text:style-name="Table_20_Contents">données fixes</text:p>
          </table:table-cell>
          <table:table-cell table:style-name="Table12.A1" office:value-type="string">
            <text:p text:style-name="Table_20_Contents">données évolutives</text:p>
          </table:table-cell>
        </table:table-row>
      </table:table>
      <text:h text:style-name="Heading_20_2" text:outline-level="2"/>
      <text:h text:style-name="Heading_20_2" text:outline-level="2"><text:bookmark-start text:name="__RefHeading___Toc3669_1654380264"/>🧠 Résumé final à retenir absolument<text:bookmark-end text:name="__RefHeading___Toc3669_1654380264"/></text:h>
      <text:list text:style-name="L83">
        <text:list-item>
          <text:p text:style-name="P103">tuple = <text:span text:style-name="Strong_20_Emphasis">immuable</text:span></text:p>
        </text:list-item>
        <text:list-item>
          <text:p text:style-name="P103">liste = <text:span text:style-name="Strong_20_Emphasis">mutable</text:span></text:p>
        </text:list-item>
        <text:list-item>
          <text:p text:style-name="P103">indice commence à 0</text:p>
        </text:list-item>
        <text:list-item>
          <text:p text:style-name="P103">slicing : début inclus, fin exclue</text:p>
        </text:list-item>
        <text:list-item>
          <text:p text:style-name="P103"><text:span text:style-name="Source_20_Text">for v in seq</text:span> est plus rapide que l’accès indexé</text:p>
        </text:list-item>
        <text:list-item>
          <text:p text:style-name="P103"><text:span text:style-name="Source_20_Text">append</text:span> ≠ <text:span text:style-name="Source_20_Text">extend</text:span> ≠ <text:span text:style-name="Source_20_Text">+</text:span></text:p>
        </text:list-item>
        <text:list-item>
          <text:p text:style-name="P103">attention à la modification réelle vs copie</text:p>
        </text:list-item>
      </text:list>
      <text:p text:style-name="P39"/>
      <text:h text:style-name="P5" text:outline-level="1"><text:bookmark-start text:name="__RefHeading___Toc3671_1654380264"/>TD11 <text:span text:style-name="T10">_</text:span> Listes (suite)<text:bookmark-end text:name="__RefHeading___Toc3671_1654380264"/></text:h>
      <text:h text:style-name="Heading_20_2" text:outline-level="2"><text:bookmark-start text:name="__RefHeading___Toc3673_1654380264"/>1️⃣ Rappel : les listes sont <text:span text:style-name="Strong_20_Emphasis">mutables</text:span><text:bookmark-end text:name="__RefHeading___Toc3673_1654380264"/></text:h>
      <text:h text:style-name="Heading_20_3" text:outline-level="3"><text:bookmark-start text:name="__RefHeading___Toc3675_1654380264"/>🔹 Notion fondamentale<text:bookmark-end text:name="__RefHeading___Toc3675_1654380264"/></text:h>
      <text:p text:style-name="Text_20_body">Une <text:span text:style-name="Strong_20_Emphasis">liste</text:span> peut être <text:span text:style-name="Strong_20_Emphasis">modifiée après sa création</text:span> :</text:p>
      <text:list text:style-name="L84">
        <text:list-item>
          <text:p text:style-name="P104">changer une valeur</text:p>
        </text:list-item>
        <text:list-item>
          <text:p text:style-name="P104">ajouter / supprimer des éléments</text:p>
        </text:list-item>
        <text:list-item>
          <text:p text:style-name="P104">changer sa taille</text:p>
        </text:list-item>
      </text:list>
      <text:p text:style-name="P8"><text:span text:style-name="Source_20_Text">l = [1, 2, 3]</text:span></text:p>
      <text:p text:style-name="P10"><text:span text:style-name="Source_20_Text">l[0] = 10</text:span></text:p>
      <text:p text:style-name="P11"><text:soft-page-break/><text:span text:style-name="Source_20_Text">l.append(4)</text:span></text:p>
      <text:p text:style-name="Text_20_body">🧠 C’est la grande différence avec les tuples.</text:p>
      <text:h text:style-name="Heading_20_2" text:outline-level="2"><text:bookmark-start text:name="__RefHeading___Toc3677_1654380264"/>2️⃣ Méthodes, fonctions et opérateurs sur les listes<text:bookmark-end text:name="__RefHeading___Toc3677_1654380264"/></text:h>
      <text:p text:style-name="Text_20_body">Le TD insiste sur le fait de <text:span text:style-name="Strong_20_Emphasis">bien distinguer</text:span> :</text:p>
      <text:h text:style-name="Heading_20_3" text:outline-level="3"><text:bookmark-start text:name="__RefHeading___Toc3679_1654380264"/>🔹 Ce qui <text:span text:style-name="Strong_20_Emphasis">modifie la liste</text:span><text:bookmark-end text:name="__RefHeading___Toc3679_1654380264"/></text:h>
      <text:list text:style-name="L85">
        <text:list-item>
          <text:p text:style-name="P105"><text:span text:style-name="Source_20_Text">append</text:span></text:p>
        </text:list-item>
        <text:list-item>
          <text:p text:style-name="P105"><text:span text:style-name="Source_20_Text">extend</text:span></text:p>
        </text:list-item>
        <text:list-item>
          <text:p text:style-name="P105"><text:span text:style-name="Source_20_Text">remove</text:span></text:p>
        </text:list-item>
        <text:list-item>
          <text:p text:style-name="P105"><text:span text:style-name="Source_20_Text">reverse</text:span></text:p>
        </text:list-item>
        <text:list-item>
          <text:p text:style-name="P105"><text:span text:style-name="Source_20_Text">insert</text:span></text:p>
        </text:list-item>
        <text:list-item>
          <text:p text:style-name="P105"><text:span text:style-name="Source_20_Text">pop</text:span></text:p>
        </text:list-item>
        <text:list-item>
          <text:p text:style-name="P105"><text:span text:style-name="Source_20_Text">del</text:span></text:p>
        </text:list-item>
      </text:list>
      <text:p text:style-name="Text_20_body">👉 La liste originale change.</text:p>
      <text:h text:style-name="Heading_20_3" text:outline-level="3"><text:bookmark-start text:name="__RefHeading___Toc3681_1654380264"/>🔹 Ce qui <text:span text:style-name="Strong_20_Emphasis">crée une nouvelle liste</text:span><text:bookmark-end text:name="__RefHeading___Toc3681_1654380264"/></text:h>
      <text:list text:style-name="L86">
        <text:list-item>
          <text:p text:style-name="P106"><text:span text:style-name="Source_20_Text">copy</text:span></text:p>
        </text:list-item>
        <text:list-item>
          <text:p text:style-name="P106">opérateurs <text:span text:style-name="Source_20_Text">+</text:span> et <text:span text:style-name="Source_20_Text">*</text:span></text:p>
        </text:list-item>
        <text:list-item>
          <text:p text:style-name="P106">slicing <text:span text:style-name="Source_20_Text">l[i:j]</text:span></text:p>
        </text:list-item>
      </text:list>
      <text:p text:style-name="Text_20_body">👉 La liste de départ reste inchangée.</text:p>
      <text:h text:style-name="Heading_20_3" text:outline-level="3"><text:bookmark-start text:name="__RefHeading___Toc3683_1654380264"/>🔹 Ce qui <text:span text:style-name="Strong_20_Emphasis">retourne une valeur</text:span><text:bookmark-end text:name="__RefHeading___Toc3683_1654380264"/></text:h>
      <text:list text:style-name="L87">
        <text:list-item>
          <text:p text:style-name="P107"><text:span text:style-name="Source_20_Text">index</text:span></text:p>
        </text:list-item>
        <text:list-item>
          <text:p text:style-name="P107"><text:span text:style-name="Source_20_Text">pop</text:span></text:p>
        </text:list-item>
        <text:list-item>
          <text:p text:style-name="P107"><text:span text:style-name="Source_20_Text">count</text:span></text:p>
        </text:list-item>
      </text:list>
      <text:h text:style-name="Heading_20_3" text:outline-level="3"><text:bookmark-start text:name="__RefHeading___Toc3685_1654380264"/>🔹 Ce qui <text:span text:style-name="Strong_20_Emphasis">ne retourne rien</text:span> (<text:span text:style-name="Source_20_Text">None</text:span>)<text:bookmark-end text:name="__RefHeading___Toc3685_1654380264"/></text:h>
      <text:list text:style-name="L88">
        <text:list-item>
          <text:p text:style-name="P108"><text:span text:style-name="Source_20_Text">append</text:span></text:p>
        </text:list-item>
        <text:list-item>
          <text:p text:style-name="P108"><text:span text:style-name="Source_20_Text">extend</text:span></text:p>
        </text:list-item>
        <text:list-item>
          <text:p text:style-name="P108"><text:span text:style-name="Source_20_Text">remove</text:span></text:p>
        </text:list-item>
        <text:list-item>
          <text:p text:style-name="P108"><text:span text:style-name="Source_20_Text">reverse</text:span></text:p>
        </text:list-item>
      </text:list>
      <text:p text:style-name="Text_20_body">⚠️ <text:span text:style-name="Strong_20_Emphasis">Piège classique</text:span> :</text:p>
      <text:p text:style-name="P9"><text:span text:style-name="Source_20_Text">l = l.append(5) <text:s text:c="2"/># l devient None</text:span></text:p>
      <text:h text:style-name="Heading_20_2" text:outline-level="2"><text:bookmark-start text:name="__RefHeading___Toc3687_1654380264"/><text:soft-page-break/>3️⃣ Différence entre <text:span text:style-name="Strong_20_Emphasis">modifier</text:span> et <text:span text:style-name="Strong_20_Emphasis">insérer</text:span><text:bookmark-end text:name="__RefHeading___Toc3687_1654380264"/></text:h>
      <text:p text:style-name="P8"><text:span text:style-name="Source_20_Text">l = [1, 2, 3]</text:span></text:p>
      <text:p text:style-name="P10"/>
      <text:p text:style-name="P10"><text:span text:style-name="Source_20_Text">l[1] = 9 <text:s text:c="5"/># modifie → [1, 9, 3]</text:span></text:p>
      <text:p text:style-name="P11"><text:span text:style-name="Source_20_Text">l.insert(1,9) # insère → [1, 9, 2, 3]</text:span></text:p>
      <text:p text:style-name="Text_20_body">🧠 Modifier = remplacer<text:line-break/>🧠 Insérer = décaler les éléments</text:p>
      <text:h text:style-name="Heading_20_2" text:outline-level="2"><text:bookmark-start text:name="__RefHeading___Toc3689_1654380264"/>4️⃣ Copie vs affectation (très important)<text:bookmark-end text:name="__RefHeading___Toc3689_1654380264"/></text:h>
      <text:p text:style-name="P8"><text:span text:style-name="Source_20_Text">l1 = [1, 2, 3]</text:span></text:p>
      <text:p text:style-name="P10"><text:span text:style-name="Source_20_Text">l2 = l1.copy()</text:span></text:p>
      <text:p text:style-name="P11"><text:span text:style-name="Source_20_Text">l3 = l1</text:span></text:p>
      <text:list text:style-name="L89">
        <text:list-item>
          <text:p text:style-name="P109"><text:span text:style-name="Source_20_Text">l2</text:span> → <text:span text:style-name="Strong_20_Emphasis">vraie copie</text:span></text:p>
        </text:list-item>
        <text:list-item>
          <text:p text:style-name="P109"><text:span text:style-name="Source_20_Text">l3</text:span> → <text:span text:style-name="Strong_20_Emphasis">même liste en mémoire</text:span></text:p>
        </text:list-item>
      </text:list>
      <text:p text:style-name="Text_20_body">🧠 Modifier <text:span text:style-name="Source_20_Text">l3</text:span> modifie aussi <text:span text:style-name="Source_20_Text">l1</text:span>.</text:p>
      <text:h text:style-name="Heading_20_2" text:outline-level="2"><text:bookmark-start text:name="__RefHeading___Toc3691_1654380264"/>5️⃣ Parcourir une liste en la modifiant (gros piège)<text:bookmark-end text:name="__RefHeading___Toc3691_1654380264"/></text:h>
      <text:h text:style-name="Heading_20_3" text:outline-level="3"><text:bookmark-start text:name="__RefHeading___Toc3693_1654380264"/>❌ Mauvais cas (boucle infinie)<text:bookmark-end text:name="__RefHeading___Toc3693_1654380264"/></text:h>
      <text:p text:style-name="P8"><text:span text:style-name="Source_20_Text">for x in l:</text:span></text:p>
      <text:p text:style-name="P11"><text:span text:style-name="Source_20_Text"><text:s text:c="4"/>l.append(x)</text:span></text:p>
      <text:h text:style-name="Heading_20_3" text:outline-level="3"><text:bookmark-start text:name="__RefHeading___Toc3695_1654380264"/>✔️ Bon cas (copie)<text:bookmark-end text:name="__RefHeading___Toc3695_1654380264"/></text:h>
      <text:p text:style-name="P8"><text:span text:style-name="Source_20_Text">for x in l[:]:</text:span></text:p>
      <text:p text:style-name="P11"><text:span text:style-name="Source_20_Text"><text:s text:c="4"/>l.append(x)</text:span></text:p>
      <text:p text:style-name="Text_20_body">🧠 Pourquoi ?</text:p>
      <text:list text:style-name="L90">
        <text:list-item>
          <text:p text:style-name="P110"><text:span text:style-name="Source_20_Text">l[:]</text:span> = copie figée</text:p>
        </text:list-item>
        <text:list-item>
          <text:p text:style-name="P110"><text:span text:style-name="Source_20_Text">l</text:span> change pendant la boucle → comportement imprévisible</text:p>
        </text:list-item>
      </text:list>
      <text:h text:style-name="Heading_20_2" text:outline-level="2"><text:bookmark-start text:name="__RefHeading___Toc3697_1654380264"/>6️⃣ Création de listes aléatoires<text:bookmark-end text:name="__RefHeading___Toc3697_1654380264"/></text:h>
      <text:h text:style-name="Heading_20_3" text:outline-level="3"><text:bookmark-start text:name="__RefHeading___Toc3699_1654380264"/>🔹 Principe<text:bookmark-end text:name="__RefHeading___Toc3699_1654380264"/></text:h>
      <text:p text:style-name="Text_20_body">Utiliser :</text:p>
      <text:list text:style-name="L91">
        <text:list-item>
          <text:p text:style-name="P111"><text:span text:style-name="Source_20_Text">import random</text:span></text:p>
        </text:list-item>
        <text:list-item>
          <text:p text:style-name="P111"><text:span text:style-name="Source_20_Text">random.randint</text:span></text:p>
        </text:list-item>
        <text:list-item>
          <text:p text:style-name="P111"><text:span text:style-name="Source_20_Text">random.choice</text:span></text:p>
        </text:list-item>
      </text:list>
      <text:p text:style-name="Text_20_body">Exemple :</text:p>
      <text:p text:style-name="P8"><text:span text:style-name="Source_20_Text">import random</text:span></text:p>
      <text:p text:style-name="P11"><text:span text:style-name="Source_20_Text">l = [random.randint(0,5) for _ in range(10)]</text:span></text:p>
      <text:p text:style-name="Text_20_body"><text:soft-page-break/>🧠 Très utile pour tester des fonctions.</text:p>
      <text:h text:style-name="Heading_20_2" text:outline-level="2"><text:bookmark-start text:name="__RefHeading___Toc3701_1654380264"/>7️⃣ Listes en compréhension (notion clé)<text:bookmark-end text:name="__RefHeading___Toc3701_1654380264"/></text:h>
      <text:h text:style-name="Heading_20_3" text:outline-level="3"><text:bookmark-start text:name="__RefHeading___Toc3703_1654380264"/>🔹 Définition<text:bookmark-end text:name="__RefHeading___Toc3703_1654380264"/></text:h>
      <text:p text:style-name="Text_20_body">Une <text:span text:style-name="Strong_20_Emphasis">liste en compréhension</text:span> permet de créer une liste en <text:span text:style-name="Strong_20_Emphasis">une seule ligne</text:span>.</text:p>
      <text:p text:style-name="P9"><text:span text:style-name="Source_20_Text">[x for x in range(10) if x % 2 == 0]</text:span></text:p>
      <text:p text:style-name="Text_20_body">Équivalent à :</text:p>
      <text:p text:style-name="P8"><text:span text:style-name="Source_20_Text">l = []</text:span></text:p>
      <text:p text:style-name="P10"><text:span text:style-name="Source_20_Text">for x in range(10):</text:span></text:p>
      <text:p text:style-name="P10"><text:span text:style-name="Source_20_Text"><text:s text:c="4"/>if x % 2 == 0:</text:span></text:p>
      <text:p text:style-name="P11"><text:span text:style-name="Source_20_Text"><text:s text:c="8"/>l.append(x)</text:span></text:p>
      <text:p text:style-name="Text_20_body">🧠 Avantages :</text:p>
      <text:list text:style-name="L92">
        <text:list-item>
          <text:p text:style-name="P112">plus lisible</text:p>
        </text:list-item>
        <text:list-item>
          <text:p text:style-name="P112">plus court</text:p>
        </text:list-item>
        <text:list-item>
          <text:p text:style-name="P112">plus rapide</text:p>
        </text:list-item>
      </text:list>
      <text:h text:style-name="Heading_20_2" text:outline-level="2"><text:bookmark-start text:name="__RefHeading___Toc3705_1654380264"/>8️⃣ Traitements sur les listes (fonctions demandées)<text:bookmark-end text:name="__RefHeading___Toc3705_1654380264"/></text:h>
      <text:p text:style-name="Text_20_body">Le TD te fait écrire des fonctions qui :</text:p>
      <text:list text:style-name="L93">
        <text:list-item>
          <text:p text:style-name="P113">retournent une <text:span text:style-name="Strong_20_Emphasis">nouvelle liste</text:span></text:p>
        </text:list-item>
        <text:list-item>
          <text:p text:style-name="P113">ou modifient la liste <text:span text:style-name="Strong_20_Emphasis">sur place</text:span></text:p>
        </text:list-item>
      </text:list>
      <text:h text:style-name="Heading_20_3" text:outline-level="3"><text:bookmark-start text:name="__RefHeading___Toc3707_1654380264"/>Exemples d’objectifs<text:bookmark-end text:name="__RefHeading___Toc3707_1654380264"/></text:h>
      <text:list text:style-name="L94">
        <text:list-item>
          <text:p text:style-name="P114">moyenne</text:p>
        </text:list-item>
        <text:list-item>
          <text:p text:style-name="P114">éléments communs</text:p>
        </text:list-item>
        <text:list-item>
          <text:p text:style-name="P114">suppression d’occurrences</text:p>
        </text:list-item>
        <text:list-item>
          <text:p text:style-name="P114">suppression de doublons consécutifs</text:p>
        </text:list-item>
      </text:list>
      <text:p text:style-name="Text_20_body">🧠 Il faut toujours savoir :</text:p>
      <text:list text:style-name="L95">
        <text:list-item>
          <text:p text:style-name="P115"><text:span text:style-name="Strong_20_Emphasis">si la liste de départ doit changer ou non</text:span></text:p>
        </text:list-item>
        <text:list-item>
          <text:p text:style-name="P115"><text:span text:style-name="Strong_20_Emphasis">ce que la fonction doit retourner</text:span></text:p>
        </text:list-item>
      </text:list>
      <text:h text:style-name="Heading_20_2" text:outline-level="2"><text:bookmark-start text:name="__RefHeading___Toc3709_1654380264"/>9️⃣ Suppression d’éléments : pièges<text:bookmark-end text:name="__RefHeading___Toc3709_1654380264"/></text:h>
      <text:p text:style-name="P9"><text:span text:style-name="Source_20_Text">l.remove(x)</text:span></text:p>
      <text:list text:style-name="L96">
        <text:list-item>
          <text:p text:style-name="P116">supprime la <text:span text:style-name="Strong_20_Emphasis">première occurrence</text:span></text:p>
        </text:list-item>
        <text:list-item>
          <text:p text:style-name="P116">erreur si <text:span text:style-name="Source_20_Text">x</text:span> n’existe pas</text:p>
        </text:list-item>
      </text:list>
      <text:p text:style-name="P9"><text:span text:style-name="Source_20_Text">l.pop(i)</text:span></text:p>
      <text:list text:style-name="L97">
        <text:list-item>
          <text:p text:style-name="P117"><text:soft-page-break/>supprime et <text:span text:style-name="Strong_20_Emphasis">retourne</text:span> l’élément</text:p>
        </text:list-item>
      </text:list>
      <text:h text:style-name="Heading_20_2" text:outline-level="2"><text:bookmark-start text:name="__RefHeading___Toc3711_1654380264"/>🔟 Ce que le TD veut absolument que tu maîtrises<text:bookmark-end text:name="__RefHeading___Toc3711_1654380264"/></text:h>
      <text:p text:style-name="Text_20_body"/>
      <text:p text:style-name="Text_20_body">✔️ méthodes de la classe <text:span text:style-name="Source_20_Text">list</text:span><text:line-break/>✔️ différence <text:span text:style-name="Strong_20_Emphasis">copie / référence</text:span><text:line-break/>✔️ modification vs création<text:line-break/>✔️ listes en compréhension<text:line-break/>✔️ pièges des boucles<text:line-break/>✔️ fonctions qui retournent une liste<text:line-break/>✔️ fonctions qui modifient sur place</text:p>
      <text:h text:style-name="Heading_20_2" text:outline-level="2"><text:bookmark-start text:name="__RefHeading___Toc3713_1654380264"/>🧠 Résumé final (à apprendre)<text:bookmark-end text:name="__RefHeading___Toc3713_1654380264"/></text:h>
      <text:list text:style-name="L98">
        <text:list-item>
          <text:p text:style-name="P118">une liste est <text:span text:style-name="Strong_20_Emphasis">mutable</text:span></text:p>
        </text:list-item>
        <text:list-item>
          <text:p text:style-name="P118">certaines méthodes retournent <text:span text:style-name="Source_20_Text">None</text:span></text:p>
        </text:list-item>
        <text:list-item>
          <text:p text:style-name="P118"><text:span text:style-name="Source_20_Text">copy()</text:span> ≠ <text:span text:style-name="Source_20_Text">=</text:span></text:p>
        </text:list-item>
        <text:list-item>
          <text:p text:style-name="P118">ne jamais modifier une liste pendant son parcours</text:p>
        </text:list-item>
        <text:list-item>
          <text:p text:style-name="P118">listes en compréhension = outil clé</text:p>
        </text:list-item>
        <text:list-item>
          <text:p text:style-name="P118">toujours savoir <text:span text:style-name="Strong_20_Emphasis">ce qui est modifié</text:span> et <text:span text:style-name="Strong_20_Emphasis">ce qui est retourné</text:span></text:p>
        </text:list-item>
      </text:list>
      <text:p text:style-name="P39"/>
      <text:p text:style-name="P39"/>
      <text:h text:style-name="P5" text:outline-level="1"><text:bookmark-start text:name="__RefHeading___Toc3715_1654380264"/>TD12 <text:span text:style-name="T11">_</text:span> Dictionnaires<text:bookmark-end text:name="__RefHeading___Toc3715_1654380264"/></text:h>
      <text:h text:style-name="Heading_20_2" text:outline-level="2"><text:bookmark-start text:name="__RefHeading___Toc3717_1654380264"/>1️⃣ Qu’est-ce qu’un dictionnaire ?<text:bookmark-end text:name="__RefHeading___Toc3717_1654380264"/></text:h>
      <text:h text:style-name="Heading_20_3" text:outline-level="3"><text:bookmark-start text:name="__RefHeading___Toc3719_1654380264"/>🔹 Définition<text:bookmark-end text:name="__RefHeading___Toc3719_1654380264"/></text:h>
      <text:p text:style-name="Text_20_body">Un <text:span text:style-name="Strong_20_Emphasis">dictionnaire</text:span> est une structure de données qui associe :</text:p>
      <text:list text:style-name="L99">
        <text:list-item>
          <text:p text:style-name="P119">une <text:span text:style-name="Strong_20_Emphasis">clef</text:span></text:p>
        </text:list-item>
        <text:list-item>
          <text:p text:style-name="P119">à une <text:span text:style-name="Strong_20_Emphasis">valeur</text:span></text:p>
        </text:list-item>
      </text:list>
      <text:p text:style-name="Text_20_body">On parle de <text:span text:style-name="Strong_20_Emphasis">paires clef → valeur</text:span>.</text:p>
      <text:p text:style-name="P8"><text:span text:style-name="Source_20_Text">personne = {</text:span></text:p>
      <text:p text:style-name="P10"><text:span text:style-name="Source_20_Text"><text:s text:c="4"/>"nom": "Dupont",</text:span></text:p>
      <text:p text:style-name="P10"><text:span text:style-name="Source_20_Text"><text:s text:c="4"/>"age": 20</text:span></text:p>
      <text:p text:style-name="P11"><text:span text:style-name="Source_20_Text">}</text:span></text:p>
      <text:p text:style-name="Text_20_body">🧠 <text:span text:style-name="Strong_20_Emphasis">Idée clé</text:span><text:line-break/>👉 En connaissant la <text:span text:style-name="Strong_20_Emphasis">clef</text:span>, on retrouve <text:span text:style-name="Strong_20_Emphasis">directement</text:span> la valeur.</text:p>
      <text:h text:style-name="Heading_20_2" text:outline-level="2"><text:bookmark-start text:name="__RefHeading___Toc3721_1654380264"/><text:soft-page-break/>2️⃣ Pourquoi on parle de “dictionnaire” ?<text:bookmark-end text:name="__RefHeading___Toc3721_1654380264"/></text:h>
      <text:p text:style-name="Text_20_body">Comme dans un vrai dictionnaire :</text:p>
      <text:list text:style-name="L100">
        <text:list-item>
          <text:p text:style-name="P120">le <text:span text:style-name="Strong_20_Emphasis">mot</text:span> = la clef</text:p>
        </text:list-item>
        <text:list-item>
          <text:p text:style-name="P120">la <text:span text:style-name="Strong_20_Emphasis">définition</text:span> = la valeur</text:p>
        </text:list-item>
      </text:list>
      <text:p text:style-name="Text_20_body">👉 On ne cherche pas par position (contrairement aux listes), mais <text:span text:style-name="Strong_20_Emphasis">par identifiant</text:span>.</text:p>
      <text:h text:style-name="Heading_20_2" text:outline-level="2"><text:bookmark-start text:name="__RefHeading___Toc3723_1654380264"/>3️⃣ Contraintes importantes sur les clefs<text:bookmark-end text:name="__RefHeading___Toc3723_1654380264"/></text:h>
      <text:h text:style-name="Heading_20_3" text:outline-level="3"><text:bookmark-start text:name="__RefHeading___Toc3725_1654380264"/>🔹 Règles à retenir<text:bookmark-end text:name="__RefHeading___Toc3725_1654380264"/></text:h>
      <text:list text:style-name="L101">
        <text:list-item>
          <text:p text:style-name="P121">une clef est <text:span text:style-name="Strong_20_Emphasis">unique</text:span></text:p>
        </text:list-item>
        <text:list-item>
          <text:p text:style-name="P121">une clef doit être <text:span text:style-name="Strong_20_Emphasis">hachable</text:span></text:p>
        </text:list-item>
        <text:list-item>
          <text:p text:style-name="P121">types autorisés comme clefs :</text:p>
          <text:list>
            <text:list-item>
              <text:p text:style-name="P121"><text:span text:style-name="Source_20_Text">int</text:span></text:p>
            </text:list-item>
            <text:list-item>
              <text:p text:style-name="P121"><text:span text:style-name="Source_20_Text">float</text:span></text:p>
            </text:list-item>
            <text:list-item>
              <text:p text:style-name="P121"><text:span text:style-name="Source_20_Text">str</text:span></text:p>
            </text:list-item>
            <text:list-item>
              <text:p text:style-name="P121"><text:span text:style-name="Source_20_Text">tuple</text:span></text:p>
            </text:list-item>
          </text:list>
        </text:list-item>
      </text:list>
      <text:p text:style-name="Text_20_body">❌ Interdit :</text:p>
      <text:p text:style-name="P9"><text:span text:style-name="Source_20_Text">d = {[1, 2]: "erreur"} <text:s text:c="2"/># liste non hachable</text:span></text:p>
      <text:p text:style-name="Text_20_body">✔️ Autorisé :</text:p>
      <text:p text:style-name="P9"><text:span text:style-name="Source_20_Text">d = {(1, 2): "ok"}</text:span></text:p>
      <text:p text:style-name="Text_20_body">🧠 <text:span text:style-name="Strong_20_Emphasis">Pourquoi ?</text:span><text:line-break/>Les dictionnaires utilisent un mécanisme de <text:span text:style-name="Strong_20_Emphasis">hachage</text:span> pour accéder rapidement aux valeurs.</text:p>
      <text:h text:style-name="Heading_20_2" text:outline-level="2"><text:bookmark-start text:name="__RefHeading___Toc3727_1654380264"/>4️⃣ Les valeurs (beaucoup plus libres)<text:bookmark-end text:name="__RefHeading___Toc3727_1654380264"/></text:h>
      <text:p text:style-name="Text_20_body">Les <text:span text:style-name="Strong_20_Emphasis">valeurs</text:span> peuvent être :</text:p>
      <text:list text:style-name="L102">
        <text:list-item>
          <text:p text:style-name="P122">des nombres</text:p>
        </text:list-item>
        <text:list-item>
          <text:p text:style-name="P122">des chaînes</text:p>
        </text:list-item>
        <text:list-item>
          <text:p text:style-name="P122">des listes</text:p>
        </text:list-item>
        <text:list-item>
          <text:p text:style-name="P122">des tuples</text:p>
        </text:list-item>
        <text:list-item>
          <text:p text:style-name="P122">même d’autres dictionnaires</text:p>
        </text:list-item>
      </text:list>
      <text:p text:style-name="P8"><text:span text:style-name="Source_20_Text">etudiant = {</text:span></text:p>
      <text:p text:style-name="P10"><text:span text:style-name="Source_20_Text"><text:s text:c="4"/>52104: {</text:span></text:p>
      <text:p text:style-name="P10"><text:span text:style-name="Source_20_Text"><text:s text:c="8"/>"nom": "Apollinaire",</text:span></text:p>
      <text:p text:style-name="P10"><text:span text:style-name="Source_20_Text"><text:s text:c="8"/>"groupe": "A321"</text:span></text:p>
      <text:p text:style-name="P10"><text:span text:style-name="Source_20_Text"><text:s text:c="4"/>}</text:span></text:p>
      <text:p text:style-name="P11"><text:span text:style-name="Source_20_Text">}</text:span></text:p>
      <text:h text:style-name="Heading_20_2" text:outline-level="2"><text:bookmark-start text:name="__RefHeading___Toc3729_1654380264"/><text:soft-page-break/>5️⃣ Création et modification d’un dictionnaire<text:bookmark-end text:name="__RefHeading___Toc3729_1654380264"/></text:h>
      <text:h text:style-name="Heading_20_3" text:outline-level="3"><text:bookmark-start text:name="__RefHeading___Toc3731_1654380264"/>🔹 Création<text:bookmark-end text:name="__RefHeading___Toc3731_1654380264"/></text:h>
      <text:p text:style-name="P9"><text:span text:style-name="Source_20_Text">d = {"a": 1, "b": 2}</text:span></text:p>
      <text:h text:style-name="Heading_20_3" text:outline-level="3"><text:bookmark-start text:name="__RefHeading___Toc3733_1654380264"/>🔹 Ajouter ou modifier<text:bookmark-end text:name="__RefHeading___Toc3733_1654380264"/></text:h>
      <text:p text:style-name="P8"><text:span text:style-name="Source_20_Text">d["c"] = 3 <text:s text:c="5"/># ajout</text:span></text:p>
      <text:p text:style-name="P11"><text:span text:style-name="Source_20_Text">d["a"] = 10 <text:s text:c="4"/># modification</text:span></text:p>
      <text:p text:style-name="Text_20_body">🧠 Donner deux valeurs à une même clef → <text:span text:style-name="Strong_20_Emphasis">la dernière écrase l’ancienne</text:span>.</text:p>
      <text:h text:style-name="Heading_20_2" text:outline-level="2"><text:bookmark-start text:name="__RefHeading___Toc3735_1654380264"/>6️⃣ Accès aux valeurs<text:bookmark-end text:name="__RefHeading___Toc3735_1654380264"/></text:h>
      <text:h text:style-name="Heading_20_3" text:outline-level="3"><text:bookmark-start text:name="__RefHeading___Toc3737_1654380264"/>🔹 Accès direct<text:bookmark-end text:name="__RefHeading___Toc3737_1654380264"/></text:h>
      <text:p text:style-name="P9"><text:span text:style-name="Source_20_Text">d["a"]</text:span></text:p>
      <text:p text:style-name="Text_20_body">❌ Problème si la clef n’existe pas → <text:span text:style-name="Strong_20_Emphasis">KeyError</text:span></text:p>
      <text:h text:style-name="Heading_20_3" text:outline-level="3"><text:bookmark-start text:name="__RefHeading___Toc3739_1654380264"/>🔹 Accès sécurisé avec <text:span text:style-name="Source_20_Text">get()</text:span><text:bookmark-end text:name="__RefHeading___Toc3739_1654380264"/></text:h>
      <text:p text:style-name="P9"><text:span text:style-name="Source_20_Text">d.get("x", 0)</text:span></text:p>
      <text:p text:style-name="Text_20_body">🧠 Si <text:span text:style-name="Source_20_Text">"x"</text:span> n’existe pas → retourne <text:span text:style-name="Source_20_Text">0</text:span> au lieu d’une erreur.</text:p>
      <text:h text:style-name="Heading_20_2" text:outline-level="2"><text:bookmark-start text:name="__RefHeading___Toc3741_1654380264"/>7️⃣ Tester l’existence d’une clef<text:bookmark-end text:name="__RefHeading___Toc3741_1654380264"/></text:h>
      <text:p text:style-name="P9"><text:span text:style-name="Source_20_Text">"age" in personne</text:span></text:p>
      <text:p text:style-name="Text_20_body">👉 Teste <text:span text:style-name="Strong_20_Emphasis">les clefs</text:span>, pas les valeurs.</text:p>
      <text:h text:style-name="Heading_20_2" text:outline-level="2"><text:bookmark-start text:name="__RefHeading___Toc3743_1654380264"/>8️⃣ Parcourir un dictionnaire<text:bookmark-end text:name="__RefHeading___Toc3743_1654380264"/></text:h>
      <text:h text:style-name="Heading_20_3" text:outline-level="3"><text:bookmark-start text:name="__RefHeading___Toc3745_1654380264"/>🔹 Parcourir les clefs<text:bookmark-end text:name="__RefHeading___Toc3745_1654380264"/></text:h>
      <text:p text:style-name="P8"><text:span text:style-name="Source_20_Text">for clef in d:</text:span></text:p>
      <text:p text:style-name="P11"><text:span text:style-name="Source_20_Text"><text:s text:c="4"/>print(clef)</text:span></text:p>
      <text:h text:style-name="Heading_20_3" text:outline-level="3"><text:bookmark-start text:name="__RefHeading___Toc3747_1654380264"/>🔹 Parcourir clefs + valeurs<text:bookmark-end text:name="__RefHeading___Toc3747_1654380264"/></text:h>
      <text:p text:style-name="P8"><text:span text:style-name="Source_20_Text">for clef, valeur in d.items():</text:span></text:p>
      <text:p text:style-name="P11"><text:span text:style-name="Source_20_Text"><text:s text:c="4"/>print(clef, valeur)</text:span></text:p>
      <text:p text:style-name="Text_20_body">🧠 <text:span text:style-name="Source_20_Text">.items()</text:span> est <text:span text:style-name="Strong_20_Emphasis">fondamental</text:span>.</text:p>
      <text:h text:style-name="Heading_20_2" text:outline-level="2"><text:bookmark-start text:name="__RefHeading___Toc3749_1654380264"/>9️⃣ Méthodes essentielles à connaître<text:bookmark-end text:name="__RefHeading___Toc3749_1654380264"/></text:h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Table_20_Heading">Méthode</text:p>
            </table:table-cell>
            <table:table-cell table:style-name="Table13.A1" office:value-type="string">
              <text:p text:style-name="Table_20_Heading">Rôle</text:p>
            </table:table-cell>
          </table:table-row>
        </table:table-header-rows>
        <table:table-row>
          <table:table-cell table:style-name="Table13.A1" office:value-type="string">
            <text:p text:style-name="Table_20_Contents"><text:span text:style-name="Source_20_Text">len(d)</text:span></text:p>
          </table:table-cell>
          <table:table-cell table:style-name="Table13.A1" office:value-type="string">
            <text:p text:style-name="Table_20_Contents">nombre de clefs</text:p>
          </table:table-cell>
        </table:table-row>
        <table:table-row>
          <table:table-cell table:style-name="Table13.A1" office:value-type="string">
            <text:p text:style-name="Table_20_Contents"><text:span text:style-name="Source_20_Text">d.keys()</text:span></text:p>
          </table:table-cell>
          <table:table-cell table:style-name="Table13.A1" office:value-type="string">
            <text:p text:style-name="Table_20_Contents">liste des clefs</text:p>
          </table:table-cell>
        </table:table-row>
        <text:soft-page-break/>
        <table:table-row>
          <table:table-cell table:style-name="Table13.A1" office:value-type="string">
            <text:p text:style-name="Table_20_Contents"><text:span text:style-name="Source_20_Text">d.values()</text:span></text:p>
          </table:table-cell>
          <table:table-cell table:style-name="Table13.A1" office:value-type="string">
            <text:p text:style-name="Table_20_Contents">liste des valeurs</text:p>
          </table:table-cell>
        </table:table-row>
        <table:table-row>
          <table:table-cell table:style-name="Table13.A1" office:value-type="string">
            <text:p text:style-name="Table_20_Contents"><text:span text:style-name="Source_20_Text">d.items()</text:span></text:p>
          </table:table-cell>
          <table:table-cell table:style-name="Table13.A1" office:value-type="string">
            <text:p text:style-name="Table_20_Contents">paires (clef, valeur)</text:p>
          </table:table-cell>
        </table:table-row>
        <table:table-row>
          <table:table-cell table:style-name="Table13.A1" office:value-type="string">
            <text:p text:style-name="Table_20_Contents"><text:span text:style-name="Source_20_Text">d.pop(clef)</text:span></text:p>
          </table:table-cell>
          <table:table-cell table:style-name="Table13.A1" office:value-type="string">
            <text:p text:style-name="Table_20_Contents">supprime et retourne</text:p>
          </table:table-cell>
        </table:table-row>
        <table:table-row>
          <table:table-cell table:style-name="Table13.A1" office:value-type="string">
            <text:p text:style-name="Table_20_Contents"><text:span text:style-name="Source_20_Text">del d[clef]</text:span></text:p>
          </table:table-cell>
          <table:table-cell table:style-name="Table13.A1" office:value-type="string">
            <text:p text:style-name="Table_20_Contents">supprime</text:p>
          </table:table-cell>
        </table:table-row>
        <table:table-row>
          <table:table-cell table:style-name="Table13.A1" office:value-type="string">
            <text:p text:style-name="Table_20_Contents"><text:span text:style-name="Source_20_Text">d.clear()</text:span></text:p>
          </table:table-cell>
          <table:table-cell table:style-name="Table13.A1" office:value-type="string">
            <text:p text:style-name="Table_20_Contents">vide le dictionnaire</text:p>
          </table:table-cell>
        </table:table-row>
        <table:table-row>
          <table:table-cell table:style-name="Table13.A1" office:value-type="string">
            <text:p text:style-name="Table_20_Contents"><text:span text:style-name="Source_20_Text">d.copy()</text:span></text:p>
          </table:table-cell>
          <table:table-cell table:style-name="Table13.A1" office:value-type="string">
            <text:p text:style-name="Table_20_Contents">copie indépendante</text:p>
          </table:table-cell>
        </table:table-row>
      </table:table>
      <text:h text:style-name="Heading_20_2" text:outline-level="2"/>
      <text:h text:style-name="Heading_20_2" text:outline-level="2"><text:bookmark-start text:name="__RefHeading___Toc3751_1654380264"/>🔟 Usages typiques des dictionnaires (très important)<text:bookmark-end text:name="__RefHeading___Toc3751_1654380264"/></text:h>
      <text:h text:style-name="Heading_20_3" text:outline-level="3"><text:bookmark-start text:name="__RefHeading___Toc3753_1654380264"/>✔️ Associations<text:bookmark-end text:name="__RefHeading___Toc3753_1654380264"/></text:h>
      <text:p text:style-name="P9"><text:span text:style-name="Source_20_Text">groupe_prof = {"A311": "bis"}</text:span></text:p>
      <text:h text:style-name="Heading_20_3" text:outline-level="3"><text:bookmark-start text:name="__RefHeading___Toc3755_1654380264"/>✔️ Comptage (fréquences)<text:bookmark-end text:name="__RefHeading___Toc3755_1654380264"/></text:h>
      <text:p text:style-name="P9"><text:span text:style-name="Source_20_Text">{"bej": 2, "cuv": 2, "hal": 1}</text:span></text:p>
      <text:h text:style-name="Heading_20_3" text:outline-level="3"><text:bookmark-start text:name="__RefHeading___Toc3757_1654380264"/>✔️ Objets simples<text:bookmark-end text:name="__RefHeading___Toc3757_1654380264"/></text:h>
      <text:p text:style-name="P9"><text:span text:style-name="Source_20_Text">{"nom": "Jean", "age": 20}</text:span></text:p>
      <text:h text:style-name="Heading_20_3" text:outline-level="3"><text:bookmark-start text:name="__RefHeading___Toc3759_1654380264"/>✔️ Mini base de données<text:bookmark-end text:name="__RefHeading___Toc3759_1654380264"/></text:h>
      <text:p text:style-name="P8"><text:span text:style-name="Source_20_Text">{</text:span></text:p>
      <text:p text:style-name="P10"><text:span text:style-name="Source_20_Text"><text:s text:c="2"/>52104: {"nom": "Dupont", "groupe": "A321"}</text:span></text:p>
      <text:p text:style-name="P11"><text:span text:style-name="Source_20_Text">}</text:span></text:p>
      <text:h text:style-name="Heading_20_2" text:outline-level="2"><text:bookmark-start text:name="__RefHeading___Toc3761_1654380264"/>1️⃣1️⃣ Erreurs et pièges classiques<text:bookmark-end text:name="__RefHeading___Toc3761_1654380264"/></text:h>
      <text:p text:style-name="Text_20_body">❌ accéder à une clef inexistante<text:line-break/>❌ utiliser une liste comme clef<text:line-break/>❌ confondre clefs et valeurs<text:line-break/>❌ penser qu’un dictionnaire est ordonné par indice</text:p>
      <text:h text:style-name="Heading_20_2" text:outline-level="2"><text:bookmark-start text:name="__RefHeading___Toc3763_1654380264"/>🧠 Résumé final (à apprendre)<text:bookmark-end text:name="__RefHeading___Toc3763_1654380264"/></text:h>
      <text:list text:style-name="L103">
        <text:list-item>
          <text:p text:style-name="P123">dictionnaire = <text:span text:style-name="Strong_20_Emphasis">clef → valeur</text:span></text:p>
        </text:list-item>
        <text:list-item>
          <text:p text:style-name="P123">accès <text:span text:style-name="Strong_20_Emphasis">rapide</text:span>, sans indice</text:p>
        </text:list-item>
        <text:list-item>
          <text:p text:style-name="P123">clefs :</text:p>
          <text:list>
            <text:list-item>
              <text:p text:style-name="P123">uniques</text:p>
            </text:list-item>
            <text:list-item>
              <text:p text:style-name="P123">hachables</text:p>
            </text:list-item>
          </text:list>
        </text:list-item>
        <text:list-item>
          <text:p text:style-name="P123">valeurs :</text:p>
          <text:list>
            <text:list-item>
              <text:p text:style-name="P123">de n’importe quel type</text:p>
            </text:list-item>
          </text:list>
        </text:list-item>
        <text:list-item>
          <text:p text:style-name="P123"><text:soft-page-break/><text:span text:style-name="Source_20_Text">.get()</text:span> évite les erreurs</text:p>
        </text:list-item>
        <text:list-item>
          <text:p text:style-name="P123"><text:span text:style-name="Source_20_Text">.items()</text:span> est essentiel pour parcourir</text:p>
        </text:list-item>
        <text:list-item>
          <text:p text:style-name="P123">idéal pour :</text:p>
          <text:list>
            <text:list-item>
              <text:p text:style-name="P123">comptage</text:p>
            </text:list-item>
            <text:list-item>
              <text:p text:style-name="P123">associations</text:p>
            </text:list-item>
            <text:list-item>
              <text:p text:style-name="P123">structures complexes</text:p>
            </text:list-item>
          </text:list>
        </text:list-item>
      </text:list>
      <text:p text:style-name="P39"/>
      <text:h text:style-name="P5" text:outline-level="1"><text:bookmark-start text:name="__RefHeading___Toc3765_1654380264"/>TD14 <text:span text:style-name="T12">_</text:span> Erreurs et Exceptions<text:bookmark-end text:name="__RefHeading___Toc3765_1654380264"/></text:h>
      <text:h text:style-name="Heading_20_2" text:outline-level="2"><text:bookmark-start text:name="__RefHeading___Toc3767_1654380264"/>1️⃣ Qu’est-ce qu’une erreur ?<text:bookmark-end text:name="__RefHeading___Toc3767_1654380264"/></text:h>
      <text:h text:style-name="Heading_20_3" text:outline-level="3"><text:bookmark-start text:name="__RefHeading___Toc3769_1654380264"/>🔹 Idée clé<text:bookmark-end text:name="__RefHeading___Toc3769_1654380264"/></text:h>
      <text:p text:style-name="Text_20_body">Une <text:span text:style-name="Strong_20_Emphasis">erreur</text:span> signifie que le programme <text:span text:style-name="Strong_20_Emphasis">ne peut pas continuer normalement</text:span> ou qu’il <text:span text:style-name="Strong_20_Emphasis">donne un mauvais résultat</text:span>.</text:p>
      <text:p text:style-name="Text_20_body">Le TD distingue <text:span text:style-name="Strong_20_Emphasis">3 grands types d’erreurs</text:span>.</text:p>
      <text:h text:style-name="Heading_20_2" text:outline-level="2"><text:bookmark-start text:name="__RefHeading___Toc3771_1654380264"/>2️⃣ Les trois types d’erreurs<text:bookmark-end text:name="__RefHeading___Toc3771_1654380264"/></text:h>
      <text:h text:style-name="Heading_20_3" text:outline-level="3"><text:bookmark-start text:name="__RefHeading___Toc3773_1654380264"/>1️⃣ Erreur de <text:span text:style-name="Strong_20_Emphasis">syntaxe</text:span><text:bookmark-end text:name="__RefHeading___Toc3773_1654380264"/></text:h>
      <text:p text:style-name="Text_20_body">➡️ Python <text:span text:style-name="Strong_20_Emphasis">ne comprend pas</text:span> le code.</text:p>
      <text:p text:style-name="Text_20_body">Exemples :</text:p>
      <text:p text:style-name="P8"><text:span text:style-name="Source_20_Text">if x &gt; 0</text:span></text:p>
      <text:p text:style-name="P11"><text:span text:style-name="Source_20_Text">print("bonjour")</text:span></text:p>
      <text:p text:style-name="Text_20_body">Causes fréquentes :</text:p>
      <text:list text:style-name="L104">
        <text:list-item>
          <text:p text:style-name="P124">oubli de <text:span text:style-name="Source_20_Text">:</text:span></text:p>
        </text:list-item>
        <text:list-item>
          <text:p text:style-name="P124">mauvaise indentation</text:p>
        </text:list-item>
        <text:list-item>
          <text:p text:style-name="P124">mot-clé mal écrit</text:p>
        </text:list-item>
        <text:list-item>
          <text:p text:style-name="P124">parenthèse oubliée</text:p>
        </text:list-item>
      </text:list>
      <text:p text:style-name="Text_20_body">👉 Le programme <text:span text:style-name="Strong_20_Emphasis">ne démarre pas</text:span>.</text:p>
      <text:h text:style-name="Heading_20_3" text:outline-level="3"><text:bookmark-start text:name="__RefHeading___Toc3775_1654380264"/>2️⃣ Erreur d’<text:span text:style-name="Strong_20_Emphasis">exécution</text:span> (exception)<text:bookmark-end text:name="__RefHeading___Toc3775_1654380264"/></text:h>
      <text:p text:style-name="Text_20_body">➡️ Le programme démarre, mais <text:span text:style-name="Strong_20_Emphasis">plante pendant l’exécution</text:span>.</text:p>
      <text:p text:style-name="Text_20_body">Exemples :</text:p>
      <text:p text:style-name="P8"><text:span text:style-name="Source_20_Text">1 / 0 <text:s text:c="13"/># ZeroDivisionError</text:span></text:p>
      <text:p text:style-name="P10"><text:span text:style-name="Source_20_Text">int("abc") <text:s text:c="8"/># ValueError</text:span></text:p>
      <text:p text:style-name="P11"><text:soft-page-break/><text:span text:style-name="Source_20_Text">liste[10] <text:s text:c="9"/># IndexError</text:span></text:p>
      <text:p text:style-name="Text_20_body">🧠 Ces erreurs lèvent des <text:span text:style-name="Strong_20_Emphasis">exceptions</text:span>.</text:p>
      <text:h text:style-name="Heading_20_3" text:outline-level="3"><text:bookmark-start text:name="__RefHeading___Toc3777_1654380264"/>3️⃣ Erreur <text:span text:style-name="Strong_20_Emphasis">sémantique</text:span> (logique)<text:bookmark-end text:name="__RefHeading___Toc3777_1654380264"/></text:h>
      <text:p text:style-name="Text_20_body">➡️ Le programme s’exécute <text:span text:style-name="Strong_20_Emphasis">sans erreur</text:span>, mais le résultat est <text:span text:style-name="Strong_20_Emphasis">faux</text:span>.</text:p>
      <text:p text:style-name="Text_20_body">Exemple :</text:p>
      <text:p text:style-name="P9"><text:span text:style-name="Source_20_Text">1 // 2 <text:s text:c="2"/># vaut 0, mais ce n’est pas le résultat attendu</text:span></text:p>
      <text:p text:style-name="Text_20_body">⚠️ <text:span text:style-name="Strong_20_Emphasis">La plus dangereuse</text:span>, car Python ne signale rien.</text:p>
      <text:h text:style-name="Heading_20_2" text:outline-level="2"><text:bookmark-start text:name="__RefHeading___Toc3779_1654380264"/>3️⃣ Qu’est-ce qu’une exception ?<text:bookmark-end text:name="__RefHeading___Toc3779_1654380264"/></text:h>
      <text:h text:style-name="Heading_20_3" text:outline-level="3"><text:bookmark-start text:name="__RefHeading___Toc3781_1654380264"/>🔹 Définition<text:bookmark-end text:name="__RefHeading___Toc3781_1654380264"/></text:h>
      <text:p text:style-name="Text_20_body">Une <text:span text:style-name="Strong_20_Emphasis">exception</text:span> est un <text:span text:style-name="Strong_20_Emphasis">signal d’erreur levé par Python</text:span> lorsqu’un problème survient à l’exécution.</text:p>
      <text:p text:style-name="Text_20_body">Quand une exception est levée :</text:p>
      <text:list text:style-name="L105">
        <text:list-item>
          <text:p text:style-name="P125">le programme <text:span text:style-name="Strong_20_Emphasis">s’arrête</text:span></text:p>
        </text:list-item>
        <text:list-item>
          <text:p text:style-name="P125">un message d’erreur est affiché<text:line-break/>➡️ sauf si on l’intercepte.</text:p>
        </text:list-item>
      </text:list>
      <text:h text:style-name="Heading_20_2" text:outline-level="2"><text:bookmark-start text:name="__RefHeading___Toc3783_1654380264"/>4️⃣ Exceptions prédéfinies importantes<text:bookmark-end text:name="__RefHeading___Toc3783_1654380264"/></text:h>
      <text:p text:style-name="Text_20_body">Le TD insiste sur celles-ci :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14.A1" office:value-type="string">
              <text:p text:style-name="Table_20_Heading">Exception</text:p>
            </table:table-cell>
            <table:table-cell table:style-name="Table14.A1" office:value-type="string">
              <text:p text:style-name="Table_20_Heading">Quand elle apparaît</text:p>
            </table:table-cell>
          </table:table-row>
        </table:table-header-rows>
        <table:table-row>
          <table:table-cell table:style-name="Table14.A1" office:value-type="string">
            <text:p text:style-name="Table_20_Contents"><text:span text:style-name="Source_20_Text">ValueError</text:span></text:p>
          </table:table-cell>
          <table:table-cell table:style-name="Table14.A1" office:value-type="string">
            <text:p text:style-name="Table_20_Contents">valeur invalide (<text:span text:style-name="Source_20_Text">int("abc")</text:span>)</text:p>
          </table:table-cell>
        </table:table-row>
        <table:table-row>
          <table:table-cell table:style-name="Table14.A1" office:value-type="string">
            <text:p text:style-name="Table_20_Contents"><text:span text:style-name="Source_20_Text">TypeError</text:span></text:p>
          </table:table-cell>
          <table:table-cell table:style-name="Table14.A1" office:value-type="string">
            <text:p text:style-name="Table_20_Contents">types incompatibles (<text:span text:style-name="Source_20_Text">"a" + 1</text:span>)</text:p>
          </table:table-cell>
        </table:table-row>
        <table:table-row>
          <table:table-cell table:style-name="Table14.A1" office:value-type="string">
            <text:p text:style-name="Table_20_Contents"><text:span text:style-name="Source_20_Text">ZeroDivisionError</text:span></text:p>
          </table:table-cell>
          <table:table-cell table:style-name="Table14.A1" office:value-type="string">
            <text:p text:style-name="Table_20_Contents">division par zéro</text:p>
          </table:table-cell>
        </table:table-row>
        <table:table-row>
          <table:table-cell table:style-name="Table14.A1" office:value-type="string">
            <text:p text:style-name="Table_20_Contents"><text:span text:style-name="Source_20_Text">IndexError</text:span></text:p>
          </table:table-cell>
          <table:table-cell table:style-name="Table14.A1" office:value-type="string">
            <text:p text:style-name="Table_20_Contents">indice hors limites</text:p>
          </table:table-cell>
        </table:table-row>
        <table:table-row>
          <table:table-cell table:style-name="Table14.A1" office:value-type="string">
            <text:p text:style-name="Table_20_Contents"><text:span text:style-name="Source_20_Text">ModuleNotFoundError</text:span></text:p>
          </table:table-cell>
          <table:table-cell table:style-name="Table14.A1" office:value-type="string">
            <text:p text:style-name="Table_20_Contents">module inexistant</text:p>
          </table:table-cell>
        </table:table-row>
        <table:table-row>
          <table:table-cell table:style-name="Table14.A1" office:value-type="string">
            <text:p text:style-name="Table_20_Contents"><text:span text:style-name="Source_20_Text">NameError</text:span></text:p>
          </table:table-cell>
          <table:table-cell table:style-name="Table14.A1" office:value-type="string">
            <text:p text:style-name="Table_20_Contents">variable non définie</text:p>
          </table:table-cell>
        </table:table-row>
      </table:table>
      <text:h text:style-name="Heading_20_2" text:outline-level="2"/>
      <text:h text:style-name="Heading_20_2" text:outline-level="2"><text:bookmark-start text:name="__RefHeading___Toc3785_1654380264"/>5️⃣ Intercepter une exception : <text:span text:style-name="Source_20_Text">try / except</text:span><text:bookmark-end text:name="__RefHeading___Toc3785_1654380264"/></text:h>
      <text:h text:style-name="Heading_20_3" text:outline-level="3"><text:bookmark-start text:name="__RefHeading___Toc3787_1654380264"/>🔹 Pourquoi ?<text:bookmark-end text:name="__RefHeading___Toc3787_1654380264"/></text:h>
      <text:p text:style-name="Text_20_body">Pour éviter que le programme <text:span text:style-name="Strong_20_Emphasis">plante</text:span> et permettre de <text:span text:style-name="Strong_20_Emphasis">réagir intelligemment</text:span>.</text:p>
      <text:h text:style-name="Heading_20_3" text:outline-level="3"><text:bookmark-start text:name="__RefHeading___Toc3789_1654380264"/>Syntaxe de base<text:bookmark-end text:name="__RefHeading___Toc3789_1654380264"/></text:h>
      <text:p text:style-name="P8"><text:span text:style-name="Source_20_Text">try:</text:span></text:p>
      <text:p text:style-name="P10"><text:span text:style-name="Source_20_Text"><text:s text:c="4"/># code risqué</text:span></text:p>
      <text:p text:style-name="P10"><text:span text:style-name="Source_20_Text">except NomDeLException:</text:span></text:p>
      <text:p text:style-name="P11"><text:span text:style-name="Source_20_Text"><text:s text:c="4"/># code exécuté en cas d’erreur</text:span></text:p>
      <text:h text:style-name="Heading_20_3" text:outline-level="3"><text:bookmark-start text:name="__RefHeading___Toc3791_1654380264"/><text:soft-page-break/>Exemple simple<text:bookmark-end text:name="__RefHeading___Toc3791_1654380264"/></text:h>
      <text:p text:style-name="P8"><text:span text:style-name="Source_20_Text">try:</text:span></text:p>
      <text:p text:style-name="P10"><text:span text:style-name="Source_20_Text"><text:s text:c="4"/>x = 1 / 0</text:span></text:p>
      <text:p text:style-name="P10"><text:span text:style-name="Source_20_Text">except ZeroDivisionError:</text:span></text:p>
      <text:p text:style-name="P11"><text:span text:style-name="Source_20_Text"><text:s text:c="4"/>print("Division par zéro interdite")</text:span></text:p>
      <text:p text:style-name="Text_20_body">🧠 Le programme <text:span text:style-name="Strong_20_Emphasis">continue</text:span> au lieu de s’arrêter.</text:p>
      <text:h text:style-name="Heading_20_2" text:outline-level="2"><text:bookmark-start text:name="__RefHeading___Toc3793_1654380264"/>6️⃣ Rendre une entrée utilisateur robuste<text:bookmark-end text:name="__RefHeading___Toc3793_1654380264"/></text:h>
      <text:h text:style-name="Heading_20_3" text:outline-level="3"><text:bookmark-start text:name="__RefHeading___Toc3795_1654380264"/>Problème<text:bookmark-end text:name="__RefHeading___Toc3795_1654380264"/></text:h>
      <text:p text:style-name="P9"><text:span text:style-name="Source_20_Text">b = int(input("Entrez un entier : "))</text:span></text:p>
      <text:p text:style-name="Text_20_body">➡️ plante si l’utilisateur entre du texte.</text:p>
      <text:h text:style-name="Heading_20_3" text:outline-level="3"><text:bookmark-start text:name="__RefHeading___Toc3797_1654380264"/>Solution du TD (très importante)<text:bookmark-end text:name="__RefHeading___Toc3797_1654380264"/></text:h>
      <text:p text:style-name="P8"><text:span text:style-name="Source_20_Text">b = None</text:span></text:p>
      <text:p text:style-name="P10"><text:span text:style-name="Source_20_Text">while b is None:</text:span></text:p>
      <text:p text:style-name="P10"><text:span text:style-name="Source_20_Text"><text:s text:c="4"/>try:</text:span></text:p>
      <text:p text:style-name="P10"><text:span text:style-name="Source_20_Text"><text:s text:c="8"/>b = int(input("Entrez un entier : "))</text:span></text:p>
      <text:p text:style-name="P10"><text:span text:style-name="Source_20_Text"><text:s text:c="4"/>except ValueError:</text:span></text:p>
      <text:p text:style-name="P11"><text:span text:style-name="Source_20_Text"><text:s text:c="8"/>print("Ce n'était pas un entier. Essayez encore.")</text:span></text:p>
      <text:p text:style-name="Text_20_body">🧠 Combinaison essentielle :</text:p>
      <text:list text:style-name="L106">
        <text:list-item>
          <text:p text:style-name="P126"><text:span text:style-name="Source_20_Text">while</text:span></text:p>
        </text:list-item>
        <text:list-item>
          <text:p text:style-name="P126"><text:span text:style-name="Source_20_Text">try / except</text:span></text:p>
        </text:list-item>
      </text:list>
      <text:h text:style-name="Heading_20_2" text:outline-level="2"><text:bookmark-start text:name="__RefHeading___Toc3799_1654380264"/>7️⃣ Lever une exception avec <text:span text:style-name="Source_20_Text">raise</text:span><text:bookmark-end text:name="__RefHeading___Toc3799_1654380264"/></text:h>
      <text:h text:style-name="Heading_20_3" text:outline-level="3"><text:bookmark-start text:name="__RefHeading___Toc3801_1654380264"/>🔹 Pourquoi lever soi-même une exception ?<text:bookmark-end text:name="__RefHeading___Toc3801_1654380264"/></text:h>
      <text:p text:style-name="Text_20_body">Parce qu’une <text:span text:style-name="Strong_20_Emphasis">fonction est responsable de la validité de ses paramètres</text:span>.</text:p>
      <text:h text:style-name="Heading_20_3" text:outline-level="3"><text:bookmark-start text:name="__RefHeading___Toc3803_1654380264"/>Exemple<text:bookmark-end text:name="__RefHeading___Toc3803_1654380264"/></text:h>
      <text:p text:style-name="P8"><text:span text:style-name="Source_20_Text">def aire_cercle(rayon):</text:span></text:p>
      <text:p text:style-name="P10"><text:span text:style-name="Source_20_Text"><text:s text:c="4"/>if rayon &lt; 0:</text:span></text:p>
      <text:p text:style-name="P10"><text:span text:style-name="Source_20_Text"><text:s text:c="8"/>raise ValueError("Le rayon doit être positif")</text:span></text:p>
      <text:p text:style-name="P11"><text:span text:style-name="Source_20_Text"><text:s text:c="4"/>return 3.14 * rayon**2</text:span></text:p>
      <text:p text:style-name="Text_20_body">🧠</text:p>
      <text:list text:style-name="L107">
        <text:list-item>
          <text:p text:style-name="P127">si le paramètre est invalide → la fonction <text:span text:style-name="Strong_20_Emphasis">refuse de travailler</text:span></text:p>
        </text:list-item>
        <text:list-item>
          <text:p text:style-name="P127">l’erreur est claire et contrôlée</text:p>
        </text:list-item>
      </text:list>
      <text:h text:style-name="Heading_20_2" text:outline-level="2"><text:bookmark-start text:name="__RefHeading___Toc3805_1654380264"/>8️⃣ Code mort après <text:span text:style-name="Source_20_Text">raise</text:span><text:bookmark-end text:name="__RefHeading___Toc3805_1654380264"/></text:h>
      <text:h text:style-name="Heading_20_3" text:outline-level="3"><text:bookmark-start text:name="__RefHeading___Toc3807_1654380264"/>🔹 Notion clé<text:bookmark-end text:name="__RefHeading___Toc3807_1654380264"/></text:h>
      <text:p text:style-name="Text_20_body">Dès qu’une exception est levée :</text:p>
      <text:list text:style-name="L108">
        <text:list-item>
          <text:p text:style-name="P128"><text:soft-page-break/>la fonction <text:span text:style-name="Strong_20_Emphasis">s’arrête immédiatement</text:span></text:p>
        </text:list-item>
      </text:list>
      <text:p text:style-name="P8"><text:span text:style-name="Source_20_Text">def f():</text:span></text:p>
      <text:p text:style-name="P10"><text:span text:style-name="Source_20_Text"><text:s text:c="4"/>raise Exception</text:span></text:p>
      <text:p text:style-name="P11"><text:span text:style-name="Source_20_Text"><text:s text:c="4"/>print("Ceci ne s'affichera jamais") <text:s/># code mort</text:span></text:p>
      <text:p text:style-name="Text_20_body">👉 Tout code après <text:span text:style-name="Source_20_Text">raise</text:span> est <text:span text:style-name="Strong_20_Emphasis">code mort</text:span>.</text:p>
      <text:h text:style-name="Heading_20_2" text:outline-level="2"><text:bookmark-start text:name="__RefHeading___Toc3809_1654380264"/>9️⃣ Propagation des exceptions (pile d’appels)<text:bookmark-end text:name="__RefHeading___Toc3809_1654380264"/></text:h>
      <text:h text:style-name="Heading_20_3" text:outline-level="3"><text:bookmark-start text:name="__RefHeading___Toc3811_1654380264"/>🔹 Principe<text:bookmark-end text:name="__RefHeading___Toc3811_1654380264"/></text:h>
      <text:p text:style-name="Text_20_body">Si une fonction lève une exception :</text:p>
      <text:list text:style-name="L109">
        <text:list-item>
          <text:p text:style-name="P129">Python remonte les appels</text:p>
        </text:list-item>
        <text:list-item>
          <text:p text:style-name="P129">jusqu’à trouver un <text:span text:style-name="Source_20_Text">try / except</text:span></text:p>
        </text:list-item>
        <text:list-item>
          <text:p text:style-name="P129">sinon → le programme plante</text:p>
        </text:list-item>
      </text:list>
      <text:p text:style-name="P8"><text:span text:style-name="Source_20_Text">def f3():</text:span></text:p>
      <text:p text:style-name="P10"><text:span text:style-name="Source_20_Text"><text:s text:c="4"/>raise Exception</text:span></text:p>
      <text:p text:style-name="P10"/>
      <text:p text:style-name="P10"><text:span text:style-name="Source_20_Text">def f2():</text:span></text:p>
      <text:p text:style-name="P10"><text:span text:style-name="Source_20_Text"><text:s text:c="4"/>f3()</text:span></text:p>
      <text:p text:style-name="P10"/>
      <text:p text:style-name="P10"><text:span text:style-name="Source_20_Text">def f1():</text:span></text:p>
      <text:p text:style-name="P10"><text:span text:style-name="Source_20_Text"><text:s text:c="4"/>f2()</text:span></text:p>
      <text:p text:style-name="P10"/>
      <text:p text:style-name="P11"><text:span text:style-name="Source_20_Text">f1()</text:span></text:p>
      <text:p text:style-name="Text_20_body">🧠 Sans <text:span text:style-name="Source_20_Text">try/except</text:span>, l’erreur remonte jusqu’au script principal.</text:p>
      <text:h text:style-name="Heading_20_2" text:outline-level="2"><text:bookmark-start text:name="__RefHeading___Toc3813_1654380264"/>🔟 Exception interceptée = programme vivant<text:bookmark-end text:name="__RefHeading___Toc3813_1654380264"/></text:h>
      <text:p text:style-name="P8"><text:span text:style-name="Source_20_Text">try:</text:span></text:p>
      <text:p text:style-name="P10"><text:span text:style-name="Source_20_Text"><text:s text:c="4"/>f1()</text:span></text:p>
      <text:p text:style-name="P10"><text:span text:style-name="Source_20_Text">except Exception:</text:span></text:p>
      <text:p text:style-name="P10"><text:span text:style-name="Source_20_Text"><text:s text:c="4"/>print("Erreur interceptée")</text:span></text:p>
      <text:p text:style-name="P10"/>
      <text:p text:style-name="P11"><text:span text:style-name="Source_20_Text">print("Le programme continue")</text:span></text:p>
      <text:p text:style-name="Text_20_body">🧠 Le TD montre bien la différence entre :</text:p>
      <text:list text:style-name="L110">
        <text:list-item>
          <text:p text:style-name="P130"><text:span text:style-name="Strong_20_Emphasis">code mort</text:span></text:p>
        </text:list-item>
        <text:list-item>
          <text:p text:style-name="P130"><text:span text:style-name="Strong_20_Emphasis">code vivant après interception</text:span></text:p>
        </text:list-item>
      </text:list>
      <text:h text:style-name="Heading_20_2" text:outline-level="2"><text:bookmark-start text:name="__RefHeading___Toc3815_1654380264"/>1️⃣1️⃣ Objectif final du TD<text:bookmark-end text:name="__RefHeading___Toc3815_1654380264"/></text:h>
      <text:p text:style-name="Text_20_body">Le TD veut t’apprendre à :</text:p>
      <text:list text:style-name="L111">
        <text:list-item>
          <text:p text:style-name="P131">✔️ identifier les types d’erreurs</text:p>
        </text:list-item>
        <text:list-item>
          <text:p text:style-name="P131">✔️ reconnaître les exceptions courantes</text:p>
        </text:list-item>
        <text:list-item>
          <text:p text:style-name="P131">✔️ intercepter les erreurs d’exécution</text:p>
        </text:list-item>
        <text:list-item>
          <text:p text:style-name="P131"><text:soft-page-break/>✔️ lever des exceptions pertinentes</text:p>
        </text:list-item>
        <text:list-item>
          <text:p text:style-name="P131">✔️ écrire du <text:span text:style-name="Strong_20_Emphasis">code robuste</text:span></text:p>
        </text:list-item>
        <text:list-item>
          <text:p text:style-name="P131">✔️ éviter les plantages brutaux</text:p>
        </text:list-item>
      </text:list>
      <text:h text:style-name="Heading_20_2" text:outline-level="2"><text:bookmark-start text:name="__RefHeading___Toc3817_1654380264"/>🧠 Résumé final à retenir absolument<text:bookmark-end text:name="__RefHeading___Toc3817_1654380264"/></text:h>
      <text:list text:style-name="L112">
        <text:list-item>
          <text:p text:style-name="P132">erreurs :</text:p>
          <text:list>
            <text:list-item>
              <text:p text:style-name="P132">syntaxe</text:p>
            </text:list-item>
            <text:list-item>
              <text:p text:style-name="P132">exécution (exceptions)</text:p>
            </text:list-item>
            <text:list-item>
              <text:p text:style-name="P132">sémantique</text:p>
            </text:list-item>
          </text:list>
        </text:list-item>
        <text:list-item>
          <text:p text:style-name="P132">une exception <text:span text:style-name="Strong_20_Emphasis">interrompt le programme</text:span></text:p>
        </text:list-item>
        <text:list-item>
          <text:p text:style-name="P132"><text:span text:style-name="Source_20_Text">try / except</text:span> permet de <text:span text:style-name="Strong_20_Emphasis">continuer</text:span></text:p>
        </text:list-item>
        <text:list-item>
          <text:p text:style-name="P132"><text:span text:style-name="Source_20_Text">raise</text:span> permet de <text:span text:style-name="Strong_20_Emphasis">refuser une situation invalide</text:span></text:p>
        </text:list-item>
        <text:list-item>
          <text:p text:style-name="P132">code après <text:span text:style-name="Source_20_Text">raise</text:span> = <text:span text:style-name="Strong_20_Emphasis">code mort</text:span></text:p>
        </text:list-item>
        <text:list-item>
          <text:p text:style-name="P132">intercepter = programme robuste</text:p>
        </text:list-item>
      </text:list>
      <text:p text:style-name="P39"/>
      <text:p text:style-name="P39"/>
      <text:p text:style-name="P3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3T19:09:25.181971768</meta:creation-date>
    <meta:generator>LibreOffice/24.2.7.2$Linux_X86_64 LibreOffice_project/420$Build-2</meta:generator>
    <dc:date>2026-01-03T22:01:25.734938074</dc:date>
    <meta:editing-duration>PT1H38M6S</meta:editing-duration>
    <meta:editing-cycles>17</meta:editing-cycles>
    <meta:print-date>2026-01-03T22:02:07.715037277</meta:print-date>
    <meta:printed-by>PDF files</meta:printed-by>
    <meta:document-statistic meta:table-count="14" meta:image-count="0" meta:object-count="0" meta:page-count="51" meta:paragraph-count="1725" meta:word-count="8149" meta:character-count="43795" meta:non-whitespace-character-count="37005"/>
  </office:meta>
</office:document-meta>
</file>